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226cm" svg:height="9.005cm" svg:x="28.029cm" svg:y="1.06cm">
            <draw:object draw:notify-on-update-of-ranges="Sheet1.A1:Sheet1.A1 Sheet1.A2:Sheet1.A201 Sheet1.B1:Sheet1.B1 Sheet1.B2:Sheet1.B201 Sheet1.A1:Sheet1.A1 Sheet1.A2:Sheet1.A201 Sheet1.C1:Sheet1.C1 Sheet1.C2:Sheet1.C201 Sheet1.A1:Sheet1.A1 Sheet1.A2:Sheet1.A201 Sheet1.D1:Sheet1.D1 Sheet1.D2:Sheet1.D201 Sheet1.A1:Sheet1.A1 Sheet1.A2:Sheet1.A201 Sheet1.E1:Sheet1.E1 Sheet1.E2:Sheet1.E201 Sheet1.A1:Sheet1.A1 Sheet1.A2:Sheet1.A201 Sheet1.F1:Sheet1.F1 Sheet1.F2:Sheet1.F201 Sheet1.A1:Sheet1.A1 Sheet1.A2:Sheet1.A201 Sheet1.G1:Sheet1.G1 Sheet1.G2:Sheet1.G201 Sheet1.A1:Sheet1.A1 Sheet1.A2:Sheet1.A201 Sheet1.H1:Sheet1.H1 Sheet1.H2:Sheet1.H201 Sheet1.A1:Sheet1.A1 Sheet1.A2:Sheet1.A201 Sheet1.I1:Sheet1.I1 Sheet1.I2:Sheet1.I201 Sheet1.A1:Sheet1.A1 Sheet1.A2:Sheet1.A201 Sheet1.J1:Sheet1.J1 Sheet1.J2:Sheet1.J201 Sheet1.A1:Sheet1.A1 Sheet1.A2:Sheet1.A201 Sheet1.K1:Sheet1.K1 Sheet1.K2:Sheet1.K201 Sheet1.A1:Sheet1.A1 Sheet1.A2:Sheet1.A201 Sheet1.L1:Sheet1.L1 Sheet1.L2:Sheet1.L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(x),tau=0(buckley)</text:p>
          </table:table-cell>
          <table:table-cell office:value-type="string" calcext:value-type="string">
            <text:p>S(x),tau=0.001</text:p>
          </table:table-cell>
          <table:table-cell office:value-type="string" calcext:value-type="string">
            <text:p>S(x),tau=0.01</text:p>
          </table:table-cell>
          <table:table-cell office:value-type="string" calcext:value-type="string">
            <text:p>S(x),tau=0.1</text:p>
          </table:table-cell>
          <table:table-cell office:value-type="string" calcext:value-type="string">
            <text:p>S(x),tau=1.0</text:p>
          </table:table-cell>
          <table:table-cell office:value-type="string" calcext:value-type="string">
            <text:p>S(x),tau=10.0</text:p>
          </table:table-cell>
          <table:table-cell office:value-type="string" calcext:value-type="string">
            <text:p>xi(x),tau=0.001</text:p>
          </table:table-cell>
          <table:table-cell office:value-type="string" calcext:value-type="string">
            <text:p>xi(x),tau=0.01</text:p>
          </table:table-cell>
          <table:table-cell office:value-type="string" calcext:value-type="string">
            <text:p>xi(x),tau=0.1</text:p>
          </table:table-cell>
          <table:table-cell office:value-type="string" calcext:value-type="string">
            <text:p>xi(x),tau=1.0</text:p>
          </table:table-cell>
          <table:table-cell office:value-type="string" calcext:value-type="string">
            <text:p>xi(x),tau=10.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0.9935" calcext:value-type="float">
            <text:p>0,9935</text:p>
          </table:table-cell>
          <table:table-cell office:value-type="float" office:value="0.9933" calcext:value-type="float">
            <text:p>0,9933</text:p>
          </table:table-cell>
          <table:table-cell office:value-type="float" office:value="0.9904" calcext:value-type="float">
            <text:p>0,9904</text:p>
          </table:table-cell>
          <table:table-cell office:value-type="float" office:value="0.9247" calcext:value-type="float">
            <text:p>0,9247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6916" calcext:value-type="float">
            <text:p>0,6916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1" calcext:value-type="float">
            <text:p>0,01</text:p>
          </table:table-cell>
          <table:table-cell office:value-type="float" office:value="0.1655" calcext:value-type="float">
            <text:p>0,1655</text:p>
          </table:table-cell>
          <table:table-cell office:value-type="float" office:value="0.8178" calcext:value-type="float">
            <text:p>0,817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0101" calcext:value-type="float">
            <text:p>0,0101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98" calcext:value-type="float">
            <text:p>0,98</text:p>
          </table:table-cell>
          <table:table-cell office:value-type="float" office:value="0.8573" calcext:value-type="float">
            <text:p>0,8573</text:p>
          </table:table-cell>
          <table:table-cell office:value-type="float" office:value="0.5877" calcext:value-type="float">
            <text:p>0,5877</text:p>
          </table:table-cell>
          <table:table-cell office:value-type="float" office:value="0.5281" calcext:value-type="float">
            <text:p>0,528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1" calcext:value-type="float">
            <text:p>0,021</text:p>
          </table:table-cell>
          <table:table-cell office:value-type="float" office:value="0.2559" calcext:value-type="float">
            <text:p>0,2559</text:p>
          </table:table-cell>
          <table:table-cell office:value-type="float" office:value="0.859" calcext:value-type="float">
            <text:p>0,859</text:p>
          </table:table-cell>
          <table:table-cell office:value-type="float" office:value="0.9849" calcext:value-type="float">
            <text:p>0,9849</text:p>
          </table:table-cell>
        </table:table-row>
        <table:table-row table:style-name="ro1">
          <table:table-cell office:value-type="float" office:value="0.0151" calcext:value-type="float">
            <text:p>0,0151</text:p>
          </table:table-cell>
          <table:table-cell office:value-type="float" office:value="0.9791" calcext:value-type="float">
            <text:p>0,9791</text:p>
          </table:table-cell>
          <table:table-cell office:value-type="float" office:value="0.9787" calcext:value-type="float">
            <text:p>0,9787</text:p>
          </table:table-cell>
          <table:table-cell office:value-type="float" office:value="0.9693" calcext:value-type="float">
            <text:p>0,9693</text:p>
          </table:table-cell>
          <table:table-cell office:value-type="float" office:value="0.828" calcext:value-type="float">
            <text:p>0,828</text:p>
          </table:table-cell>
          <table:table-cell office:value-type="float" office:value="0.5558" calcext:value-type="float">
            <text:p>0,5558</text:p>
          </table:table-cell>
          <table:table-cell office:value-type="float" office:value="0.5063" calcext:value-type="float">
            <text:p>0,5063</text:p>
          </table:table-cell>
          <table:table-cell office:value-type="float" office:value="0.0214" calcext:value-type="float">
            <text:p>0,0214</text:p>
          </table:table-cell>
          <table:table-cell office:value-type="float" office:value="0.0321" calcext:value-type="float">
            <text:p>0,0321</text:p>
          </table:table-cell>
          <table:table-cell office:value-type="float" office:value="0.2869" calcext:value-type="float">
            <text:p>0,2869</text:p>
          </table:table-cell>
          <table:table-cell office:value-type="float" office:value="0.8673" calcext:value-type="float">
            <text:p>0,8673</text:p>
          </table:table-cell>
          <table:table-cell office:value-type="float" office:value="0.9856" calcext:value-type="float">
            <text:p>0,9856</text:p>
          </table:table-cell>
        </table:table-row>
        <table:table-row table:style-name="ro1">
          <table:table-cell office:value-type="float" office:value="0.0201" calcext:value-type="float">
            <text:p>0,0201</text:p>
          </table:table-cell>
          <table:table-cell office:value-type="float" office:value="0.9719" calcext:value-type="float">
            <text:p>0,9719</text:p>
          </table:table-cell>
          <table:table-cell office:value-type="float" office:value="0.9713" calcext:value-type="float">
            <text:p>0,9713</text:p>
          </table:table-cell>
          <table:table-cell office:value-type="float" office:value="0.9594" calcext:value-type="float">
            <text:p>0,9594</text:p>
          </table:table-cell>
          <table:table-cell office:value-type="float" office:value="0.8081" calcext:value-type="float">
            <text:p>0,8081</text:p>
          </table:table-cell>
          <table:table-cell office:value-type="float" office:value="0.5461" calcext:value-type="float">
            <text:p>0,5461</text:p>
          </table:table-cell>
          <table:table-cell office:value-type="float" office:value="0.5013" calcext:value-type="float">
            <text:p>0,5013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0424" calcext:value-type="float">
            <text:p>0,0424</text:p>
          </table:table-cell>
          <table:table-cell office:value-type="float" office:value="0.3076" calcext:value-type="float">
            <text:p>0,3076</text:p>
          </table:table-cell>
          <table:table-cell office:value-type="float" office:value="0.8708" calcext:value-type="float">
            <text:p>0,8708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float" office:value="0.0251" calcext:value-type="float">
            <text:p>0,0251</text:p>
          </table:table-cell>
          <table:table-cell office:value-type="float" office:value="0.965" calcext:value-type="float">
            <text:p>0,965</text:p>
          </table:table-cell>
          <table:table-cell office:value-type="float" office:value="0.9641" calcext:value-type="float">
            <text:p>0,9641</text:p>
          </table:table-cell>
          <table:table-cell office:value-type="float" office:value="0.9502" calcext:value-type="float">
            <text:p>0,9502</text:p>
          </table:table-cell>
          <table:table-cell office:value-type="float" office:value="0.7924" calcext:value-type="float">
            <text:p>0,7924</text:p>
          </table:table-cell>
          <table:table-cell office:value-type="float" office:value="0.5393" calcext:value-type="float">
            <text:p>0,5393</text:p>
          </table:table-cell>
          <table:table-cell office:value-type="float" office:value="0.4982" calcext:value-type="float">
            <text:p>0,4982</text:p>
          </table:table-cell>
          <table:table-cell office:value-type="float" office:value="0.036" calcext:value-type="float">
            <text:p>0,036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3238" calcext:value-type="float">
            <text:p>0,3238</text:p>
          </table:table-cell>
          <table:table-cell office:value-type="float" office:value="0.8734" calcext:value-type="float">
            <text:p>0,8734</text:p>
          </table:table-cell>
          <table:table-cell office:value-type="float" office:value="0.9862" calcext:value-type="float">
            <text:p>0,9862</text:p>
          </table:table-cell>
        </table:table-row>
        <table:table-row table:style-name="ro1">
          <table:table-cell office:value-type="float" office:value="0.0302" calcext:value-type="float">
            <text:p>0,0302</text:p>
          </table:table-cell>
          <table:table-cell office:value-type="float" office:value="0.9583" calcext:value-type="float">
            <text:p>0,9583</text:p>
          </table:table-cell>
          <table:table-cell office:value-type="float" office:value="0.9573" calcext:value-type="float">
            <text:p>0,9573</text:p>
          </table:table-cell>
          <table:table-cell office:value-type="float" office:value="0.9417" calcext:value-type="float">
            <text:p>0,9417</text:p>
          </table:table-cell>
          <table:table-cell office:value-type="float" office:value="0.779" calcext:value-type="float">
            <text:p>0,779</text:p>
          </table:table-cell>
          <table:table-cell office:value-type="float" office:value="0.5338" calcext:value-type="float">
            <text:p>0,5338</text:p>
          </table:table-cell>
          <table:table-cell office:value-type="float" office:value="0.4957" calcext:value-type="float">
            <text:p>0,4957</text:p>
          </table:table-cell>
          <table:table-cell office:value-type="float" office:value="0.0428" calcext:value-type="float">
            <text:p>0,0428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3376" calcext:value-type="float">
            <text:p>0,3376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9864" calcext:value-type="float">
            <text:p>0,9864</text:p>
          </table:table-cell>
        </table:table-row>
        <table:table-row table:style-name="ro1">
          <table:table-cell office:value-type="float" office:value="0.0352" calcext:value-type="float">
            <text:p>0,0352</text:p>
          </table:table-cell>
          <table:table-cell office:value-type="float" office:value="0.9519" calcext:value-type="float">
            <text:p>0,9519</text:p>
          </table:table-cell>
          <table:table-cell office:value-type="float" office:value="0.9507" calcext:value-type="float">
            <text:p>0,9507</text:p>
          </table:table-cell>
          <table:table-cell office:value-type="float" office:value="0.9336" calcext:value-type="float">
            <text:p>0,9336</text:p>
          </table:table-cell>
          <table:table-cell office:value-type="float" office:value="0.7673" calcext:value-type="float">
            <text:p>0,7673</text:p>
          </table:table-cell>
          <table:table-cell office:value-type="float" office:value="0.5291" calcext:value-type="float">
            <text:p>0,5291</text:p>
          </table:table-cell>
          <table:table-cell office:value-type="float" office:value="0.4934" calcext:value-type="float">
            <text:p>0,4934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3498" calcext:value-type="float">
            <text:p>0,3498</text:p>
          </table:table-cell>
          <table:table-cell office:value-type="float" office:value="0.8778" calcext:value-type="float">
            <text:p>0,8778</text:p>
          </table:table-cell>
          <table:table-cell office:value-type="float" office:value="0.9866" calcext:value-type="float">
            <text:p>0,9866</text:p>
          </table:table-cell>
        </table:table-row>
        <table:table-row table:style-name="ro1">
          <table:table-cell office:value-type="float" office:value="0.0402" calcext:value-type="float">
            <text:p>0,0402</text:p>
          </table:table-cell>
          <table:table-cell office:value-type="float" office:value="0.9458" calcext:value-type="float">
            <text:p>0,9458</text:p>
          </table:table-cell>
          <table:table-cell office:value-type="float" office:value="0.9444" calcext:value-type="float">
            <text:p>0,9444</text:p>
          </table:table-cell>
          <table:table-cell office:value-type="float" office:value="0.9259" calcext:value-type="float">
            <text:p>0,9259</text:p>
          </table:table-cell>
          <table:table-cell office:value-type="float" office:value="0.7567" calcext:value-type="float">
            <text:p>0,7567</text:p>
          </table:table-cell>
          <table:table-cell office:value-type="float" office:value="0.525" calcext:value-type="float">
            <text:p>0,525</text:p>
          </table:table-cell>
          <table:table-cell office:value-type="float" office:value="0.4913" calcext:value-type="float">
            <text:p>0,4913</text:p>
          </table:table-cell>
          <table:table-cell office:value-type="float" office:value="0.0558" calcext:value-type="float">
            <text:p>0,0558</text:p>
          </table:table-cell>
          <table:table-cell office:value-type="float" office:value="0.0768" calcext:value-type="float">
            <text:p>0,0768</text:p>
          </table:table-cell>
          <table:table-cell office:value-type="float" office:value="0.3608" calcext:value-type="float">
            <text:p>0,3608</text:p>
          </table:table-cell>
          <table:table-cell office:value-type="float" office:value="0.8797" calcext:value-type="float">
            <text:p>0,8797</text:p>
          </table:table-cell>
          <table:table-cell office:value-type="float" office:value="0.9868" calcext:value-type="float">
            <text:p>0,9868</text:p>
          </table:table-cell>
        </table:table-row>
        <table:table-row table:style-name="ro1">
          <table:table-cell office:value-type="float" office:value="0.0452" calcext:value-type="float">
            <text:p>0,0452</text:p>
          </table:table-cell>
          <table:table-cell office:value-type="float" office:value="0.9398" calcext:value-type="float">
            <text:p>0,9398</text:p>
          </table:table-cell>
          <table:table-cell office:value-type="float" office:value="0.9382" calcext:value-type="float">
            <text:p>0,9382</text:p>
          </table:table-cell>
          <table:table-cell office:value-type="float" office:value="0.9186" calcext:value-type="float">
            <text:p>0,9186</text:p>
          </table:table-cell>
          <table:table-cell office:value-type="float" office:value="0.747" calcext:value-type="float">
            <text:p>0,747</text:p>
          </table:table-cell>
          <table:table-cell office:value-type="float" office:value="0.5212" calcext:value-type="float">
            <text:p>0,5212</text:p>
          </table:table-cell>
          <table:table-cell office:value-type="float" office:value="0.4892" calcext:value-type="float">
            <text:p>0,4892</text:p>
          </table:table-cell>
          <table:table-cell office:value-type="float" office:value="0.062" calcext:value-type="float">
            <text:p>0,062</text:p>
          </table:table-cell>
          <table:table-cell office:value-type="float" office:value="0.0844" calcext:value-type="float">
            <text:p>0,0844</text:p>
          </table:table-cell>
          <table:table-cell office:value-type="float" office:value="0.3709" calcext:value-type="float">
            <text:p>0,3709</text:p>
          </table:table-cell>
          <table:table-cell office:value-type="float" office:value="0.8814" calcext:value-type="float">
            <text:p>0,8814</text:p>
          </table:table-cell>
          <table:table-cell office:value-type="float" office:value="0.987" calcext:value-type="float">
            <text:p>0,987</text:p>
          </table:table-cell>
        </table:table-row>
        <table:table-row table:style-name="ro1">
          <table:table-cell office:value-type="float" office:value="0.0503" calcext:value-type="float">
            <text:p>0,0503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23" calcext:value-type="float">
            <text:p>0,9323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738" calcext:value-type="float">
            <text:p>0,738</text:p>
          </table:table-cell>
          <table:table-cell office:value-type="float" office:value="0.5177" calcext:value-type="float">
            <text:p>0,5177</text:p>
          </table:table-cell>
          <table:table-cell office:value-type="float" office:value="0.4873" calcext:value-type="float">
            <text:p>0,4873</text:p>
          </table:table-cell>
          <table:table-cell office:value-type="float" office:value="0.068" calcext:value-type="float">
            <text:p>0,068</text:p>
          </table:table-cell>
          <table:table-cell office:value-type="float" office:value="0.0916" calcext:value-type="float">
            <text:p>0,0916</text:p>
          </table:table-cell>
          <table:table-cell office:value-type="float" office:value="0.3803" calcext:value-type="float">
            <text:p>0,3803</text:p>
          </table:table-cell>
          <table:table-cell office:value-type="float" office:value="0.8831" calcext:value-type="float">
            <text:p>0,8831</text:p>
          </table:table-cell>
          <table:table-cell office:value-type="float" office:value="0.9872" calcext:value-type="float">
            <text:p>0,9872</text:p>
          </table:table-cell>
        </table:table-row>
        <table:table-row table:style-name="ro1">
          <table:table-cell office:value-type="float" office:value="0.0553" calcext:value-type="float">
            <text:p>0,0553</text:p>
          </table:table-cell>
          <table:table-cell office:value-type="float" office:value="0.9284" calcext:value-type="float">
            <text:p>0,9284</text:p>
          </table:table-cell>
          <table:table-cell office:value-type="float" office:value="0.9265" calcext:value-type="float">
            <text:p>0,9265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7296" calcext:value-type="float">
            <text:p>0,7296</text:p>
          </table:table-cell>
          <table:table-cell office:value-type="float" office:value="0.5144" calcext:value-type="float">
            <text:p>0,5144</text:p>
          </table:table-cell>
          <table:table-cell office:value-type="float" office:value="0.4854" calcext:value-type="float">
            <text:p>0,4854</text:p>
          </table:table-cell>
          <table:table-cell office:value-type="float" office:value="0.0738" calcext:value-type="float">
            <text:p>0,0738</text:p>
          </table:table-cell>
          <table:table-cell office:value-type="float" office:value="0.0986" calcext:value-type="float">
            <text:p>0,0986</text:p>
          </table:table-cell>
          <table:table-cell office:value-type="float" office:value="0.3892" calcext:value-type="float">
            <text:p>0,3892</text:p>
          </table:table-cell>
          <table:table-cell office:value-type="float" office:value="0.8847" calcext:value-type="float">
            <text:p>0,8847</text:p>
          </table:table-cell>
          <table:table-cell office:value-type="float" office:value="0.9874" calcext:value-type="float">
            <text:p>0,9874</text:p>
          </table:table-cell>
        </table:table-row>
        <table:table-row table:style-name="ro1">
          <table:table-cell office:value-type="float" office:value="0.0603" calcext:value-type="float">
            <text:p>0,0603</text:p>
          </table:table-cell>
          <table:table-cell office:value-type="float" office:value="0.9229" calcext:value-type="float">
            <text:p>0,9229</text:p>
          </table:table-cell>
          <table:table-cell office:value-type="float" office:value="0.9208" calcext:value-type="float">
            <text:p>0,9208</text:p>
          </table:table-cell>
          <table:table-cell office:value-type="float" office:value="0.8982" calcext:value-type="float">
            <text:p>0,8982</text:p>
          </table:table-cell>
          <table:table-cell office:value-type="float" office:value="0.7216" calcext:value-type="float">
            <text:p>0,7216</text:p>
          </table:table-cell>
          <table:table-cell office:value-type="float" office:value="0.5114" calcext:value-type="float">
            <text:p>0,5114</text:p>
          </table:table-cell>
          <table:table-cell office:value-type="float" office:value="0.4835" calcext:value-type="float">
            <text:p>0,4835</text:p>
          </table:table-cell>
          <table:table-cell office:value-type="float" office:value="0.0794" calcext:value-type="float">
            <text:p>0,0794</text:p>
          </table:table-cell>
          <table:table-cell office:value-type="float" office:value="0.1053" calcext:value-type="float">
            <text:p>0,1053</text:p>
          </table:table-cell>
          <table:table-cell office:value-type="float" office:value="0.3976" calcext:value-type="float">
            <text:p>0,3976</text:p>
          </table:table-cell>
          <table:table-cell office:value-type="float" office:value="0.8862" calcext:value-type="float">
            <text:p>0,8862</text:p>
          </table:table-cell>
          <table:table-cell office:value-type="float" office:value="0.9875" calcext:value-type="float">
            <text:p>0,9875</text:p>
          </table:table-cell>
        </table:table-row>
        <table:table-row table:style-name="ro1">
          <table:table-cell office:value-type="float" office:value="0.0653" calcext:value-type="float">
            <text:p>0,0653</text:p>
          </table:table-cell>
          <table:table-cell office:value-type="float" office:value="0.9176" calcext:value-type="float">
            <text:p>0,9176</text:p>
          </table:table-cell>
          <table:table-cell office:value-type="float" office:value="0.9154" calcext:value-type="float">
            <text:p>0,9154</text:p>
          </table:table-cell>
          <table:table-cell office:value-type="float" office:value="0.8919" calcext:value-type="float">
            <text:p>0,8919</text:p>
          </table:table-cell>
          <table:table-cell office:value-type="float" office:value="0.7141" calcext:value-type="float">
            <text:p>0,7141</text:p>
          </table:table-cell>
          <table:table-cell office:value-type="float" office:value="0.5085" calcext:value-type="float">
            <text:p>0,5085</text:p>
          </table:table-cell>
          <table:table-cell office:value-type="float" office:value="0.4817" calcext:value-type="float">
            <text:p>0,4817</text:p>
          </table:table-cell>
          <table:table-cell office:value-type="float" office:value="0.0849" calcext:value-type="float">
            <text:p>0,0849</text:p>
          </table:table-cell>
          <table:table-cell office:value-type="float" office:value="0.1118" calcext:value-type="float">
            <text:p>0,1118</text:p>
          </table:table-cell>
          <table:table-cell office:value-type="float" office:value="0.4056" calcext:value-type="float">
            <text:p>0,4056</text:p>
          </table:table-cell>
          <table:table-cell office:value-type="float" office:value="0.8877" calcext:value-type="float">
            <text:p>0,8877</text:p>
          </table:table-cell>
          <table:table-cell office:value-type="float" office:value="0.9877" calcext:value-type="float">
            <text:p>0,9877</text:p>
          </table:table-cell>
        </table:table-row>
        <table:table-row table:style-name="ro1">
          <table:table-cell office:value-type="float" office:value="0.0704" calcext:value-type="float">
            <text:p>0,0704</text:p>
          </table:table-cell>
          <table:table-cell office:value-type="float" office:value="0.9124" calcext:value-type="float">
            <text:p>0,9124</text:p>
          </table:table-cell>
          <table:table-cell office:value-type="float" office:value="0.91" calcext:value-type="float">
            <text:p>0,91</text:p>
          </table:table-cell>
          <table:table-cell office:value-type="float" office:value="0.8858" calcext:value-type="float">
            <text:p>0,8858</text:p>
          </table:table-cell>
          <table:table-cell office:value-type="float" office:value="0.7068" calcext:value-type="float">
            <text:p>0,7068</text:p>
          </table:table-cell>
          <table:table-cell office:value-type="float" office:value="0.5057" calcext:value-type="float">
            <text:p>0,5057</text:p>
          </table:table-cell>
          <table:table-cell office:value-type="float" office:value="0.48" calcext:value-type="float">
            <text:p>0,48</text:p>
          </table:table-cell>
          <table:table-cell office:value-type="float" office:value="0.0902" calcext:value-type="float">
            <text:p>0,0902</text:p>
          </table:table-cell>
          <table:table-cell office:value-type="float" office:value="0.1181" calcext:value-type="float">
            <text:p>0,1181</text:p>
          </table:table-cell>
          <table:table-cell office:value-type="float" office:value="0.4132" calcext:value-type="float">
            <text:p>0,4132</text:p>
          </table:table-cell>
          <table:table-cell office:value-type="float" office:value="0.8891" calcext:value-type="float">
            <text:p>0,8891</text:p>
          </table:table-cell>
          <table:table-cell office:value-type="float" office:value="0.9879" calcext:value-type="float">
            <text:p>0,9879</text:p>
          </table:table-cell>
        </table:table-row>
        <table:table-row table:style-name="ro1">
          <table:table-cell office:value-type="float" office:value="0.0754" calcext:value-type="float">
            <text:p>0,0754</text:p>
          </table:table-cell>
          <table:table-cell office:value-type="float" office:value="0.9074" calcext:value-type="float">
            <text:p>0,9074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8798" calcext:value-type="float">
            <text:p>0,8798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5031" calcext:value-type="float">
            <text:p>0,5031</text:p>
          </table:table-cell>
          <table:table-cell office:value-type="float" office:value="0.4783" calcext:value-type="float">
            <text:p>0,4783</text:p>
          </table:table-cell>
          <table:table-cell office:value-type="float" office:value="0.0955" calcext:value-type="float">
            <text:p>0,0955</text:p>
          </table:table-cell>
          <table:table-cell office:value-type="float" office:value="0.1242" calcext:value-type="float">
            <text:p>0,1242</text:p>
          </table:table-cell>
          <table:table-cell office:value-type="float" office:value="0.4206" calcext:value-type="float">
            <text:p>0,4206</text:p>
          </table:table-cell>
          <table:table-cell office:value-type="float" office:value="0.8905" calcext:value-type="float">
            <text:p>0,8905</text:p>
          </table:table-cell>
          <table:table-cell office:value-type="float" office:value="0.988" calcext:value-type="float">
            <text:p>0,988</text:p>
          </table:table-cell>
        </table:table-row>
        <table:table-row table:style-name="ro1">
          <table:table-cell office:value-type="float" office:value="0.0804" calcext:value-type="float">
            <text:p>0,0804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8997" calcext:value-type="float">
            <text:p>0,8997</text:p>
          </table:table-cell>
          <table:table-cell office:value-type="float" office:value="0.874" calcext:value-type="float">
            <text:p>0,874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006" calcext:value-type="float">
            <text:p>0,5006</text:p>
          </table:table-cell>
          <table:table-cell office:value-type="float" office:value="0.4766" calcext:value-type="float">
            <text:p>0,4766</text:p>
          </table:table-cell>
          <table:table-cell office:value-type="float" office:value="0.1006" calcext:value-type="float">
            <text:p>0,1006</text:p>
          </table:table-cell>
          <table:table-cell office:value-type="float" office:value="0.1302" calcext:value-type="float">
            <text:p>0,1302</text:p>
          </table:table-cell>
          <table:table-cell office:value-type="float" office:value="0.4277" calcext:value-type="float">
            <text:p>0,4277</text:p>
          </table:table-cell>
          <table:table-cell office:value-type="float" office:value="0.8919" calcext:value-type="float">
            <text:p>0,8919</text:p>
          </table:table-cell>
          <table:table-cell office:value-type="float" office:value="0.9882" calcext:value-type="float">
            <text:p>0,9882</text:p>
          </table:table-cell>
        </table:table-row>
        <table:table-row table:style-name="ro1">
          <table:table-cell office:value-type="float" office:value="0.0854" calcext:value-type="float">
            <text:p>0,0854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8683" calcext:value-type="float">
            <text:p>0,8683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4981" calcext:value-type="float">
            <text:p>0,4981</text:p>
          </table:table-cell>
          <table:table-cell office:value-type="float" office:value="0.4749" calcext:value-type="float">
            <text:p>0,4749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36" calcext:value-type="float">
            <text:p>0,136</text:p>
          </table:table-cell>
          <table:table-cell office:value-type="float" office:value="0.4346" calcext:value-type="float">
            <text:p>0,4346</text:p>
          </table:table-cell>
          <table:table-cell office:value-type="float" office:value="0.8932" calcext:value-type="float">
            <text:p>0,8932</text:p>
          </table:table-cell>
          <table:table-cell office:value-type="float" office:value="0.9883" calcext:value-type="float">
            <text:p>0,9883</text:p>
          </table:table-cell>
        </table:table-row>
        <table:table-row table:style-name="ro1">
          <table:table-cell office:value-type="float" office:value="0.0905" calcext:value-type="float">
            <text:p>0,0905</text:p>
          </table:table-cell>
          <table:table-cell office:value-type="float" office:value="0.8929" calcext:value-type="float">
            <text:p>0,8929</text:p>
          </table:table-cell>
          <table:table-cell office:value-type="float" office:value="0.8899" calcext:value-type="float">
            <text:p>0,8899</text:p>
          </table:table-cell>
          <table:table-cell office:value-type="float" office:value="0.8628" calcext:value-type="float">
            <text:p>0,8628</text:p>
          </table:table-cell>
          <table:table-cell office:value-type="float" office:value="0.6806" calcext:value-type="float">
            <text:p>0,6806</text:p>
          </table:table-cell>
          <table:table-cell office:value-type="float" office:value="0.4957" calcext:value-type="float">
            <text:p>0,4957</text:p>
          </table:table-cell>
          <table:table-cell office:value-type="float" office:value="0.4733" calcext:value-type="float">
            <text:p>0,4733</text:p>
          </table:table-cell>
          <table:table-cell office:value-type="float" office:value="0.1104" calcext:value-type="float">
            <text:p>0,1104</text:p>
          </table:table-cell>
          <table:table-cell office:value-type="float" office:value="0.1417" calcext:value-type="float">
            <text:p>0,1417</text:p>
          </table:table-cell>
          <table:table-cell office:value-type="float" office:value="0.4413" calcext:value-type="float">
            <text:p>0,4413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9884" calcext:value-type="float">
            <text:p>0,9884</text:p>
          </table:table-cell>
        </table:table-row>
        <table:table-row table:style-name="ro1">
          <table:table-cell office:value-type="float" office:value="0.0955" calcext:value-type="float">
            <text:p>0,0955</text:p>
          </table:table-cell>
          <table:table-cell office:value-type="float" office:value="0.8883" calcext:value-type="float">
            <text:p>0,8883</text:p>
          </table:table-cell>
          <table:table-cell office:value-type="float" office:value="0.8851" calcext:value-type="float">
            <text:p>0,8851</text:p>
          </table:table-cell>
          <table:table-cell office:value-type="float" office:value="0.8574" calcext:value-type="float">
            <text:p>0,8574</text:p>
          </table:table-cell>
          <table:table-cell office:value-type="float" office:value="0.6746" calcext:value-type="float">
            <text:p>0,6746</text:p>
          </table:table-cell>
          <table:table-cell office:value-type="float" office:value="0.4934" calcext:value-type="float">
            <text:p>0,4934</text:p>
          </table:table-cell>
          <table:table-cell office:value-type="float" office:value="0.4717" calcext:value-type="float">
            <text:p>0,4717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1472" calcext:value-type="float">
            <text:p>0,1472</text:p>
          </table:table-cell>
          <table:table-cell office:value-type="float" office:value="0.4478" calcext:value-type="float">
            <text:p>0,4478</text:p>
          </table:table-cell>
          <table:table-cell office:value-type="float" office:value="0.8957" calcext:value-type="float">
            <text:p>0,8957</text:p>
          </table:table-cell>
          <table:table-cell office:value-type="float" office:value="0.9886" calcext:value-type="float">
            <text:p>0,9886</text:p>
          </table:table-cell>
        </table:table-row>
        <table:table-row table:style-name="ro1">
          <table:table-cell office:value-type="float" office:value="0.1005" calcext:value-type="float">
            <text:p>0,1005</text:p>
          </table:table-cell>
          <table:table-cell office:value-type="float" office:value="0.8837" calcext:value-type="float">
            <text:p>0,8837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521" calcext:value-type="float">
            <text:p>0,8521</text:p>
          </table:table-cell>
          <table:table-cell office:value-type="float" office:value="0.6687" calcext:value-type="float">
            <text:p>0,6687</text:p>
          </table:table-cell>
          <table:table-cell office:value-type="float" office:value="0.4912" calcext:value-type="float">
            <text:p>0,4912</text:p>
          </table:table-cell>
          <table:table-cell office:value-type="float" office:value="0.4702" calcext:value-type="float">
            <text:p>0,4702</text:p>
          </table:table-cell>
          <table:table-cell office:value-type="float" office:value="0.1199" calcext:value-type="float">
            <text:p>0,1199</text:p>
          </table:table-cell>
          <table:table-cell office:value-type="float" office:value="0.1527" calcext:value-type="float">
            <text:p>0,1527</text:p>
          </table:table-cell>
          <table:table-cell office:value-type="float" office:value="0.4542" calcext:value-type="float">
            <text:p>0,4542</text:p>
          </table:table-cell>
          <table:table-cell office:value-type="float" office:value="0.897" calcext:value-type="float">
            <text:p>0,897</text:p>
          </table:table-cell>
          <table:table-cell office:value-type="float" office:value="0.9887" calcext:value-type="float">
            <text:p>0,9887</text:p>
          </table:table-cell>
        </table:table-row>
        <table:table-row table:style-name="ro1">
          <table:table-cell office:value-type="float" office:value="0.1055" calcext:value-type="float">
            <text:p>0,1055</text:p>
          </table:table-cell>
          <table:table-cell office:value-type="float" office:value="0.8793" calcext:value-type="float">
            <text:p>0,8793</text:p>
          </table:table-cell>
          <table:table-cell office:value-type="float" office:value="0.8758" calcext:value-type="float">
            <text:p>0,8758</text:p>
          </table:table-cell>
          <table:table-cell office:value-type="float" office:value="0.8469" calcext:value-type="float">
            <text:p>0,8469</text:p>
          </table:table-cell>
          <table:table-cell office:value-type="float" office:value="0.663" calcext:value-type="float">
            <text:p>0,663</text:p>
          </table:table-cell>
          <table:table-cell office:value-type="float" office:value="0.489" calcext:value-type="float">
            <text:p>0,489</text:p>
          </table:table-cell>
          <table:table-cell office:value-type="float" office:value="0.4686" calcext:value-type="float">
            <text:p>0,4686</text:p>
          </table:table-cell>
          <table:table-cell office:value-type="float" office:value="0.1245" calcext:value-type="float">
            <text:p>0,1245</text:p>
          </table:table-cell>
          <table:table-cell office:value-type="float" office:value="0.158" calcext:value-type="float">
            <text:p>0,158</text:p>
          </table:table-cell>
          <table:table-cell office:value-type="float" office:value="0.4604" calcext:value-type="float">
            <text:p>0,4604</text:p>
          </table:table-cell>
          <table:table-cell office:value-type="float" office:value="0.8982" calcext:value-type="float">
            <text:p>0,8982</text:p>
          </table:table-cell>
          <table:table-cell office:value-type="float" office:value="0.9889" calcext:value-type="float">
            <text:p>0,9889</text:p>
          </table:table-cell>
        </table:table-row>
        <table:table-row table:style-name="ro1">
          <table:table-cell office:value-type="float" office:value="0.1106" calcext:value-type="float">
            <text:p>0,1106</text:p>
          </table:table-cell>
          <table:table-cell office:value-type="float" office:value="0.8749" calcext:value-type="float">
            <text:p>0,8749</text:p>
          </table:table-cell>
          <table:table-cell office:value-type="float" office:value="0.8713" calcext:value-type="float">
            <text:p>0,8713</text:p>
          </table:table-cell>
          <table:table-cell office:value-type="float" office:value="0.8418" calcext:value-type="float">
            <text:p>0,8418</text:p>
          </table:table-cell>
          <table:table-cell office:value-type="float" office:value="0.6574" calcext:value-type="float">
            <text:p>0,6574</text:p>
          </table:table-cell>
          <table:table-cell office:value-type="float" office:value="0.4869" calcext:value-type="float">
            <text:p>0,4869</text:p>
          </table:table-cell>
          <table:table-cell office:value-type="float" office:value="0.4671" calcext:value-type="float">
            <text:p>0,4671</text:p>
          </table:table-cell>
          <table:table-cell office:value-type="float" office:value="0.129" calcext:value-type="float">
            <text:p>0,129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4665" calcext:value-type="float">
            <text:p>0,4665</text:p>
          </table:table-cell>
          <table:table-cell office:value-type="float" office:value="0.8994" calcext:value-type="float">
            <text:p>0,8994</text:p>
          </table:table-cell>
          <table:table-cell office:value-type="float" office:value="0.989" calcext:value-type="float">
            <text:p>0,989</text:p>
          </table:table-cell>
        </table:table-row>
        <table:table-row table:style-name="ro1">
          <table:table-cell office:value-type="float" office:value="0.1156" calcext:value-type="float">
            <text:p>0,1156</text:p>
          </table:table-cell>
          <table:table-cell office:value-type="float" office:value="0.8707" calcext:value-type="float">
            <text:p>0,8707</text:p>
          </table:table-cell>
          <table:table-cell office:value-type="float" office:value="0.8669" calcext:value-type="float">
            <text:p>0,8669</text:p>
          </table:table-cell>
          <table:table-cell office:value-type="float" office:value="0.8367" calcext:value-type="float">
            <text:p>0,8367</text:p>
          </table:table-cell>
          <table:table-cell office:value-type="float" office:value="0.6519" calcext:value-type="float">
            <text:p>0,6519</text:p>
          </table:table-cell>
          <table:table-cell office:value-type="float" office:value="0.4848" calcext:value-type="float">
            <text:p>0,4848</text:p>
          </table:table-cell>
          <table:table-cell office:value-type="float" office:value="0.4656" calcext:value-type="float">
            <text:p>0,4656</text:p>
          </table:table-cell>
          <table:table-cell office:value-type="float" office:value="0.1335" calcext:value-type="float">
            <text:p>0,1335</text:p>
          </table:table-cell>
          <table:table-cell office:value-type="float" office:value="0.1684" calcext:value-type="float">
            <text:p>0,1684</text:p>
          </table:table-cell>
          <table:table-cell office:value-type="float" office:value="0.4724" calcext:value-type="float">
            <text:p>0,4724</text:p>
          </table:table-cell>
          <table:table-cell office:value-type="float" office:value="0.9006" calcext:value-type="float">
            <text:p>0,9006</text:p>
          </table:table-cell>
          <table:table-cell office:value-type="float" office:value="0.9891" calcext:value-type="float">
            <text:p>0,9891</text:p>
          </table:table-cell>
        </table:table-row>
        <table:table-row table:style-name="ro1">
          <table:table-cell office:value-type="float" office:value="0.1206" calcext:value-type="float">
            <text:p>0,1206</text:p>
          </table:table-cell>
          <table:table-cell office:value-type="float" office:value="0.8665" calcext:value-type="float">
            <text:p>0,8665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318" calcext:value-type="float">
            <text:p>0,8318</text:p>
          </table:table-cell>
          <table:table-cell office:value-type="float" office:value="0.6466" calcext:value-type="float">
            <text:p>0,6466</text:p>
          </table:table-cell>
          <table:table-cell office:value-type="float" office:value="0.4828" calcext:value-type="float">
            <text:p>0,4828</text:p>
          </table:table-cell>
          <table:table-cell office:value-type="float" office:value="0.4642" calcext:value-type="float">
            <text:p>0,4642</text:p>
          </table:table-cell>
          <table:table-cell office:value-type="float" office:value="0.1379" calcext:value-type="float">
            <text:p>0,1379</text:p>
          </table:table-cell>
          <table:table-cell office:value-type="float" office:value="0.1735" calcext:value-type="float">
            <text:p>0,1735</text:p>
          </table:table-cell>
          <table:table-cell office:value-type="float" office:value="0.4783" calcext:value-type="float">
            <text:p>0,4783</text:p>
          </table:table-cell>
          <table:table-cell office:value-type="float" office:value="0.9017" calcext:value-type="float">
            <text:p>0,9017</text:p>
          </table:table-cell>
          <table:table-cell office:value-type="float" office:value="0.9892" calcext:value-type="float">
            <text:p>0,9892</text:p>
          </table:table-cell>
        </table:table-row>
        <table:table-row table:style-name="ro1">
          <table:table-cell office:value-type="float" office:value="0.1256" calcext:value-type="float">
            <text:p>0,1256</text:p>
          </table:table-cell>
          <table:table-cell office:value-type="float" office:value="0.8623" calcext:value-type="float">
            <text:p>0,8623</text:p>
          </table:table-cell>
          <table:table-cell office:value-type="float" office:value="0.8582" calcext:value-type="float">
            <text:p>0,8582</text:p>
          </table:table-cell>
          <table:table-cell office:value-type="float" office:value="0.8269" calcext:value-type="float">
            <text:p>0,8269</text:p>
          </table:table-cell>
          <table:table-cell office:value-type="float" office:value="0.6414" calcext:value-type="float">
            <text:p>0,6414</text:p>
          </table:table-cell>
          <table:table-cell office:value-type="float" office:value="0.4808" calcext:value-type="float">
            <text:p>0,4808</text:p>
          </table:table-cell>
          <table:table-cell office:value-type="float" office:value="0.4627" calcext:value-type="float">
            <text:p>0,4627</text:p>
          </table:table-cell>
          <table:table-cell office:value-type="float" office:value="0.1422" calcext:value-type="float">
            <text:p>0,1422</text:p>
          </table:table-cell>
          <table:table-cell office:value-type="float" office:value="0.1785" calcext:value-type="float">
            <text:p>0,1785</text:p>
          </table:table-cell>
          <table:table-cell office:value-type="float" office:value="0.484" calcext:value-type="float">
            <text:p>0,484</text:p>
          </table:table-cell>
          <table:table-cell office:value-type="float" office:value="0.9028" calcext:value-type="float">
            <text:p>0,9028</text:p>
          </table:table-cell>
          <table:table-cell office:value-type="float" office:value="0.9894" calcext:value-type="float">
            <text:p>0,9894</text:p>
          </table:table-cell>
        </table:table-row>
        <table:table-row table:style-name="ro1">
          <table:table-cell office:value-type="float" office:value="0.1307" calcext:value-type="float">
            <text:p>0,1307</text:p>
          </table:table-cell>
          <table:table-cell office:value-type="float" office:value="0.8582" calcext:value-type="float">
            <text:p>0,8582</text:p>
          </table:table-cell>
          <table:table-cell office:value-type="float" office:value="0.854" calcext:value-type="float">
            <text:p>0,854</text:p>
          </table:table-cell>
          <table:table-cell office:value-type="float" office:value="0.8221" calcext:value-type="float">
            <text:p>0,8221</text:p>
          </table:table-cell>
          <table:table-cell office:value-type="float" office:value="0.6363" calcext:value-type="float">
            <text:p>0,6363</text:p>
          </table:table-cell>
          <table:table-cell office:value-type="float" office:value="0.4789" calcext:value-type="float">
            <text:p>0,4789</text:p>
          </table:table-cell>
          <table:table-cell office:value-type="float" office:value="0.4613" calcext:value-type="float">
            <text:p>0,4613</text:p>
          </table:table-cell>
          <table:table-cell office:value-type="float" office:value="0.1464" calcext:value-type="float">
            <text:p>0,1464</text:p>
          </table:table-cell>
          <table:table-cell office:value-type="float" office:value="0.1835" calcext:value-type="float">
            <text:p>0,1835</text:p>
          </table:table-cell>
          <table:table-cell office:value-type="float" office:value="0.4897" calcext:value-type="float">
            <text:p>0,489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895" calcext:value-type="float">
            <text:p>0,9895</text:p>
          </table:table-cell>
        </table:table-row>
        <table:table-row table:style-name="ro1">
          <table:table-cell office:value-type="float" office:value="0.1357" calcext:value-type="float">
            <text:p>0,1357</text:p>
          </table:table-cell>
          <table:table-cell office:value-type="float" office:value="0.8542" calcext:value-type="float">
            <text:p>0,8542</text:p>
          </table:table-cell>
          <table:table-cell office:value-type="float" office:value="0.8498" calcext:value-type="float">
            <text:p>0,8498</text:p>
          </table:table-cell>
          <table:table-cell office:value-type="float" office:value="0.8174" calcext:value-type="float">
            <text:p>0,8174</text:p>
          </table:table-cell>
          <table:table-cell office:value-type="float" office:value="0.6312" calcext:value-type="float">
            <text:p>0,6312</text:p>
          </table:table-cell>
          <table:table-cell office:value-type="float" office:value="0.477" calcext:value-type="float">
            <text:p>0,477</text:p>
          </table:table-cell>
          <table:table-cell office:value-type="float" office:value="0.4599" calcext:value-type="float">
            <text:p>0,4599</text:p>
          </table:table-cell>
          <table:table-cell office:value-type="float" office:value="0.1506" calcext:value-type="float">
            <text:p>0,1506</text:p>
          </table:table-cell>
          <table:table-cell office:value-type="float" office:value="0.1884" calcext:value-type="float">
            <text:p>0,1884</text:p>
          </table:table-cell>
          <table:table-cell office:value-type="float" office:value="0.4953" calcext:value-type="float">
            <text:p>0,4953</text:p>
          </table:table-cell>
          <table:table-cell office:value-type="float" office:value="0.9051" calcext:value-type="float">
            <text:p>0,9051</text:p>
          </table:table-cell>
          <table:table-cell office:value-type="float" office:value="0.9896" calcext:value-type="float">
            <text:p>0,9896</text:p>
          </table:table-cell>
        </table:table-row>
        <table:table-row table:style-name="ro1">
          <table:table-cell office:value-type="float" office:value="0.1407" calcext:value-type="float">
            <text:p>0,1407</text:p>
          </table:table-cell>
          <table:table-cell office:value-type="float" office:value="0.8503" calcext:value-type="float">
            <text:p>0,8503</text:p>
          </table:table-cell>
          <table:table-cell office:value-type="float" office:value="0.8457" calcext:value-type="float">
            <text:p>0,8457</text:p>
          </table:table-cell>
          <table:table-cell office:value-type="float" office:value="0.8127" calcext:value-type="float">
            <text:p>0,8127</text:p>
          </table:table-cell>
          <table:table-cell office:value-type="float" office:value="0.6263" calcext:value-type="float">
            <text:p>0,6263</text:p>
          </table:table-cell>
          <table:table-cell office:value-type="float" office:value="0.4751" calcext:value-type="float">
            <text:p>0,4751</text:p>
          </table:table-cell>
          <table:table-cell office:value-type="float" office:value="0.4586" calcext:value-type="float">
            <text:p>0,4586</text:p>
          </table:table-cell>
          <table:table-cell office:value-type="float" office:value="0.1547" calcext:value-type="float">
            <text:p>0,1547</text:p>
          </table:table-cell>
          <table:table-cell office:value-type="float" office:value="0.1932" calcext:value-type="float">
            <text:p>0,1932</text:p>
          </table:table-cell>
          <table:table-cell office:value-type="float" office:value="0.5008" calcext:value-type="float">
            <text:p>0,5008</text:p>
          </table:table-cell>
          <table:table-cell office:value-type="float" office:value="0.9062" calcext:value-type="float">
            <text:p>0,9062</text:p>
          </table:table-cell>
          <table:table-cell office:value-type="float" office:value="0.9897" calcext:value-type="float">
            <text:p>0,9897</text:p>
          </table:table-cell>
        </table:table-row>
        <table:table-row table:style-name="ro1">
          <table:table-cell office:value-type="float" office:value="0.1457" calcext:value-type="float">
            <text:p>0,1457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417" calcext:value-type="float">
            <text:p>0,8417</text:p>
          </table:table-cell>
          <table:table-cell office:value-type="float" office:value="0.808" calcext:value-type="float">
            <text:p>0,808</text:p>
          </table:table-cell>
          <table:table-cell office:value-type="float" office:value="0.6214" calcext:value-type="float">
            <text:p>0,6214</text:p>
          </table:table-cell>
          <table:table-cell office:value-type="float" office:value="0.4732" calcext:value-type="float">
            <text:p>0,4732</text:p>
          </table:table-cell>
          <table:table-cell office:value-type="float" office:value="0.4572" calcext:value-type="float">
            <text:p>0,4572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198" calcext:value-type="float">
            <text:p>0,198</text:p>
          </table:table-cell>
          <table:table-cell office:value-type="float" office:value="0.5062" calcext:value-type="float">
            <text:p>0,5062</text:p>
          </table:table-cell>
          <table:table-cell office:value-type="float" office:value="0.9073" calcext:value-type="float">
            <text:p>0,9073</text:p>
          </table:table-cell>
          <table:table-cell office:value-type="float" office:value="0.9899" calcext:value-type="float">
            <text:p>0,9899</text:p>
          </table:table-cell>
        </table:table-row>
        <table:table-row table:style-name="ro1">
          <table:table-cell office:value-type="float" office:value="0.1508" calcext:value-type="float">
            <text:p>0,1508</text:p>
          </table:table-cell>
          <table:table-cell office:value-type="float" office:value="0.8425" calcext:value-type="float">
            <text:p>0,8425</text:p>
          </table:table-cell>
          <table:table-cell office:value-type="float" office:value="0.8377" calcext:value-type="float">
            <text:p>0,8377</text:p>
          </table:table-cell>
          <table:table-cell office:value-type="float" office:value="0.8034" calcext:value-type="float">
            <text:p>0,8034</text:p>
          </table:table-cell>
          <table:table-cell office:value-type="float" office:value="0.6166" calcext:value-type="float">
            <text:p>0,6166</text:p>
          </table:table-cell>
          <table:table-cell office:value-type="float" office:value="0.4714" calcext:value-type="float">
            <text:p>0,4714</text:p>
          </table:table-cell>
          <table:table-cell office:value-type="float" office:value="0.4559" calcext:value-type="float">
            <text:p>0,4559</text:p>
          </table:table-cell>
          <table:table-cell office:value-type="float" office:value="0.1628" calcext:value-type="float">
            <text:p>0,1628</text:p>
          </table:table-cell>
          <table:table-cell office:value-type="float" office:value="0.2027" calcext:value-type="float">
            <text:p>0,2027</text:p>
          </table:table-cell>
          <table:table-cell office:value-type="float" office:value="0.5115" calcext:value-type="float">
            <text:p>0,5115</text:p>
          </table:table-cell>
          <table:table-cell office:value-type="float" office:value="0.9083" calcext:value-type="float">
            <text:p>0,9083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1558" calcext:value-type="float">
            <text:p>0,1558</text:p>
          </table:table-cell>
          <table:table-cell office:value-type="float" office:value="0.8388" calcext:value-type="float">
            <text:p>0,8388</text:p>
          </table:table-cell>
          <table:table-cell office:value-type="float" office:value="0.8337" calcext:value-type="float">
            <text:p>0,8337</text:p>
          </table:table-cell>
          <table:table-cell office:value-type="float" office:value="0.7989" calcext:value-type="float">
            <text:p>0,7989</text:p>
          </table:table-cell>
          <table:table-cell office:value-type="float" office:value="0.6119" calcext:value-type="float">
            <text:p>0,6119</text:p>
          </table:table-cell>
          <table:table-cell office:value-type="float" office:value="0.4696" calcext:value-type="float">
            <text:p>0,4696</text:p>
          </table:table-cell>
          <table:table-cell office:value-type="float" office:value="0.4545" calcext:value-type="float">
            <text:p>0,4545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2075" calcext:value-type="float">
            <text:p>0,2075</text:p>
          </table:table-cell>
          <table:table-cell office:value-type="float" office:value="0.5168" calcext:value-type="float">
            <text:p>0,5168</text:p>
          </table:table-cell>
          <table:table-cell office:value-type="float" office:value="0.9094" calcext:value-type="float">
            <text:p>0,9094</text:p>
          </table:table-cell>
          <table:table-cell office:value-type="float" office:value="0.9901" calcext:value-type="float">
            <text:p>0,9901</text:p>
          </table:table-cell>
        </table:table-row>
        <table:table-row table:style-name="ro1">
          <table:table-cell office:value-type="float" office:value="0.1608" calcext:value-type="float">
            <text:p>0,1608</text:p>
          </table:table-cell>
          <table:table-cell office:value-type="float" office:value="0.835" calcext:value-type="float">
            <text:p>0,835</text:p>
          </table:table-cell>
          <table:table-cell office:value-type="float" office:value="0.8298" calcext:value-type="float">
            <text:p>0,8298</text:p>
          </table:table-cell>
          <table:table-cell office:value-type="float" office:value="0.7943" calcext:value-type="float">
            <text:p>0,7943</text:p>
          </table:table-cell>
          <table:table-cell office:value-type="float" office:value="0.6072" calcext:value-type="float">
            <text:p>0,6072</text:p>
          </table:table-cell>
          <table:table-cell office:value-type="float" office:value="0.4678" calcext:value-type="float">
            <text:p>0,4678</text:p>
          </table:table-cell>
          <table:table-cell office:value-type="float" office:value="0.4532" calcext:value-type="float">
            <text:p>0,4532</text:p>
          </table:table-cell>
          <table:table-cell office:value-type="float" office:value="0.1707" calcext:value-type="float">
            <text:p>0,1707</text:p>
          </table:table-cell>
          <table:table-cell office:value-type="float" office:value="0.2122" calcext:value-type="float">
            <text:p>0,2122</text:p>
          </table:table-cell>
          <table:table-cell office:value-type="float" office:value="0.5221" calcext:value-type="float">
            <text:p>0,5221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902" calcext:value-type="float">
            <text:p>0,9902</text:p>
          </table:table-cell>
        </table:table-row>
        <table:table-row table:style-name="ro1">
          <table:table-cell office:value-type="float" office:value="0.1658" calcext:value-type="float">
            <text:p>0,1658</text:p>
          </table:table-cell>
          <table:table-cell office:value-type="float" office:value="0.8313" calcext:value-type="float">
            <text:p>0,8313</text:p>
          </table:table-cell>
          <table:table-cell office:value-type="float" office:value="0.8259" calcext:value-type="float">
            <text:p>0,8259</text:p>
          </table:table-cell>
          <table:table-cell office:value-type="float" office:value="0.7898" calcext:value-type="float">
            <text:p>0,7898</text:p>
          </table:table-cell>
          <table:table-cell office:value-type="float" office:value="0.6026" calcext:value-type="float">
            <text:p>0,6026</text:p>
          </table:table-cell>
          <table:table-cell office:value-type="float" office:value="0.4661" calcext:value-type="float">
            <text:p>0,4661</text:p>
          </table:table-cell>
          <table:table-cell office:value-type="float" office:value="0.4519" calcext:value-type="float">
            <text:p>0,4519</text:p>
          </table:table-cell>
          <table:table-cell office:value-type="float" office:value="0.1746" calcext:value-type="float">
            <text:p>0,1746</text:p>
          </table:table-cell>
          <table:table-cell office:value-type="float" office:value="0.2169" calcext:value-type="float">
            <text:p>0,2169</text:p>
          </table:table-cell>
          <table:table-cell office:value-type="float" office:value="0.5273" calcext:value-type="float">
            <text:p>0,5273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9903" calcext:value-type="float">
            <text:p>0,9903</text:p>
          </table:table-cell>
        </table:table-row>
        <table:table-row table:style-name="ro1">
          <table:table-cell office:value-type="float" office:value="0.1709" calcext:value-type="float">
            <text:p>0,1709</text:p>
          </table:table-cell>
          <table:table-cell office:value-type="float" office:value="0.8277" calcext:value-type="float">
            <text:p>0,8277</text:p>
          </table:table-cell>
          <table:table-cell office:value-type="float" office:value="0.8221" calcext:value-type="float">
            <text:p>0,8221</text:p>
          </table:table-cell>
          <table:table-cell office:value-type="float" office:value="0.7853" calcext:value-type="float">
            <text:p>0,7853</text:p>
          </table:table-cell>
          <table:table-cell office:value-type="float" office:value="0.598" calcext:value-type="float">
            <text:p>0,598</text:p>
          </table:table-cell>
          <table:table-cell office:value-type="float" office:value="0.4643" calcext:value-type="float">
            <text:p>0,4643</text:p>
          </table:table-cell>
          <table:table-cell office:value-type="float" office:value="0.4506" calcext:value-type="float">
            <text:p>0,4506</text:p>
          </table:table-cell>
          <table:table-cell office:value-type="float" office:value="0.1784" calcext:value-type="float">
            <text:p>0,1784</text:p>
          </table:table-cell>
          <table:table-cell office:value-type="float" office:value="0.2215" calcext:value-type="float">
            <text:p>0,2215</text:p>
          </table:table-cell>
          <table:table-cell office:value-type="float" office:value="0.5324" calcext:value-type="float">
            <text:p>0,5324</text:p>
          </table:table-cell>
          <table:table-cell office:value-type="float" office:value="0.9125" calcext:value-type="float">
            <text:p>0,9125</text:p>
          </table:table-cell>
          <table:table-cell office:value-type="float" office:value="0.9904" calcext:value-type="float">
            <text:p>0,9904</text:p>
          </table:table-cell>
        </table:table-row>
        <table:table-row table:style-name="ro1">
          <table:table-cell office:value-type="float" office:value="0.1759" calcext:value-type="float">
            <text:p>0,1759</text:p>
          </table:table-cell>
          <table:table-cell office:value-type="float" office:value="0.824" calcext:value-type="float">
            <text:p>0,824</text:p>
          </table:table-cell>
          <table:table-cell office:value-type="float" office:value="0.8183" calcext:value-type="float">
            <text:p>0,8183</text:p>
          </table:table-cell>
          <table:table-cell office:value-type="float" office:value="0.7809" calcext:value-type="float">
            <text:p>0,7809</text:p>
          </table:table-cell>
          <table:table-cell office:value-type="float" office:value="0.5935" calcext:value-type="float">
            <text:p>0,5935</text:p>
          </table:table-cell>
          <table:table-cell office:value-type="float" office:value="0.4626" calcext:value-type="float">
            <text:p>0,4626</text:p>
          </table:table-cell>
          <table:table-cell office:value-type="float" office:value="0.4494" calcext:value-type="float">
            <text:p>0,4494</text:p>
          </table:table-cell>
          <table:table-cell office:value-type="float" office:value="0.1822" calcext:value-type="float">
            <text:p>0,1822</text:p>
          </table:table-cell>
          <table:table-cell office:value-type="float" office:value="0.2262" calcext:value-type="float">
            <text:p>0,2262</text:p>
          </table:table-cell>
          <table:table-cell office:value-type="float" office:value="0.5375" calcext:value-type="float">
            <text:p>0,5375</text:p>
          </table:table-cell>
          <table:table-cell office:value-type="float" office:value="0.9135" calcext:value-type="float">
            <text:p>0,9135</text:p>
          </table:table-cell>
          <table:table-cell office:value-type="float" office:value="0.9905" calcext:value-type="float">
            <text:p>0,9905</text:p>
          </table:table-cell>
        </table:table-row>
        <table:table-row table:style-name="ro1">
          <table:table-cell office:value-type="float" office:value="0.1809" calcext:value-type="float">
            <text:p>0,1809</text:p>
          </table:table-cell>
          <table:table-cell office:value-type="float" office:value="0.8205" calcext:value-type="float">
            <text:p>0,8205</text:p>
          </table:table-cell>
          <table:table-cell office:value-type="float" office:value="0.8145" calcext:value-type="float">
            <text:p>0,8145</text:p>
          </table:table-cell>
          <table:table-cell office:value-type="float" office:value="0.7764" calcext:value-type="float">
            <text:p>0,7764</text:p>
          </table:table-cell>
          <table:table-cell office:value-type="float" office:value="0.5891" calcext:value-type="float">
            <text:p>0,5891</text:p>
          </table:table-cell>
          <table:table-cell office:value-type="float" office:value="0.461" calcext:value-type="float">
            <text:p>0,461</text:p>
          </table:table-cell>
          <table:table-cell office:value-type="float" office:value="0.4481" calcext:value-type="float">
            <text:p>0,4481</text:p>
          </table:table-cell>
          <table:table-cell office:value-type="float" office:value="0.186" calcext:value-type="float">
            <text:p>0,186</text:p>
          </table:table-cell>
          <table:table-cell office:value-type="float" office:value="0.2308" calcext:value-type="float">
            <text:p>0,2308</text:p>
          </table:table-cell>
          <table:table-cell office:value-type="float" office:value="0.5426" calcext:value-type="float">
            <text:p>0,5426</text:p>
          </table:table-cell>
          <table:table-cell office:value-type="float" office:value="0.9145" calcext:value-type="float">
            <text:p>0,9145</text:p>
          </table:table-cell>
          <table:table-cell office:value-type="float" office:value="0.9907" calcext:value-type="float">
            <text:p>0,9907</text:p>
          </table:table-cell>
        </table:table-row>
        <table:table-row table:style-name="ro1">
          <table:table-cell office:value-type="float" office:value="0.1859" calcext:value-type="float">
            <text:p>0,1859</text:p>
          </table:table-cell>
          <table:table-cell office:value-type="float" office:value="0.8169" calcext:value-type="float">
            <text:p>0,8169</text:p>
          </table:table-cell>
          <table:table-cell office:value-type="float" office:value="0.8107" calcext:value-type="float">
            <text:p>0,8107</text:p>
          </table:table-cell>
          <table:table-cell office:value-type="float" office:value="0.7719" calcext:value-type="float">
            <text:p>0,7719</text:p>
          </table:table-cell>
          <table:table-cell office:value-type="float" office:value="0.5846" calcext:value-type="float">
            <text:p>0,5846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4469" calcext:value-type="float">
            <text:p>0,4469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355" calcext:value-type="float">
            <text:p>0,2355</text:p>
          </table:table-cell>
          <table:table-cell office:value-type="float" office:value="0.5476" calcext:value-type="float">
            <text:p>0,5476</text:p>
          </table:table-cell>
          <table:table-cell office:value-type="float" office:value="0.9155" calcext:value-type="float">
            <text:p>0,9155</text:p>
          </table:table-cell>
          <table:table-cell office:value-type="float" office:value="0.9908" calcext:value-type="float">
            <text:p>0,9908</text:p>
          </table:table-cell>
        </table:table-row>
        <table:table-row table:style-name="ro1">
          <table:table-cell office:value-type="float" office:value="0.191" calcext:value-type="float">
            <text:p>0,191</text:p>
          </table:table-cell>
          <table:table-cell office:value-type="float" office:value="0.8134" calcext:value-type="float">
            <text:p>0,8134</text:p>
          </table:table-cell>
          <table:table-cell office:value-type="float" office:value="0.807" calcext:value-type="float">
            <text:p>0,807</text:p>
          </table:table-cell>
          <table:table-cell office:value-type="float" office:value="0.7675" calcext:value-type="float">
            <text:p>0,7675</text:p>
          </table:table-cell>
          <table:table-cell office:value-type="float" office:value="0.5803" calcext:value-type="float">
            <text:p>0,5803</text:p>
          </table:table-cell>
          <table:table-cell office:value-type="float" office:value="0.4576" calcext:value-type="float">
            <text:p>0,4576</text:p>
          </table:table-cell>
          <table:table-cell office:value-type="float" office:value="0.4457" calcext:value-type="float">
            <text:p>0,4457</text:p>
          </table:table-cell>
          <table:table-cell office:value-type="float" office:value="0.1935" calcext:value-type="float">
            <text:p>0,1935</text:p>
          </table:table-cell>
          <table:table-cell office:value-type="float" office:value="0.2401" calcext:value-type="float">
            <text:p>0,2401</text:p>
          </table:table-cell>
          <table:table-cell office:value-type="float" office:value="0.5526" calcext:value-type="float">
            <text:p>0,5526</text:p>
          </table:table-cell>
          <table:table-cell office:value-type="float" office:value="0.9165" calcext:value-type="float">
            <text:p>0,9165</text:p>
          </table:table-cell>
          <table:table-cell office:value-type="float" office:value="0.9909" calcext:value-type="float">
            <text:p>0,9909</text:p>
          </table:table-cell>
        </table:table-row>
        <table:table-row table:style-name="ro1">
          <table:table-cell office:value-type="float" office:value="0.196" calcext:value-type="float">
            <text:p>0,196</text:p>
          </table:table-cell>
          <table:table-cell office:value-type="float" office:value="0.81" calcext:value-type="float">
            <text:p>0,81</text:p>
          </table:table-cell>
          <table:table-cell office:value-type="float" office:value="0.8034" calcext:value-type="float">
            <text:p>0,8034</text:p>
          </table:table-cell>
          <table:table-cell office:value-type="float" office:value="0.763" calcext:value-type="float">
            <text:p>0,763</text:p>
          </table:table-cell>
          <table:table-cell office:value-type="float" office:value="0.5759" calcext:value-type="float">
            <text:p>0,5759</text:p>
          </table:table-cell>
          <table:table-cell office:value-type="float" office:value="0.456" calcext:value-type="float">
            <text:p>0,456</text:p>
          </table:table-cell>
          <table:table-cell office:value-type="float" office:value="0.4445" calcext:value-type="float">
            <text:p>0,4445</text:p>
          </table:table-cell>
          <table:table-cell office:value-type="float" office:value="0.1972" calcext:value-type="float">
            <text:p>0,1972</text:p>
          </table:table-cell>
          <table:table-cell office:value-type="float" office:value="0.2448" calcext:value-type="float">
            <text:p>0,2448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9175" calcext:value-type="float">
            <text:p>0,9175</text:p>
          </table:table-cell>
          <table:table-cell office:value-type="float" office:value="0.991" calcext:value-type="float">
            <text:p>0,991</text:p>
          </table:table-cell>
        </table:table-row>
        <table:table-row table:style-name="ro1">
          <table:table-cell office:value-type="float" office:value="0.201" calcext:value-type="float">
            <text:p>0,201</text:p>
          </table:table-cell>
          <table:table-cell office:value-type="float" office:value="0.8065" calcext:value-type="float">
            <text:p>0,8065</text:p>
          </table:table-cell>
          <table:table-cell office:value-type="float" office:value="0.7997" calcext:value-type="float">
            <text:p>0,7997</text:p>
          </table:table-cell>
          <table:table-cell office:value-type="float" office:value="0.7586" calcext:value-type="float">
            <text:p>0,7586</text:p>
          </table:table-cell>
          <table:table-cell office:value-type="float" office:value="0.5717" calcext:value-type="float">
            <text:p>0,5717</text:p>
          </table:table-cell>
          <table:table-cell office:value-type="float" office:value="0.4544" calcext:value-type="float">
            <text:p>0,4544</text:p>
          </table:table-cell>
          <table:table-cell office:value-type="float" office:value="0.4433" calcext:value-type="float">
            <text:p>0,4433</text:p>
          </table:table-cell>
          <table:table-cell office:value-type="float" office:value="0.2009" calcext:value-type="float">
            <text:p>0,2009</text:p>
          </table:table-cell>
          <table:table-cell office:value-type="float" office:value="0.2495" calcext:value-type="float">
            <text:p>0,2495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9911" calcext:value-type="float">
            <text:p>0,9911</text:p>
          </table:table-cell>
        </table:table-row>
        <table:table-row table:style-name="ro1">
          <table:table-cell office:value-type="float" office:value="0.206" calcext:value-type="float">
            <text:p>0,206</text:p>
          </table:table-cell>
          <table:table-cell office:value-type="float" office:value="0.8031" calcext:value-type="float">
            <text:p>0,8031</text:p>
          </table:table-cell>
          <table:table-cell office:value-type="float" office:value="0.796" calcext:value-type="float">
            <text:p>0,796</text:p>
          </table:table-cell>
          <table:table-cell office:value-type="float" office:value="0.7541" calcext:value-type="float">
            <text:p>0,7541</text:p>
          </table:table-cell>
          <table:table-cell office:value-type="float" office:value="0.5674" calcext:value-type="float">
            <text:p>0,5674</text:p>
          </table:table-cell>
          <table:table-cell office:value-type="float" office:value="0.4528" calcext:value-type="float">
            <text:p>0,4528</text:p>
          </table:table-cell>
          <table:table-cell office:value-type="float" office:value="0.4421" calcext:value-type="float">
            <text:p>0,4421</text:p>
          </table:table-cell>
          <table:table-cell office:value-type="float" office:value="0.2045" calcext:value-type="float">
            <text:p>0,2045</text:p>
          </table:table-cell>
          <table:table-cell office:value-type="float" office:value="0.2543" calcext:value-type="float">
            <text:p>0,2543</text:p>
          </table:table-cell>
          <table:table-cell office:value-type="float" office:value="0.5674" calcext:value-type="float">
            <text:p>0,5674</text:p>
          </table:table-cell>
          <table:table-cell office:value-type="float" office:value="0.9194" calcext:value-type="float">
            <text:p>0,9194</text:p>
          </table:table-cell>
          <table:table-cell office:value-type="float" office:value="0.9912" calcext:value-type="float">
            <text:p>0,9912</text:p>
          </table:table-cell>
        </table:table-row>
        <table:table-row table:style-name="ro1">
          <table:table-cell office:value-type="float" office:value="0.2111" calcext:value-type="float">
            <text:p>0,2111</text:p>
          </table:table-cell>
          <table:table-cell office:value-type="float" office:value="0.7997" calcext:value-type="float">
            <text:p>0,7997</text:p>
          </table:table-cell>
          <table:table-cell office:value-type="float" office:value="0.7924" calcext:value-type="float">
            <text:p>0,7924</text:p>
          </table:table-cell>
          <table:table-cell office:value-type="float" office:value="0.7496" calcext:value-type="float">
            <text:p>0,7496</text:p>
          </table:table-cell>
          <table:table-cell office:value-type="float" office:value="0.5632" calcext:value-type="float">
            <text:p>0,5632</text:p>
          </table:table-cell>
          <table:table-cell office:value-type="float" office:value="0.4512" calcext:value-type="float">
            <text:p>0,4512</text:p>
          </table:table-cell>
          <table:table-cell office:value-type="float" office:value="0.4409" calcext:value-type="float">
            <text:p>0,4409</text:p>
          </table:table-cell>
          <table:table-cell office:value-type="float" office:value="0.2082" calcext:value-type="float">
            <text:p>0,2082</text:p>
          </table:table-cell>
          <table:table-cell office:value-type="float" office:value="0.259" calcext:value-type="float">
            <text:p>0,259</text:p>
          </table:table-cell>
          <table:table-cell office:value-type="float" office:value="0.5723" calcext:value-type="float">
            <text:p>0,5723</text:p>
          </table:table-cell>
          <table:table-cell office:value-type="float" office:value="0.9203" calcext:value-type="float">
            <text:p>0,9203</text:p>
          </table:table-cell>
          <table:table-cell office:value-type="float" office:value="0.9913" calcext:value-type="float">
            <text:p>0,9913</text:p>
          </table:table-cell>
        </table:table-row>
        <table:table-row table:style-name="ro1">
          <table:table-cell office:value-type="float" office:value="0.2161" calcext:value-type="float">
            <text:p>0,2161</text:p>
          </table:table-cell>
          <table:table-cell office:value-type="float" office:value="0.7964" calcext:value-type="float">
            <text:p>0,7964</text:p>
          </table:table-cell>
          <table:table-cell office:value-type="float" office:value="0.7888" calcext:value-type="float">
            <text:p>0,7888</text:p>
          </table:table-cell>
          <table:table-cell office:value-type="float" office:value="0.745" calcext:value-type="float">
            <text:p>0,745</text:p>
          </table:table-cell>
          <table:table-cell office:value-type="float" office:value="0.559" calcext:value-type="float">
            <text:p>0,559</text:p>
          </table:table-cell>
          <table:table-cell office:value-type="float" office:value="0.4497" calcext:value-type="float">
            <text:p>0,4497</text:p>
          </table:table-cell>
          <table:table-cell office:value-type="float" office:value="0.4397" calcext:value-type="float">
            <text:p>0,4397</text:p>
          </table:table-cell>
          <table:table-cell office:value-type="float" office:value="0.2118" calcext:value-type="float">
            <text:p>0,2118</text:p>
          </table:table-cell>
          <table:table-cell office:value-type="float" office:value="0.2638" calcext:value-type="float">
            <text:p>0,2638</text:p>
          </table:table-cell>
          <table:table-cell office:value-type="float" office:value="0.5772" calcext:value-type="float">
            <text:p>0,5772</text:p>
          </table:table-cell>
          <table:table-cell office:value-type="float" office:value="0.9213" calcext:value-type="float">
            <text:p>0,9213</text:p>
          </table:table-cell>
          <table:table-cell office:value-type="float" office:value="0.9914" calcext:value-type="float">
            <text:p>0,9914</text:p>
          </table:table-cell>
        </table:table-row>
        <table:table-row table:style-name="ro1">
          <table:table-cell office:value-type="float" office:value="0.2211" calcext:value-type="float">
            <text:p>0,2211</text:p>
          </table:table-cell>
          <table:table-cell office:value-type="float" office:value="0.7931" calcext:value-type="float">
            <text:p>0,7931</text:p>
          </table:table-cell>
          <table:table-cell office:value-type="float" office:value="0.7852" calcext:value-type="float">
            <text:p>0,7852</text:p>
          </table:table-cell>
          <table:table-cell office:value-type="float" office:value="0.7404" calcext:value-type="float">
            <text:p>0,7404</text:p>
          </table:table-cell>
          <table:table-cell office:value-type="float" office:value="0.5548" calcext:value-type="float">
            <text:p>0,5548</text:p>
          </table:table-cell>
          <table:table-cell office:value-type="float" office:value="0.4481" calcext:value-type="float">
            <text:p>0,4481</text:p>
          </table:table-cell>
          <table:table-cell office:value-type="float" office:value="0.4386" calcext:value-type="float">
            <text:p>0,4386</text:p>
          </table:table-cell>
          <table:table-cell office:value-type="float" office:value="0.2154" calcext:value-type="float">
            <text:p>0,2154</text:p>
          </table:table-cell>
          <table:table-cell office:value-type="float" office:value="0.2687" calcext:value-type="float">
            <text:p>0,2687</text:p>
          </table:table-cell>
          <table:table-cell office:value-type="float" office:value="0.582" calcext:value-type="float">
            <text:p>0,582</text:p>
          </table:table-cell>
          <table:table-cell office:value-type="float" office:value="0.9222" calcext:value-type="float">
            <text:p>0,9222</text:p>
          </table:table-cell>
          <table:table-cell office:value-type="float" office:value="0.9915" calcext:value-type="float">
            <text:p>0,9915</text:p>
          </table:table-cell>
        </table:table-row>
        <table:table-row table:style-name="ro1">
          <table:table-cell office:value-type="float" office:value="0.2261" calcext:value-type="float">
            <text:p>0,2261</text:p>
          </table:table-cell>
          <table:table-cell office:value-type="float" office:value="0.7898" calcext:value-type="float">
            <text:p>0,7898</text:p>
          </table:table-cell>
          <table:table-cell office:value-type="float" office:value="0.7816" calcext:value-type="float">
            <text:p>0,7816</text:p>
          </table:table-cell>
          <table:table-cell office:value-type="float" office:value="0.7358" calcext:value-type="float">
            <text:p>0,7358</text:p>
          </table:table-cell>
          <table:table-cell office:value-type="float" office:value="0.5506" calcext:value-type="float">
            <text:p>0,5506</text:p>
          </table:table-cell>
          <table:table-cell office:value-type="float" office:value="0.4466" calcext:value-type="float">
            <text:p>0,4466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219" calcext:value-type="float">
            <text:p>0,219</text:p>
          </table:table-cell>
          <table:table-cell office:value-type="float" office:value="0.2736" calcext:value-type="float">
            <text:p>0,2736</text:p>
          </table:table-cell>
          <table:table-cell office:value-type="float" office:value="0.5868" calcext:value-type="float">
            <text:p>0,5868</text:p>
          </table:table-cell>
          <table:table-cell office:value-type="float" office:value="0.9232" calcext:value-type="float">
            <text:p>0,9232</text:p>
          </table:table-cell>
          <table:table-cell office:value-type="float" office:value="0.9916" calcext:value-type="float">
            <text:p>0,9916</text:p>
          </table:table-cell>
        </table:table-row>
        <table:table-row table:style-name="ro1">
          <table:table-cell office:value-type="float" office:value="0.2312" calcext:value-type="float">
            <text:p>0,2312</text:p>
          </table:table-cell>
          <table:table-cell office:value-type="float" office:value="0.7865" calcext:value-type="float">
            <text:p>0,7865</text:p>
          </table:table-cell>
          <table:table-cell office:value-type="float" office:value="0.778" calcext:value-type="float">
            <text:p>0,778</text:p>
          </table:table-cell>
          <table:table-cell office:value-type="float" office:value="0.7312" calcext:value-type="float">
            <text:p>0,7312</text:p>
          </table:table-cell>
          <table:table-cell office:value-type="float" office:value="0.5465" calcext:value-type="float">
            <text:p>0,5465</text:p>
          </table:table-cell>
          <table:table-cell office:value-type="float" office:value="0.4451" calcext:value-type="float">
            <text:p>0,4451</text:p>
          </table:table-cell>
          <table:table-cell office:value-type="float" office:value="0.4363" calcext:value-type="float">
            <text:p>0,4363</text:p>
          </table:table-cell>
          <table:table-cell office:value-type="float" office:value="0.2226" calcext:value-type="float">
            <text:p>0,2226</text:p>
          </table:table-cell>
          <table:table-cell office:value-type="float" office:value="0.2787" calcext:value-type="float">
            <text:p>0,2787</text:p>
          </table:table-cell>
          <table:table-cell office:value-type="float" office:value="0.5916" calcext:value-type="float">
            <text:p>0,5916</text:p>
          </table:table-cell>
          <table:table-cell office:value-type="float" office:value="0.9241" calcext:value-type="float">
            <text:p>0,9241</text:p>
          </table:table-cell>
          <table:table-cell office:value-type="float" office:value="0.9917" calcext:value-type="float">
            <text:p>0,9917</text:p>
          </table:table-cell>
        </table:table-row>
        <table:table-row table:style-name="ro1">
          <table:table-cell office:value-type="float" office:value="0.2362" calcext:value-type="float">
            <text:p>0,2362</text:p>
          </table:table-cell>
          <table:table-cell office:value-type="float" office:value="0.7832" calcext:value-type="float">
            <text:p>0,7832</text:p>
          </table:table-cell>
          <table:table-cell office:value-type="float" office:value="0.7744" calcext:value-type="float">
            <text:p>0,7744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5424" calcext:value-type="float">
            <text:p>0,5424</text:p>
          </table:table-cell>
          <table:table-cell office:value-type="float" office:value="0.4436" calcext:value-type="float">
            <text:p>0,4436</text:p>
          </table:table-cell>
          <table:table-cell office:value-type="float" office:value="0.4352" calcext:value-type="float">
            <text:p>0,4352</text:p>
          </table:table-cell>
          <table:table-cell office:value-type="float" office:value="0.2262" calcext:value-type="float">
            <text:p>0,2262</text:p>
          </table:table-cell>
          <table:table-cell office:value-type="float" office:value="0.2837" calcext:value-type="float">
            <text:p>0,2837</text:p>
          </table:table-cell>
          <table:table-cell office:value-type="float" office:value="0.5964" calcext:value-type="float">
            <text:p>0,5964</text:p>
          </table:table-cell>
          <table:table-cell office:value-type="float" office:value="0.925" calcext:value-type="float">
            <text:p>0,925</text:p>
          </table:table-cell>
          <table:table-cell office:value-type="float" office:value="0.9918" calcext:value-type="float">
            <text:p>0,9918</text:p>
          </table:table-cell>
        </table:table-row>
        <table:table-row table:style-name="ro1">
          <table:table-cell office:value-type="float" office:value="0.2412" calcext:value-type="float">
            <text:p>0,2412</text:p>
          </table:table-cell>
          <table:table-cell office:value-type="float" office:value="0.78" calcext:value-type="float">
            <text:p>0,78</text:p>
          </table:table-cell>
          <table:table-cell office:value-type="float" office:value="0.7708" calcext:value-type="float">
            <text:p>0,7708</text:p>
          </table:table-cell>
          <table:table-cell office:value-type="float" office:value="0.7216" calcext:value-type="float">
            <text:p>0,7216</text:p>
          </table:table-cell>
          <table:table-cell office:value-type="float" office:value="0.5383" calcext:value-type="float">
            <text:p>0,5383</text:p>
          </table:table-cell>
          <table:table-cell office:value-type="float" office:value="0.4421" calcext:value-type="float">
            <text:p>0,4421</text:p>
          </table:table-cell>
          <table:table-cell office:value-type="float" office:value="0.4341" calcext:value-type="float">
            <text:p>0,4341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2889" calcext:value-type="float">
            <text:p>0,2889</text:p>
          </table:table-cell>
          <table:table-cell office:value-type="float" office:value="0.6012" calcext:value-type="float">
            <text:p>0,6012</text:p>
          </table:table-cell>
          <table:table-cell office:value-type="float" office:value="0.9259" calcext:value-type="float">
            <text:p>0,9259</text:p>
          </table:table-cell>
          <table:table-cell office:value-type="float" office:value="0.9919" calcext:value-type="float">
            <text:p>0,9919</text:p>
          </table:table-cell>
        </table:table-row>
        <table:table-row table:style-name="ro1">
          <table:table-cell office:value-type="float" office:value="0.2462" calcext:value-type="float">
            <text:p>0,2462</text:p>
          </table:table-cell>
          <table:table-cell office:value-type="float" office:value="0.7767" calcext:value-type="float">
            <text:p>0,7767</text:p>
          </table:table-cell>
          <table:table-cell office:value-type="float" office:value="0.7672" calcext:value-type="float">
            <text:p>0,7672</text:p>
          </table:table-cell>
          <table:table-cell office:value-type="float" office:value="0.7168" calcext:value-type="float">
            <text:p>0,7168</text:p>
          </table:table-cell>
          <table:table-cell office:value-type="float" office:value="0.5343" calcext:value-type="float">
            <text:p>0,5343</text:p>
          </table:table-cell>
          <table:table-cell office:value-type="float" office:value="0.4406" calcext:value-type="float">
            <text:p>0,4406</text:p>
          </table:table-cell>
          <table:table-cell office:value-type="float" office:value="0.433" calcext:value-type="float">
            <text:p>0,433</text:p>
          </table:table-cell>
          <table:table-cell office:value-type="float" office:value="0.2335" calcext:value-type="float">
            <text:p>0,2335</text:p>
          </table:table-cell>
          <table:table-cell office:value-type="float" office:value="0.2942" calcext:value-type="float">
            <text:p>0,2942</text:p>
          </table:table-cell>
          <table:table-cell office:value-type="float" office:value="0.606" calcext:value-type="float">
            <text:p>0,606</text:p>
          </table:table-cell>
          <table:table-cell office:value-type="float" office:value="0.9268" calcext:value-type="float">
            <text:p>0,9268</text:p>
          </table:table-cell>
          <table:table-cell office:value-type="float" office:value="0.992" calcext:value-type="float">
            <text:p>0,992</text:p>
          </table:table-cell>
        </table:table-row>
        <table:table-row table:style-name="ro1">
          <table:table-cell office:value-type="float" office:value="0.2513" calcext:value-type="float">
            <text:p>0,2513</text:p>
          </table:table-cell>
          <table:table-cell office:value-type="float" office:value="0.7735" calcext:value-type="float">
            <text:p>0,7735</text:p>
          </table:table-cell>
          <table:table-cell office:value-type="float" office:value="0.7636" calcext:value-type="float">
            <text:p>0,7636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5302" calcext:value-type="float">
            <text:p>0,5302</text:p>
          </table:table-cell>
          <table:table-cell office:value-type="float" office:value="0.4392" calcext:value-type="float">
            <text:p>0,4392</text:p>
          </table:table-cell>
          <table:table-cell office:value-type="float" office:value="0.4319" calcext:value-type="float">
            <text:p>0,4319</text:p>
          </table:table-cell>
          <table:table-cell office:value-type="float" office:value="0.2371" calcext:value-type="float">
            <text:p>0,2371</text:p>
          </table:table-cell>
          <table:table-cell office:value-type="float" office:value="0.2997" calcext:value-type="float">
            <text:p>0,2997</text:p>
          </table:table-cell>
          <table:table-cell office:value-type="float" office:value="0.6107" calcext:value-type="float">
            <text:p>0,6107</text:p>
          </table:table-cell>
          <table:table-cell office:value-type="float" office:value="0.9278" calcext:value-type="float">
            <text:p>0,9278</text:p>
          </table:table-cell>
          <table:table-cell office:value-type="float" office:value="0.9921" calcext:value-type="float">
            <text:p>0,9921</text:p>
          </table:table-cell>
        </table:table-row>
        <table:table-row table:style-name="ro1">
          <table:table-cell office:value-type="float" office:value="0.2563" calcext:value-type="float">
            <text:p>0,2563</text:p>
          </table:table-cell>
          <table:table-cell office:value-type="float" office:value="0.7703" calcext:value-type="float">
            <text:p>0,7703</text:p>
          </table:table-cell>
          <table:table-cell office:value-type="float" office:value="0.76" calcext:value-type="float">
            <text:p>0,76</text:p>
          </table:table-cell>
          <table:table-cell office:value-type="float" office:value="0.7067" calcext:value-type="float">
            <text:p>0,7067</text:p>
          </table:table-cell>
          <table:table-cell office:value-type="float" office:value="0.5262" calcext:value-type="float">
            <text:p>0,5262</text:p>
          </table:table-cell>
          <table:table-cell office:value-type="float" office:value="0.4377" calcext:value-type="float">
            <text:p>0,4377</text:p>
          </table:table-cell>
          <table:table-cell office:value-type="float" office:value="0.4308" calcext:value-type="float">
            <text:p>0,4308</text:p>
          </table:table-cell>
          <table:table-cell office:value-type="float" office:value="0.2407" calcext:value-type="float">
            <text:p>0,2407</text:p>
          </table:table-cell>
          <table:table-cell office:value-type="float" office:value="0.3052" calcext:value-type="float">
            <text:p>0,3052</text:p>
          </table:table-cell>
          <table:table-cell office:value-type="float" office:value="0.6155" calcext:value-type="float">
            <text:p>0,6155</text:p>
          </table:table-cell>
          <table:table-cell office:value-type="float" office:value="0.9287" calcext:value-type="float">
            <text:p>0,9287</text:p>
          </table:table-cell>
          <table:table-cell office:value-type="float" office:value="0.9922" calcext:value-type="float">
            <text:p>0,9922</text:p>
          </table:table-cell>
        </table:table-row>
        <table:table-row table:style-name="ro1">
          <table:table-cell office:value-type="float" office:value="0.2613" calcext:value-type="float">
            <text:p>0,2613</text:p>
          </table:table-cell>
          <table:table-cell office:value-type="float" office:value="0.7671" calcext:value-type="float">
            <text:p>0,7671</text:p>
          </table:table-cell>
          <table:table-cell office:value-type="float" office:value="0.7563" calcext:value-type="float">
            <text:p>0,7563</text:p>
          </table:table-cell>
          <table:table-cell office:value-type="float" office:value="0.7015" calcext:value-type="float">
            <text:p>0,7015</text:p>
          </table:table-cell>
          <table:table-cell office:value-type="float" office:value="0.5222" calcext:value-type="float">
            <text:p>0,5222</text:p>
          </table:table-cell>
          <table:table-cell office:value-type="float" office:value="0.4363" calcext:value-type="float">
            <text:p>0,4363</text:p>
          </table:table-cell>
          <table:table-cell office:value-type="float" office:value="0.4297" calcext:value-type="float">
            <text:p>0,4297</text:p>
          </table:table-cell>
          <table:table-cell office:value-type="float" office:value="0.2444" calcext:value-type="float">
            <text:p>0,2444</text:p>
          </table:table-cell>
          <table:table-cell office:value-type="float" office:value="0.311" calcext:value-type="float">
            <text:p>0,311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9295" calcext:value-type="float">
            <text:p>0,9295</text:p>
          </table:table-cell>
          <table:table-cell office:value-type="float" office:value="0.9923" calcext:value-type="float">
            <text:p>0,9923</text:p>
          </table:table-cell>
        </table:table-row>
        <table:table-row table:style-name="ro1">
          <table:table-cell office:value-type="float" office:value="0.2663" calcext:value-type="float">
            <text:p>0,2663</text:p>
          </table:table-cell>
          <table:table-cell office:value-type="float" office:value="0.7639" calcext:value-type="float">
            <text:p>0,7639</text:p>
          </table:table-cell>
          <table:table-cell office:value-type="float" office:value="0.7527" calcext:value-type="float">
            <text:p>0,7527</text:p>
          </table:table-cell>
          <table:table-cell office:value-type="float" office:value="0.6962" calcext:value-type="float">
            <text:p>0,6962</text:p>
          </table:table-cell>
          <table:table-cell office:value-type="float" office:value="0.5182" calcext:value-type="float">
            <text:p>0,5182</text:p>
          </table:table-cell>
          <table:table-cell office:value-type="float" office:value="0.4348" calcext:value-type="float">
            <text:p>0,4348</text:p>
          </table:table-cell>
          <table:table-cell office:value-type="float" office:value="0.4287" calcext:value-type="float">
            <text:p>0,4287</text:p>
          </table:table-cell>
          <table:table-cell office:value-type="float" office:value="0.2481" calcext:value-type="float">
            <text:p>0,2481</text:p>
          </table:table-cell>
          <table:table-cell office:value-type="float" office:value="0.3169" calcext:value-type="float">
            <text:p>0,3169</text:p>
          </table:table-cell>
          <table:table-cell office:value-type="float" office:value="0.625" calcext:value-type="float">
            <text:p>0,625</text:p>
          </table:table-cell>
          <table:table-cell office:value-type="float" office:value="0.9304" calcext:value-type="float">
            <text:p>0,9304</text:p>
          </table:table-cell>
          <table:table-cell office:value-type="float" office:value="0.9924" calcext:value-type="float">
            <text:p>0,9924</text:p>
          </table:table-cell>
        </table:table-row>
        <table:table-row table:style-name="ro1">
          <table:table-cell office:value-type="float" office:value="0.2714" calcext:value-type="float">
            <text:p>0,2714</text:p>
          </table:table-cell>
          <table:table-cell office:value-type="float" office:value="0.7607" calcext:value-type="float">
            <text:p>0,7607</text:p>
          </table:table-cell>
          <table:table-cell office:value-type="float" office:value="0.7489" calcext:value-type="float">
            <text:p>0,7489</text:p>
          </table:table-cell>
          <table:table-cell office:value-type="float" office:value="0.6907" calcext:value-type="float">
            <text:p>0,6907</text:p>
          </table:table-cell>
          <table:table-cell office:value-type="float" office:value="0.5142" calcext:value-type="float">
            <text:p>0,5142</text:p>
          </table:table-cell>
          <table:table-cell office:value-type="float" office:value="0.4334" calcext:value-type="float">
            <text:p>0,4334</text:p>
          </table:table-cell>
          <table:table-cell office:value-type="float" office:value="0.4276" calcext:value-type="float">
            <text:p>0,4276</text:p>
          </table:table-cell>
          <table:table-cell office:value-type="float" office:value="0.2518" calcext:value-type="float">
            <text:p>0,2518</text:p>
          </table:table-cell>
          <table:table-cell office:value-type="float" office:value="0.323" calcext:value-type="float">
            <text:p>0,323</text:p>
          </table:table-cell>
          <table:table-cell office:value-type="float" office:value="0.6297" calcext:value-type="float">
            <text:p>0,6297</text:p>
          </table:table-cell>
          <table:table-cell office:value-type="float" office:value="0.9313" calcext:value-type="float">
            <text:p>0,9313</text:p>
          </table:table-cell>
          <table:table-cell office:value-type="float" office:value="0.9925" calcext:value-type="float">
            <text:p>0,9925</text:p>
          </table:table-cell>
        </table:table-row>
        <table:table-row table:style-name="ro1">
          <table:table-cell office:value-type="float" office:value="0.2764" calcext:value-type="float">
            <text:p>0,2764</text:p>
          </table:table-cell>
          <table:table-cell office:value-type="float" office:value="0.7576" calcext:value-type="float">
            <text:p>0,7576</text:p>
          </table:table-cell>
          <table:table-cell office:value-type="float" office:value="0.7452" calcext:value-type="float">
            <text:p>0,7452</text:p>
          </table:table-cell>
          <table:table-cell office:value-type="float" office:value="0.6851" calcext:value-type="float">
            <text:p>0,6851</text:p>
          </table:table-cell>
          <table:table-cell office:value-type="float" office:value="0.5102" calcext:value-type="float">
            <text:p>0,5102</text:p>
          </table:table-cell>
          <table:table-cell office:value-type="float" office:value="0.432" calcext:value-type="float">
            <text:p>0,432</text:p>
          </table:table-cell>
          <table:table-cell office:value-type="float" office:value="0.4266" calcext:value-type="float">
            <text:p>0,4266</text:p>
          </table:table-cell>
          <table:table-cell office:value-type="float" office:value="0.2556" calcext:value-type="float">
            <text:p>0,2556</text:p>
          </table:table-cell>
          <table:table-cell office:value-type="float" office:value="0.3294" calcext:value-type="float">
            <text:p>0,3294</text:p>
          </table:table-cell>
          <table:table-cell office:value-type="float" office:value="0.6344" calcext:value-type="float">
            <text:p>0,6344</text:p>
          </table:table-cell>
          <table:table-cell office:value-type="float" office:value="0.9322" calcext:value-type="float">
            <text:p>0,9322</text:p>
          </table:table-cell>
          <table:table-cell office:value-type="float" office:value="0.9926" calcext:value-type="float">
            <text:p>0,9926</text:p>
          </table:table-cell>
        </table:table-row>
        <table:table-row table:style-name="ro1">
          <table:table-cell office:value-type="float" office:value="0.2814" calcext:value-type="float">
            <text:p>0,2814</text:p>
          </table:table-cell>
          <table:table-cell office:value-type="float" office:value="0.7544" calcext:value-type="float">
            <text:p>0,7544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6793" calcext:value-type="float">
            <text:p>0,6793</text:p>
          </table:table-cell>
          <table:table-cell office:value-type="float" office:value="0.5063" calcext:value-type="float">
            <text:p>0,5063</text:p>
          </table:table-cell>
          <table:table-cell office:value-type="float" office:value="0.4306" calcext:value-type="float">
            <text:p>0,4306</text:p>
          </table:table-cell>
          <table:table-cell office:value-type="float" office:value="0.4255" calcext:value-type="float">
            <text:p>0,4255</text:p>
          </table:table-cell>
          <table:table-cell office:value-type="float" office:value="0.2595" calcext:value-type="float">
            <text:p>0,2595</text:p>
          </table:table-cell>
          <table:table-cell office:value-type="float" office:value="0.336" calcext:value-type="float">
            <text:p>0,336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9331" calcext:value-type="float">
            <text:p>0,9331</text:p>
          </table:table-cell>
          <table:table-cell office:value-type="float" office:value="0.9927" calcext:value-type="float">
            <text:p>0,9927</text:p>
          </table:table-cell>
        </table:table-row>
        <table:table-row table:style-name="ro1">
          <table:table-cell office:value-type="float" office:value="0.2864" calcext:value-type="float">
            <text:p>0,2864</text:p>
          </table:table-cell>
          <table:table-cell office:value-type="float" office:value="0.7512" calcext:value-type="float">
            <text:p>0,7512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6733" calcext:value-type="float">
            <text:p>0,6733</text:p>
          </table:table-cell>
          <table:table-cell office:value-type="float" office:value="0.5023" calcext:value-type="float">
            <text:p>0,5023</text:p>
          </table:table-cell>
          <table:table-cell office:value-type="float" office:value="0.4292" calcext:value-type="float">
            <text:p>0,4292</text:p>
          </table:table-cell>
          <table:table-cell office:value-type="float" office:value="0.4245" calcext:value-type="float">
            <text:p>0,4245</text:p>
          </table:table-cell>
          <table:table-cell office:value-type="float" office:value="0.2634" calcext:value-type="float">
            <text:p>0,2634</text:p>
          </table:table-cell>
          <table:table-cell office:value-type="float" office:value="0.3429" calcext:value-type="float">
            <text:p>0,3429</text:p>
          </table:table-cell>
          <table:table-cell office:value-type="float" office:value="0.6439" calcext:value-type="float">
            <text:p>0,6439</text:p>
          </table:table-cell>
          <table:table-cell office:value-type="float" office:value="0.9339" calcext:value-type="float">
            <text:p>0,9339</text:p>
          </table:table-cell>
          <table:table-cell office:value-type="float" office:value="0.9928" calcext:value-type="float">
            <text:p>0,9928</text:p>
          </table:table-cell>
        </table:table-row>
        <table:table-row table:style-name="ro1">
          <table:table-cell office:value-type="float" office:value="0.2915" calcext:value-type="float">
            <text:p>0,2915</text:p>
          </table:table-cell>
          <table:table-cell office:value-type="float" office:value="0.748" calcext:value-type="float">
            <text:p>0,748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667" calcext:value-type="float">
            <text:p>0,667</text:p>
          </table:table-cell>
          <table:table-cell office:value-type="float" office:value="0.4983" calcext:value-type="float">
            <text:p>0,4983</text:p>
          </table:table-cell>
          <table:table-cell office:value-type="float" office:value="0.4278" calcext:value-type="float">
            <text:p>0,4278</text:p>
          </table:table-cell>
          <table:table-cell office:value-type="float" office:value="0.4235" calcext:value-type="float">
            <text:p>0,4235</text:p>
          </table:table-cell>
          <table:table-cell office:value-type="float" office:value="0.2675" calcext:value-type="float">
            <text:p>0,2675</text:p>
          </table:table-cell>
          <table:table-cell office:value-type="float" office:value="0.3501" calcext:value-type="float">
            <text:p>0,3501</text:p>
          </table:table-cell>
          <table:table-cell office:value-type="float" office:value="0.6486" calcext:value-type="float">
            <text:p>0,6486</text:p>
          </table:table-cell>
          <table:table-cell office:value-type="float" office:value="0.9348" calcext:value-type="float">
            <text:p>0,9348</text:p>
          </table:table-cell>
          <table:table-cell office:value-type="float" office:value="0.9929" calcext:value-type="float">
            <text:p>0,9929</text:p>
          </table:table-cell>
        </table:table-row>
        <table:table-row table:style-name="ro1">
          <table:table-cell office:value-type="float" office:value="0.2965" calcext:value-type="float">
            <text:p>0,2965</text:p>
          </table:table-cell>
          <table:table-cell office:value-type="float" office:value="0.7448" calcext:value-type="float">
            <text:p>0,7448</text:p>
          </table:table-cell>
          <table:table-cell office:value-type="float" office:value="0.7293" calcext:value-type="float">
            <text:p>0,7293</text:p>
          </table:table-cell>
          <table:table-cell office:value-type="float" office:value="0.6605" calcext:value-type="float">
            <text:p>0,6605</text:p>
          </table:table-cell>
          <table:table-cell office:value-type="float" office:value="0.4944" calcext:value-type="float">
            <text:p>0,4944</text:p>
          </table:table-cell>
          <table:table-cell office:value-type="float" office:value="0.4265" calcext:value-type="float">
            <text:p>0,4265</text:p>
          </table:table-cell>
          <table:table-cell office:value-type="float" office:value="0.4225" calcext:value-type="float">
            <text:p>0,4225</text:p>
          </table:table-cell>
          <table:table-cell office:value-type="float" office:value="0.2717" calcext:value-type="float">
            <text:p>0,2717</text:p>
          </table:table-cell>
          <table:table-cell office:value-type="float" office:value="0.3577" calcext:value-type="float">
            <text:p>0,3577</text:p>
          </table:table-cell>
          <table:table-cell office:value-type="float" office:value="0.6534" calcext:value-type="float">
            <text:p>0,6534</text:p>
          </table:table-cell>
          <table:table-cell office:value-type="float" office:value="0.9357" calcext:value-type="float">
            <text:p>0,9357</text:p>
          </table:table-cell>
          <table:table-cell office:value-type="float" office:value="0.993" calcext:value-type="float">
            <text:p>0,993</text:p>
          </table:table-cell>
        </table:table-row>
        <table:table-row table:style-name="ro1">
          <table:table-cell office:value-type="float" office:value="0.3015" calcext:value-type="float">
            <text:p>0,3015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7249" calcext:value-type="float">
            <text:p>0,7249</text:p>
          </table:table-cell>
          <table:table-cell office:value-type="float" office:value="0.6536" calcext:value-type="float">
            <text:p>0,6536</text:p>
          </table:table-cell>
          <table:table-cell office:value-type="float" office:value="0.4905" calcext:value-type="float">
            <text:p>0,4905</text:p>
          </table:table-cell>
          <table:table-cell office:value-type="float" office:value="0.4251" calcext:value-type="float">
            <text:p>0,4251</text:p>
          </table:table-cell>
          <table:table-cell office:value-type="float" office:value="0.4214" calcext:value-type="float">
            <text:p>0,4214</text:p>
          </table:table-cell>
          <table:table-cell office:value-type="float" office:value="0.2761" calcext:value-type="float">
            <text:p>0,2761</text:p>
          </table:table-cell>
          <table:table-cell office:value-type="float" office:value="0.3657" calcext:value-type="float">
            <text:p>0,3657</text:p>
          </table:table-cell>
          <table:table-cell office:value-type="float" office:value="0.6581" calcext:value-type="float">
            <text:p>0,6581</text:p>
          </table:table-cell>
          <table:table-cell office:value-type="float" office:value="0.9365" calcext:value-type="float">
            <text:p>0,9365</text:p>
          </table:table-cell>
          <table:table-cell office:value-type="float" office:value="0.9931" calcext:value-type="float">
            <text:p>0,9931</text:p>
          </table:table-cell>
        </table:table-row>
        <table:table-row table:style-name="ro1">
          <table:table-cell office:value-type="float" office:value="0.3065" calcext:value-type="float">
            <text:p>0,3065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204" calcext:value-type="float">
            <text:p>0,7204</text:p>
          </table:table-cell>
          <table:table-cell office:value-type="float" office:value="0.6465" calcext:value-type="float">
            <text:p>0,6465</text:p>
          </table:table-cell>
          <table:table-cell office:value-type="float" office:value="0.4865" calcext:value-type="float">
            <text:p>0,4865</text:p>
          </table:table-cell>
          <table:table-cell office:value-type="float" office:value="0.4237" calcext:value-type="float">
            <text:p>0,4237</text:p>
          </table:table-cell>
          <table:table-cell office:value-type="float" office:value="0.4204" calcext:value-type="float">
            <text:p>0,4204</text:p>
          </table:table-cell>
          <table:table-cell office:value-type="float" office:value="0.2807" calcext:value-type="float">
            <text:p>0,2807</text:p>
          </table:table-cell>
          <table:table-cell office:value-type="float" office:value="0.3742" calcext:value-type="float">
            <text:p>0,3742</text:p>
          </table:table-cell>
          <table:table-cell office:value-type="float" office:value="0.6629" calcext:value-type="float">
            <text:p>0,6629</text:p>
          </table:table-cell>
          <table:table-cell office:value-type="float" office:value="0.9374" calcext:value-type="float">
            <text:p>0,9374</text:p>
          </table:table-cell>
          <table:table-cell office:value-type="float" office:value="0.9932" calcext:value-type="float">
            <text:p>0,9932</text:p>
          </table:table-cell>
        </table:table-row>
        <table:table-row table:style-name="ro1">
          <table:table-cell office:value-type="float" office:value="0.3116" calcext:value-type="float">
            <text:p>0,3116</text:p>
          </table:table-cell>
          <table:table-cell office:value-type="float" office:value="0.7352" calcext:value-type="float">
            <text:p>0,7352</text:p>
          </table:table-cell>
          <table:table-cell office:value-type="float" office:value="0.7156" calcext:value-type="float">
            <text:p>0,7156</text:p>
          </table:table-cell>
          <table:table-cell office:value-type="float" office:value="0.639" calcext:value-type="float">
            <text:p>0,639</text:p>
          </table:table-cell>
          <table:table-cell office:value-type="float" office:value="0.4826" calcext:value-type="float">
            <text:p>0,4826</text:p>
          </table:table-cell>
          <table:table-cell office:value-type="float" office:value="0.4224" calcext:value-type="float">
            <text:p>0,4224</text:p>
          </table:table-cell>
          <table:table-cell office:value-type="float" office:value="0.4194" calcext:value-type="float">
            <text:p>0,4194</text:p>
          </table:table-cell>
          <table:table-cell office:value-type="float" office:value="0.2857" calcext:value-type="float">
            <text:p>0,2857</text:p>
          </table:table-cell>
          <table:table-cell office:value-type="float" office:value="0.3832" calcext:value-type="float">
            <text:p>0,3832</text:p>
          </table:table-cell>
          <table:table-cell office:value-type="float" office:value="0.6676" calcext:value-type="float">
            <text:p>0,6676</text:p>
          </table:table-cell>
          <table:table-cell office:value-type="float" office:value="0.9382" calcext:value-type="float">
            <text:p>0,9382</text:p>
          </table:table-cell>
          <table:table-cell office:value-type="float" office:value="0.9933" calcext:value-type="float">
            <text:p>0,9933</text:p>
          </table:table-cell>
        </table:table-row>
        <table:table-row table:style-name="ro1">
          <table:table-cell office:value-type="float" office:value="0.3166" calcext:value-type="float">
            <text:p>0,3166</text:p>
          </table:table-cell>
          <table:table-cell office:value-type="float" office:value="0.7319" calcext:value-type="float">
            <text:p>0,7319</text:p>
          </table:table-cell>
          <table:table-cell office:value-type="float" office:value="0.7103" calcext:value-type="float">
            <text:p>0,7103</text:p>
          </table:table-cell>
          <table:table-cell office:value-type="float" office:value="0.631" calcext:value-type="float">
            <text:p>0,631</text:p>
          </table:table-cell>
          <table:table-cell office:value-type="float" office:value="0.4786" calcext:value-type="float">
            <text:p>0,4786</text:p>
          </table:table-cell>
          <table:table-cell office:value-type="float" office:value="0.4211" calcext:value-type="float">
            <text:p>0,4211</text:p>
          </table:table-cell>
          <table:table-cell office:value-type="float" office:value="0.4185" calcext:value-type="float">
            <text:p>0,4185</text:p>
          </table:table-cell>
          <table:table-cell office:value-type="float" office:value="0.291" calcext:value-type="float">
            <text:p>0,291</text:p>
          </table:table-cell>
          <table:table-cell office:value-type="float" office:value="0.3928" calcext:value-type="float">
            <text:p>0,3928</text:p>
          </table:table-cell>
          <table:table-cell office:value-type="float" office:value="0.6724" calcext:value-type="float">
            <text:p>0,6724</text:p>
          </table:table-cell>
          <table:table-cell office:value-type="float" office:value="0.9391" calcext:value-type="float">
            <text:p>0,9391</text:p>
          </table:table-cell>
          <table:table-cell office:value-type="float" office:value="0.9934" calcext:value-type="float">
            <text:p>0,9934</text:p>
          </table:table-cell>
        </table:table-row>
        <table:table-row table:style-name="ro1">
          <table:table-cell office:value-type="float" office:value="0.3216" calcext:value-type="float">
            <text:p>0,3216</text:p>
          </table:table-cell>
          <table:table-cell office:value-type="float" office:value="0.7285" calcext:value-type="float">
            <text:p>0,7285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6226" calcext:value-type="float">
            <text:p>0,6226</text:p>
          </table:table-cell>
          <table:table-cell office:value-type="float" office:value="0.4747" calcext:value-type="float">
            <text:p>0,4747</text:p>
          </table:table-cell>
          <table:table-cell office:value-type="float" office:value="0.4197" calcext:value-type="float">
            <text:p>0,4197</text:p>
          </table:table-cell>
          <table:table-cell office:value-type="float" office:value="0.4175" calcext:value-type="float">
            <text:p>0,4175</text:p>
          </table:table-cell>
          <table:table-cell office:value-type="float" office:value="0.297" calcext:value-type="float">
            <text:p>0,297</text:p>
          </table:table-cell>
          <table:table-cell office:value-type="float" office:value="0.403" calcext:value-type="float">
            <text:p>0,403</text:p>
          </table:table-cell>
          <table:table-cell office:value-type="float" office:value="0.6771" calcext:value-type="float">
            <text:p>0,6771</text:p>
          </table:table-cell>
          <table:table-cell office:value-type="float" office:value="0.9399" calcext:value-type="float">
            <text:p>0,9399</text:p>
          </table:table-cell>
          <table:table-cell office:value-type="float" office:value="0.9935" calcext:value-type="float">
            <text:p>0,9935</text:p>
          </table:table-cell>
        </table:table-row>
        <table:table-row table:style-name="ro1">
          <table:table-cell office:value-type="float" office:value="0.3266" calcext:value-type="float">
            <text:p>0,3266</text:p>
          </table:table-cell>
          <table:table-cell office:value-type="float" office:value="0.725" calcext:value-type="float">
            <text:p>0,725</text:p>
          </table:table-cell>
          <table:table-cell office:value-type="float" office:value="0.6982" calcext:value-type="float">
            <text:p>0,6982</text:p>
          </table:table-cell>
          <table:table-cell office:value-type="float" office:value="0.6137" calcext:value-type="float">
            <text:p>0,6137</text:p>
          </table:table-cell>
          <table:table-cell office:value-type="float" office:value="0.4708" calcext:value-type="float">
            <text:p>0,4708</text:p>
          </table:table-cell>
          <table:table-cell office:value-type="float" office:value="0.4184" calcext:value-type="float">
            <text:p>0,4184</text:p>
          </table:table-cell>
          <table:table-cell office:value-type="float" office:value="0.4165" calcext:value-type="float">
            <text:p>0,4165</text:p>
          </table:table-cell>
          <table:table-cell office:value-type="float" office:value="0.3036" calcext:value-type="float">
            <text:p>0,3036</text:p>
          </table:table-cell>
          <table:table-cell office:value-type="float" office:value="0.4139" calcext:value-type="float">
            <text:p>0,4139</text:p>
          </table:table-cell>
          <table:table-cell office:value-type="float" office:value="0.6819" calcext:value-type="float">
            <text:p>0,6819</text:p>
          </table:table-cell>
          <table:table-cell office:value-type="float" office:value="0.9408" calcext:value-type="float">
            <text:p>0,9408</text:p>
          </table:table-cell>
          <table:table-cell office:value-type="float" office:value="0.9936" calcext:value-type="float">
            <text:p>0,9936</text:p>
          </table:table-cell>
        </table:table-row>
        <table:table-row table:style-name="ro1">
          <table:table-cell office:value-type="float" office:value="0.3317" calcext:value-type="float">
            <text:p>0,3317</text:p>
          </table:table-cell>
          <table:table-cell office:value-type="float" office:value="0.7213" calcext:value-type="float">
            <text:p>0,7213</text:p>
          </table:table-cell>
          <table:table-cell office:value-type="float" office:value="0.6908" calcext:value-type="float">
            <text:p>0,6908</text:p>
          </table:table-cell>
          <table:table-cell office:value-type="float" office:value="0.6042" calcext:value-type="float">
            <text:p>0,6042</text:p>
          </table:table-cell>
          <table:table-cell office:value-type="float" office:value="0.4668" calcext:value-type="float">
            <text:p>0,4668</text:p>
          </table:table-cell>
          <table:table-cell office:value-type="float" office:value="0.4171" calcext:value-type="float">
            <text:p>0,4171</text:p>
          </table:table-cell>
          <table:table-cell office:value-type="float" office:value="0.4155" calcext:value-type="float">
            <text:p>0,4155</text:p>
          </table:table-cell>
          <table:table-cell office:value-type="float" office:value="0.3113" calcext:value-type="float">
            <text:p>0,3113</text:p>
          </table:table-cell>
          <table:table-cell office:value-type="float" office:value="0.4258" calcext:value-type="float">
            <text:p>0,4258</text:p>
          </table:table-cell>
          <table:table-cell office:value-type="float" office:value="0.6867" calcext:value-type="float">
            <text:p>0,6867</text:p>
          </table:table-cell>
          <table:table-cell office:value-type="float" office:value="0.9416" calcext:value-type="float">
            <text:p>0,9416</text:p>
          </table:table-cell>
          <table:table-cell office:value-type="float" office:value="0.9937" calcext:value-type="float">
            <text:p>0,9937</text:p>
          </table:table-cell>
        </table:table-row>
        <table:table-row table:style-name="ro1">
          <table:table-cell office:value-type="float" office:value="0.3367" calcext:value-type="float">
            <text:p>0,3367</text:p>
          </table:table-cell>
          <table:table-cell office:value-type="float" office:value="0.7172" calcext:value-type="float">
            <text:p>0,7172</text:p>
          </table:table-cell>
          <table:table-cell office:value-type="float" office:value="0.6821" calcext:value-type="float">
            <text:p>0,6821</text:p>
          </table:table-cell>
          <table:table-cell office:value-type="float" office:value="0.5941" calcext:value-type="float">
            <text:p>0,5941</text:p>
          </table:table-cell>
          <table:table-cell office:value-type="float" office:value="0.4629" calcext:value-type="float">
            <text:p>0,4629</text:p>
          </table:table-cell>
          <table:table-cell office:value-type="float" office:value="0.4158" calcext:value-type="float">
            <text:p>0,4158</text:p>
          </table:table-cell>
          <table:table-cell office:value-type="float" office:value="0.4146" calcext:value-type="float">
            <text:p>0,4146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4385" calcext:value-type="float">
            <text:p>0,4385</text:p>
          </table:table-cell>
          <table:table-cell office:value-type="float" office:value="0.6915" calcext:value-type="float">
            <text:p>0,6915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9937" calcext:value-type="float">
            <text:p>0,9937</text:p>
          </table:table-cell>
        </table:table-row>
        <table:table-row table:style-name="ro1">
          <table:table-cell office:value-type="float" office:value="0.3417" calcext:value-type="float">
            <text:p>0,3417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6715" calcext:value-type="float">
            <text:p>0,6715</text:p>
          </table:table-cell>
          <table:table-cell office:value-type="float" office:value="0.5832" calcext:value-type="float">
            <text:p>0,5832</text:p>
          </table:table-cell>
          <table:table-cell office:value-type="float" office:value="0.459" calcext:value-type="float">
            <text:p>0,459</text:p>
          </table:table-cell>
          <table:table-cell office:value-type="float" office:value="0.4145" calcext:value-type="float">
            <text:p>0,4145</text:p>
          </table:table-cell>
          <table:table-cell office:value-type="float" office:value="0.4136" calcext:value-type="float">
            <text:p>0,4136</text:p>
          </table:table-cell>
          <table:table-cell office:value-type="float" office:value="0.3319" calcext:value-type="float">
            <text:p>0,3319</text:p>
          </table:table-cell>
          <table:table-cell office:value-type="float" office:value="0.4523" calcext:value-type="float">
            <text:p>0,4523</text:p>
          </table:table-cell>
          <table:table-cell office:value-type="float" office:value="0.6963" calcext:value-type="float">
            <text:p>0,6963</text:p>
          </table:table-cell>
          <table:table-cell office:value-type="float" office:value="0.9433" calcext:value-type="float">
            <text:p>0,9433</text:p>
          </table:table-cell>
          <table:table-cell office:value-type="float" office:value="0.9938" calcext:value-type="float">
            <text:p>0,9938</text:p>
          </table:table-cell>
        </table:table-row>
        <table:table-row table:style-name="ro1">
          <table:table-cell office:value-type="float" office:value="0.3467" calcext:value-type="float">
            <text:p>0,3467</text:p>
          </table:table-cell>
          <table:table-cell office:value-type="float" office:value="0.7062" calcext:value-type="float">
            <text:p>0,7062</text:p>
          </table:table-cell>
          <table:table-cell office:value-type="float" office:value="0.6579" calcext:value-type="float">
            <text:p>0,6579</text:p>
          </table:table-cell>
          <table:table-cell office:value-type="float" office:value="0.5714" calcext:value-type="float">
            <text:p>0,5714</text:p>
          </table:table-cell>
          <table:table-cell office:value-type="float" office:value="0.455" calcext:value-type="float">
            <text:p>0,455</text:p>
          </table:table-cell>
          <table:table-cell office:value-type="float" office:value="0.4132" calcext:value-type="float">
            <text:p>0,4132</text:p>
          </table:table-cell>
          <table:table-cell office:value-type="float" office:value="0.4126" calcext:value-type="float">
            <text:p>0,4126</text:p>
          </table:table-cell>
          <table:table-cell office:value-type="float" office:value="0.3466" calcext:value-type="float">
            <text:p>0,3466</text:p>
          </table:table-cell>
          <table:table-cell office:value-type="float" office:value="0.4674" calcext:value-type="float">
            <text:p>0,4674</text:p>
          </table:table-cell>
          <table:table-cell office:value-type="float" office:value="0.7011" calcext:value-type="float">
            <text:p>0,7011</text:p>
          </table:table-cell>
          <table:table-cell office:value-type="float" office:value="0.9441" calcext:value-type="float">
            <text:p>0,9441</text:p>
          </table:table-cell>
          <table:table-cell office:value-type="float" office:value="0.9939" calcext:value-type="float">
            <text:p>0,9939</text:p>
          </table:table-cell>
        </table:table-row>
        <table:table-row table:style-name="ro1">
          <table:table-cell office:value-type="float" office:value="0.3518" calcext:value-type="float">
            <text:p>0,3518</text:p>
          </table:table-cell>
          <table:table-cell office:value-type="float" office:value="0.6961" calcext:value-type="float">
            <text:p>0,6961</text:p>
          </table:table-cell>
          <table:table-cell office:value-type="float" office:value="0.6397" calcext:value-type="float">
            <text:p>0,6397</text:p>
          </table:table-cell>
          <table:table-cell office:value-type="float" office:value="0.5588" calcext:value-type="float">
            <text:p>0,5588</text:p>
          </table:table-cell>
          <table:table-cell office:value-type="float" office:value="0.4511" calcext:value-type="float">
            <text:p>0,4511</text:p>
          </table:table-cell>
          <table:table-cell office:value-type="float" office:value="0.4119" calcext:value-type="float">
            <text:p>0,4119</text:p>
          </table:table-cell>
          <table:table-cell office:value-type="float" office:value="0.4117" calcext:value-type="float">
            <text:p>0,4117</text:p>
          </table:table-cell>
          <table:table-cell office:value-type="float" office:value="0.3665" calcext:value-type="float">
            <text:p>0,3665</text:p>
          </table:table-cell>
          <table:table-cell office:value-type="float" office:value="0.4838" calcext:value-type="float">
            <text:p>0,4838</text:p>
          </table:table-cell>
          <table:table-cell office:value-type="float" office:value="0.7059" calcext:value-type="float">
            <text:p>0,7059</text:p>
          </table:table-cell>
          <table:table-cell office:value-type="float" office:value="0.9449" calcext:value-type="float">
            <text:p>0,9449</text:p>
          </table:table-cell>
          <table:table-cell office:value-type="float" office:value="0.994" calcext:value-type="float">
            <text:p>0,994</text:p>
          </table:table-cell>
        </table:table-row>
        <table:table-row table:style-name="ro1">
          <table:table-cell office:value-type="float" office:value="0.3568" calcext:value-type="float">
            <text:p>0,3568</text:p>
          </table:table-cell>
          <table:table-cell office:value-type="float" office:value="0.6734" calcext:value-type="float">
            <text:p>0,6734</text:p>
          </table:table-cell>
          <table:table-cell office:value-type="float" office:value="0.614" calcext:value-type="float">
            <text:p>0,614</text:p>
          </table:table-cell>
          <table:table-cell office:value-type="float" office:value="0.545" calcext:value-type="float">
            <text:p>0,545</text:p>
          </table:table-cell>
          <table:table-cell office:value-type="float" office:value="0.4471" calcext:value-type="float">
            <text:p>0,4471</text:p>
          </table:table-cell>
          <table:table-cell office:value-type="float" office:value="0.4106" calcext:value-type="float">
            <text:p>0,4106</text:p>
          </table:table-cell>
          <table:table-cell office:value-type="float" office:value="0.4108" calcext:value-type="float">
            <text:p>0,4108</text:p>
          </table:table-cell>
          <table:table-cell office:value-type="float" office:value="0.3951" calcext:value-type="float">
            <text:p>0,3951</text:p>
          </table:table-cell>
          <table:table-cell office:value-type="float" office:value="0.5017" calcext:value-type="float">
            <text:p>0,5017</text:p>
          </table:table-cell>
          <table:table-cell office:value-type="float" office:value="0.7108" calcext:value-type="float">
            <text:p>0,7108</text:p>
          </table:table-cell>
          <table:table-cell office:value-type="float" office:value="0.9457" calcext:value-type="float">
            <text:p>0,9457</text:p>
          </table:table-cell>
          <table:table-cell office:value-type="float" office:value="0.9941" calcext:value-type="float">
            <text:p>0,9941</text:p>
          </table:table-cell>
        </table:table-row>
        <table:table-row table:style-name="ro1">
          <table:table-cell office:value-type="float" office:value="0.3618" calcext:value-type="float">
            <text:p>0,3618</text:p>
          </table:table-cell>
          <table:table-cell office:value-type="float" office:value="0.5751" calcext:value-type="float">
            <text:p>0,5751</text:p>
          </table:table-cell>
          <table:table-cell office:value-type="float" office:value="0.5757" calcext:value-type="float">
            <text:p>0,5757</text:p>
          </table:table-cell>
          <table:table-cell office:value-type="float" office:value="0.5301" calcext:value-type="float">
            <text:p>0,5301</text:p>
          </table:table-cell>
          <table:table-cell office:value-type="float" office:value="0.4432" calcext:value-type="float">
            <text:p>0,4432</text:p>
          </table:table-cell>
          <table:table-cell office:value-type="float" office:value="0.4094" calcext:value-type="float">
            <text:p>0,4094</text:p>
          </table:table-cell>
          <table:table-cell office:value-type="float" office:value="0.4098" calcext:value-type="float">
            <text:p>0,4098</text:p>
          </table:table-cell>
          <table:table-cell office:value-type="float" office:value="0.4386" calcext:value-type="float">
            <text:p>0,4386</text:p>
          </table:table-cell>
          <table:table-cell office:value-type="float" office:value="0.5214" calcext:value-type="float">
            <text:p>0,5214</text:p>
          </table:table-cell>
          <table:table-cell office:value-type="float" office:value="0.7157" calcext:value-type="float">
            <text:p>0,7157</text:p>
          </table:table-cell>
          <table:table-cell office:value-type="float" office:value="0.9465" calcext:value-type="float">
            <text:p>0,9465</text:p>
          </table:table-cell>
          <table:table-cell office:value-type="float" office:value="0.9942" calcext:value-type="float">
            <text:p>0,9942</text:p>
          </table:table-cell>
        </table:table-row>
        <table:table-row table:style-name="ro1">
          <table:table-cell office:value-type="float" office:value="0.3668" calcext:value-type="float">
            <text:p>0,3668</text:p>
          </table:table-cell>
          <table:table-cell office:value-type="float" office:value="0.1987" calcext:value-type="float">
            <text:p>0,1987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5137" calcext:value-type="float">
            <text:p>0,5137</text:p>
          </table:table-cell>
          <table:table-cell office:value-type="float" office:value="0.4392" calcext:value-type="float">
            <text:p>0,4392</text:p>
          </table:table-cell>
          <table:table-cell office:value-type="float" office:value="0.4081" calcext:value-type="float">
            <text:p>0,4081</text:p>
          </table:table-cell>
          <table:table-cell office:value-type="float" office:value="0.4089" calcext:value-type="float">
            <text:p>0,4089</text:p>
          </table:table-cell>
          <table:table-cell office:value-type="float" office:value="0.5089" calcext:value-type="float">
            <text:p>0,5089</text:p>
          </table:table-cell>
          <table:table-cell office:value-type="float" office:value="0.5431" calcext:value-type="float">
            <text:p>0,5431</text:p>
          </table:table-cell>
          <table:table-cell office:value-type="float" office:value="0.7205" calcext:value-type="float">
            <text:p>0,7205</text:p>
          </table:table-cell>
          <table:table-cell office:value-type="float" office:value="0.9473" calcext:value-type="float">
            <text:p>0,9473</text:p>
          </table:table-cell>
          <table:table-cell office:value-type="float" office:value="0.9943" calcext:value-type="float">
            <text:p>0,9943</text:p>
          </table:table-cell>
        </table:table-row>
        <table:table-row table:style-name="ro1">
          <table:table-cell office:value-type="float" office:value="0.3719" calcext:value-type="float">
            <text:p>0,371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4126" calcext:value-type="float">
            <text:p>0,4126</text:p>
          </table:table-cell>
          <table:table-cell office:value-type="float" office:value="0.4959" calcext:value-type="float">
            <text:p>0,4959</text:p>
          </table:table-cell>
          <table:table-cell office:value-type="float" office:value="0.4352" calcext:value-type="float">
            <text:p>0,4352</text:p>
          </table:table-cell>
          <table:table-cell office:value-type="float" office:value="0.4069" calcext:value-type="float">
            <text:p>0,4069</text:p>
          </table:table-cell>
          <table:table-cell office:value-type="float" office:value="0.408" calcext:value-type="float">
            <text:p>0,408</text:p>
          </table:table-cell>
          <table:table-cell office:value-type="float" office:value="0.6249" calcext:value-type="float">
            <text:p>0,6249</text:p>
          </table:table-cell>
          <table:table-cell office:value-type="float" office:value="0.5671" calcext:value-type="float">
            <text:p>0,5671</text:p>
          </table:table-cell>
          <table:table-cell office:value-type="float" office:value="0.7254" calcext:value-type="float">
            <text:p>0,7254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9944" calcext:value-type="float">
            <text:p>0,9944</text:p>
          </table:table-cell>
        </table:table-row>
        <table:table-row table:style-name="ro1">
          <table:table-cell office:value-type="float" office:value="0.3769" calcext:value-type="float">
            <text:p>0,3769</text:p>
          </table:table-cell>
          <table:table-cell office:value-type="float" office:value="0" calcext:value-type="float">
            <text:p>0</text:p>
          </table:table-cell>
          <table:table-cell office:value-type="float" office:value="0.2174" calcext:value-type="float">
            <text:p>0,2174</text:p>
          </table:table-cell>
          <table:table-cell office:value-type="float" office:value="0.4762" calcext:value-type="float">
            <text:p>0,4762</text:p>
          </table:table-cell>
          <table:table-cell office:value-type="float" office:value="0.4313" calcext:value-type="float">
            <text:p>0,4313</text:p>
          </table:table-cell>
          <table:table-cell office:value-type="float" office:value="0.4056" calcext:value-type="float">
            <text:p>0,4056</text:p>
          </table:table-cell>
          <table:table-cell office:value-type="float" office:value="0.407" calcext:value-type="float">
            <text:p>0,407</text:p>
          </table:table-cell>
          <table:table-cell office:value-type="float" office:value="0.8594" calcext:value-type="float">
            <text:p>0,8594</text:p>
          </table:table-cell>
          <table:table-cell office:value-type="float" office:value="0.5936" calcext:value-type="float">
            <text:p>0,5936</text:p>
          </table:table-cell>
          <table:table-cell office:value-type="float" office:value="0.7303" calcext:value-type="float">
            <text:p>0,7303</text:p>
          </table:table-cell>
          <table:table-cell office:value-type="float" office:value="0.949" calcext:value-type="float">
            <text:p>0,949</text:p>
          </table:table-cell>
          <table:table-cell office:value-type="float" office:value="0.9945" calcext:value-type="float">
            <text:p>0,9945</text:p>
          </table:table-cell>
        </table:table-row>
        <table:table-row table:style-name="ro1">
          <table:table-cell office:value-type="float" office:value="0.3819" calcext:value-type="float">
            <text:p>0,3819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4545" calcext:value-type="float">
            <text:p>0,4545</text:p>
          </table:table-cell>
          <table:table-cell office:value-type="float" office:value="0.4273" calcext:value-type="float">
            <text:p>0,4273</text:p>
          </table:table-cell>
          <table:table-cell office:value-type="float" office:value="0.4044" calcext:value-type="float">
            <text:p>0,4044</text:p>
          </table:table-cell>
          <table:table-cell office:value-type="float" office:value="0.4061" calcext:value-type="float">
            <text:p>0,4061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623" calcext:value-type="float">
            <text:p>0,623</text:p>
          </table:table-cell>
          <table:table-cell office:value-type="float" office:value="0.7353" calcext:value-type="float">
            <text:p>0,7353</text:p>
          </table:table-cell>
          <table:table-cell office:value-type="float" office:value="0.9498" calcext:value-type="float">
            <text:p>0,9498</text:p>
          </table:table-cell>
          <table:table-cell office:value-type="float" office:value="0.9946" calcext:value-type="float">
            <text:p>0,9946</text:p>
          </table:table-cell>
        </table:table-row>
        <table:table-row table:style-name="ro1">
          <table:table-cell office:value-type="float" office:value="0.3869" calcext:value-type="float">
            <text:p>0,3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6" calcext:value-type="float">
            <text:p>0,4306</text:p>
          </table:table-cell>
          <table:table-cell office:value-type="float" office:value="0.4233" calcext:value-type="float">
            <text:p>0,4233</text:p>
          </table:table-cell>
          <table:table-cell office:value-type="float" office:value="0.4031" calcext:value-type="float">
            <text:p>0,4031</text:p>
          </table:table-cell>
          <table:table-cell office:value-type="float" office:value="0.4052" calcext:value-type="float">
            <text:p>0,4052</text:p>
          </table:table-cell>
          <table:table-cell office:value-type="float" office:value="1" calcext:value-type="float">
            <text:p>1</text:p>
          </table:table-cell>
          <table:table-cell office:value-type="float" office:value="0.6556" calcext:value-type="float">
            <text:p>0,6556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9506" calcext:value-type="float">
            <text:p>0,9506</text:p>
          </table:table-cell>
          <table:table-cell office:value-type="float" office:value="0.9946" calcext:value-type="float">
            <text:p>0,9946</text:p>
          </table:table-cell>
        </table:table-row>
        <table:table-row table:style-name="ro1">
          <table:table-cell office:value-type="float" office:value="0.392" calcext:value-type="float">
            <text:p>0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4" calcext:value-type="float">
            <text:p>0,404</text:p>
          </table:table-cell>
          <table:table-cell office:value-type="float" office:value="0.4193" calcext:value-type="float">
            <text:p>0,4193</text:p>
          </table:table-cell>
          <table:table-cell office:value-type="float" office:value="0.4019" calcext:value-type="float">
            <text:p>0,4019</text:p>
          </table:table-cell>
          <table:table-cell office:value-type="float" office:value="0.4043" calcext:value-type="float">
            <text:p>0,4043</text:p>
          </table:table-cell>
          <table:table-cell office:value-type="float" office:value="1" calcext:value-type="float">
            <text:p>1</text:p>
          </table:table-cell>
          <table:table-cell office:value-type="float" office:value="0.6919" calcext:value-type="float">
            <text:p>0,6919</text:p>
          </table:table-cell>
          <table:table-cell office:value-type="float" office:value="0.7452" calcext:value-type="float">
            <text:p>0,7452</text:p>
          </table:table-cell>
          <table:table-cell office:value-type="float" office:value="0.9514" calcext:value-type="float">
            <text:p>0,9514</text:p>
          </table:table-cell>
          <table:table-cell office:value-type="float" office:value="0.9947" calcext:value-type="float">
            <text:p>0,9947</text:p>
          </table:table-cell>
        </table:table-row>
        <table:table-row table:style-name="ro1">
          <table:table-cell office:value-type="float" office:value="0.397" calcext:value-type="float">
            <text:p>0,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4" calcext:value-type="float">
            <text:p>0,3744</text:p>
          </table:table-cell>
          <table:table-cell office:value-type="float" office:value="0.4152" calcext:value-type="float">
            <text:p>0,4152</text:p>
          </table:table-cell>
          <table:table-cell office:value-type="float" office:value="0.4007" calcext:value-type="float">
            <text:p>0,4007</text:p>
          </table:table-cell>
          <table:table-cell office:value-type="float" office:value="0.4034" calcext:value-type="float">
            <text:p>0,4034</text:p>
          </table:table-cell>
          <table:table-cell office:value-type="float" office:value="1" calcext:value-type="float">
            <text:p>1</text:p>
          </table:table-cell>
          <table:table-cell office:value-type="float" office:value="0.7322" calcext:value-type="float">
            <text:p>0,7322</text:p>
          </table:table-cell>
          <table:table-cell office:value-type="float" office:value="0.7502" calcext:value-type="float">
            <text:p>0,7502</text:p>
          </table:table-cell>
          <table:table-cell office:value-type="float" office:value="0.9522" calcext:value-type="float">
            <text:p>0,9522</text:p>
          </table:table-cell>
          <table:table-cell office:value-type="float" office:value="0.9948" calcext:value-type="float">
            <text:p>0,9948</text:p>
          </table:table-cell>
        </table:table-row>
        <table:table-row table:style-name="ro1">
          <table:table-cell office:value-type="float" office:value="0.402" calcext:value-type="float">
            <text:p>0,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3" calcext:value-type="float">
            <text:p>0,3413</text:p>
          </table:table-cell>
          <table:table-cell office:value-type="float" office:value="0.4112" calcext:value-type="float">
            <text:p>0,4112</text:p>
          </table:table-cell>
          <table:table-cell office:value-type="float" office:value="0.3994" calcext:value-type="float">
            <text:p>0,3994</text:p>
          </table:table-cell>
          <table:table-cell office:value-type="float" office:value="0.4025" calcext:value-type="float">
            <text:p>0,4025</text:p>
          </table:table-cell>
          <table:table-cell office:value-type="float" office:value="1" calcext:value-type="float">
            <text:p>1</text:p>
          </table:table-cell>
          <table:table-cell office:value-type="float" office:value="0.777" calcext:value-type="float">
            <text:p>0,777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953" calcext:value-type="float">
            <text:p>0,953</text:p>
          </table:table-cell>
          <table:table-cell office:value-type="float" office:value="0.9949" calcext:value-type="float">
            <text:p>0,9949</text:p>
          </table:table-cell>
        </table:table-row>
        <table:table-row table:style-name="ro1">
          <table:table-cell office:value-type="float" office:value="0.407" calcext:value-type="float">
            <text:p>0,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42" calcext:value-type="float">
            <text:p>0,3042</text:p>
          </table:table-cell>
          <table:table-cell office:value-type="float" office:value="0.4072" calcext:value-type="float">
            <text:p>0,4072</text:p>
          </table:table-cell>
          <table:table-cell office:value-type="float" office:value="0.3982" calcext:value-type="float">
            <text:p>0,3982</text:p>
          </table:table-cell>
          <table:table-cell office:value-type="float" office:value="0.4016" calcext:value-type="float">
            <text:p>0,4016</text:p>
          </table:table-cell>
          <table:table-cell office:value-type="float" office:value="1" calcext:value-type="float">
            <text:p>1</text:p>
          </table:table-cell>
          <table:table-cell office:value-type="float" office:value="0.8267" calcext:value-type="float">
            <text:p>0,8267</text:p>
          </table:table-cell>
          <table:table-cell office:value-type="float" office:value="0.7602" calcext:value-type="float">
            <text:p>0,7602</text:p>
          </table:table-cell>
          <table:table-cell office:value-type="float" office:value="0.9537" calcext:value-type="float">
            <text:p>0,9537</text:p>
          </table:table-cell>
          <table:table-cell office:value-type="float" office:value="0.995" calcext:value-type="float">
            <text:p>0,995</text:p>
          </table:table-cell>
        </table:table-row>
        <table:table-row table:style-name="ro1">
          <table:table-cell office:value-type="float" office:value="0.4121" calcext:value-type="float">
            <text:p>0,4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7" calcext:value-type="float">
            <text:p>0,2627</text:p>
          </table:table-cell>
          <table:table-cell office:value-type="float" office:value="0.4031" calcext:value-type="float">
            <text:p>0,4031</text:p>
          </table:table-cell>
          <table:table-cell office:value-type="float" office:value="0.397" calcext:value-type="float">
            <text:p>0,397</text:p>
          </table:table-cell>
          <table:table-cell office:value-type="float" office:value="0.4007" calcext:value-type="float">
            <text:p>0,4007</text:p>
          </table:table-cell>
          <table:table-cell office:value-type="float" office:value="1" calcext:value-type="float">
            <text:p>1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7653" calcext:value-type="float">
            <text:p>0,7653</text:p>
          </table:table-cell>
          <table:table-cell office:value-type="float" office:value="0.9545" calcext:value-type="float">
            <text:p>0,9545</text:p>
          </table:table-cell>
          <table:table-cell office:value-type="float" office:value="0.9951" calcext:value-type="float">
            <text:p>0,9951</text:p>
          </table:table-cell>
        </table:table-row>
        <table:table-row table:style-name="ro1">
          <table:table-cell office:value-type="float" office:value="0.4171" calcext:value-type="float">
            <text:p>0,4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4" calcext:value-type="float">
            <text:p>0,2104</text:p>
          </table:table-cell>
          <table:table-cell office:value-type="float" office:value="0.399" calcext:value-type="float">
            <text:p>0,399</text:p>
          </table:table-cell>
          <table:table-cell office:value-type="float" office:value="0.3958" calcext:value-type="float">
            <text:p>0,3958</text:p>
          </table:table-cell>
          <table:table-cell office:value-type="float" office:value="0.3998" calcext:value-type="float">
            <text:p>0,3998</text:p>
          </table:table-cell>
          <table:table-cell office:value-type="float" office:value="1" calcext:value-type="float">
            <text:p>1</text:p>
          </table:table-cell>
          <table:table-cell office:value-type="float" office:value="0.9415" calcext:value-type="float">
            <text:p>0,9415</text:p>
          </table:table-cell>
          <table:table-cell office:value-type="float" office:value="0.7703" calcext:value-type="float">
            <text:p>0,7703</text:p>
          </table:table-cell>
          <table:table-cell office:value-type="float" office:value="0.9553" calcext:value-type="float">
            <text:p>0,9553</text:p>
          </table:table-cell>
          <table:table-cell office:value-type="float" office:value="0.9952" calcext:value-type="float">
            <text:p>0,9952</text:p>
          </table:table-cell>
        </table:table-row>
        <table:table-row table:style-name="ro1">
          <table:table-cell office:value-type="float" office:value="0.4221" calcext:value-type="float">
            <text:p>0,4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1" calcext:value-type="float">
            <text:p>0,0821</text:p>
          </table:table-cell>
          <table:table-cell office:value-type="float" office:value="0.395" calcext:value-type="float">
            <text:p>0,395</text:p>
          </table:table-cell>
          <table:table-cell office:value-type="float" office:value="0.3946" calcext:value-type="float">
            <text:p>0,3946</text:p>
          </table:table-cell>
          <table:table-cell office:value-type="float" office:value="0.3989" calcext:value-type="float">
            <text:p>0,3989</text:p>
          </table:table-cell>
          <table:table-cell office:value-type="float" office:value="1" calcext:value-type="float">
            <text:p>1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7754" calcext:value-type="float">
            <text:p>0,7754</text:p>
          </table:table-cell>
          <table:table-cell office:value-type="float" office:value="0.9561" calcext:value-type="float">
            <text:p>0,9561</text:p>
          </table:table-cell>
          <table:table-cell office:value-type="float" office:value="0.9952" calcext:value-type="float">
            <text:p>0,9952</text:p>
          </table:table-cell>
        </table:table-row>
        <table:table-row table:style-name="ro1">
          <table:table-cell office:value-type="float" office:value="0.4271" calcext:value-type="float">
            <text:p>0,4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3908" calcext:value-type="float">
            <text:p>0,3908</text:p>
          </table:table-cell>
          <table:table-cell office:value-type="float" office:value="0.3934" calcext:value-type="float">
            <text:p>0,3934</text:p>
          </table:table-cell>
          <table:table-cell office:value-type="float" office:value="0.3981" calcext:value-type="float">
            <text:p>0,3981</text:p>
          </table:table-cell>
          <table:table-cell office:value-type="float" office:value="1" calcext:value-type="float">
            <text:p>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7805" calcext:value-type="float">
            <text:p>0,7805</text:p>
          </table:table-cell>
          <table:table-cell office:value-type="float" office:value="0.9569" calcext:value-type="float">
            <text:p>0,9569</text:p>
          </table:table-cell>
          <table:table-cell office:value-type="float" office:value="0.9953" calcext:value-type="float">
            <text:p>0,9953</text:p>
          </table:table-cell>
        </table:table-row>
        <table:table-row table:style-name="ro1">
          <table:table-cell office:value-type="float" office:value="0.4322" calcext:value-type="float">
            <text:p>0,4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7" calcext:value-type="float">
            <text:p>0,3867</text:p>
          </table:table-cell>
          <table:table-cell office:value-type="float" office:value="0.3922" calcext:value-type="float">
            <text:p>0,3922</text:p>
          </table:table-cell>
          <table:table-cell office:value-type="float" office:value="0.3972" calcext:value-type="float">
            <text:p>0,3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57" calcext:value-type="float">
            <text:p>0,7857</text:p>
          </table:table-cell>
          <table:table-cell office:value-type="float" office:value="0.9577" calcext:value-type="float">
            <text:p>0,9577</text:p>
          </table:table-cell>
          <table:table-cell office:value-type="float" office:value="0.9954" calcext:value-type="float">
            <text:p>0,9954</text:p>
          </table:table-cell>
        </table:table-row>
        <table:table-row table:style-name="ro1">
          <table:table-cell office:value-type="float" office:value="0.4372" calcext:value-type="float">
            <text:p>0,4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26" calcext:value-type="float">
            <text:p>0,3826</text:p>
          </table:table-cell>
          <table:table-cell office:value-type="float" office:value="0.391" calcext:value-type="float">
            <text:p>0,391</text:p>
          </table:table-cell>
          <table:table-cell office:value-type="float" office:value="0.3963" calcext:value-type="float">
            <text:p>0,39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09" calcext:value-type="float">
            <text:p>0,7909</text:p>
          </table:table-cell>
          <table:table-cell office:value-type="float" office:value="0.9584" calcext:value-type="float">
            <text:p>0,9584</text:p>
          </table:table-cell>
          <table:table-cell office:value-type="float" office:value="0.9955" calcext:value-type="float">
            <text:p>0,9955</text:p>
          </table:table-cell>
        </table:table-row>
        <table:table-row table:style-name="ro1">
          <table:table-cell office:value-type="float" office:value="0.4422" calcext:value-type="float">
            <text:p>0,4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84" calcext:value-type="float">
            <text:p>0,3784</text:p>
          </table:table-cell>
          <table:table-cell office:value-type="float" office:value="0.3898" calcext:value-type="float">
            <text:p>0,3898</text:p>
          </table:table-cell>
          <table:table-cell office:value-type="float" office:value="0.3954" calcext:value-type="float">
            <text:p>0,39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61" calcext:value-type="float">
            <text:p>0,7961</text:p>
          </table:table-cell>
          <table:table-cell office:value-type="float" office:value="0.9592" calcext:value-type="float">
            <text:p>0,9592</text:p>
          </table:table-cell>
          <table:table-cell office:value-type="float" office:value="0.9956" calcext:value-type="float">
            <text:p>0,9956</text:p>
          </table:table-cell>
        </table:table-row>
        <table:table-row table:style-name="ro1">
          <table:table-cell office:value-type="float" office:value="0.4472" calcext:value-type="float">
            <text:p>0,4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43" calcext:value-type="float">
            <text:p>0,3743</text:p>
          </table:table-cell>
          <table:table-cell office:value-type="float" office:value="0.3887" calcext:value-type="float">
            <text:p>0,3887</text:p>
          </table:table-cell>
          <table:table-cell office:value-type="float" office:value="0.3946" calcext:value-type="float">
            <text:p>0,3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13" calcext:value-type="float">
            <text:p>0,8013</text:p>
          </table:table-cell>
          <table:table-cell office:value-type="float" office:value="0.96" calcext:value-type="float">
            <text:p>0,96</text:p>
          </table:table-cell>
          <table:table-cell office:value-type="float" office:value="0.9957" calcext:value-type="float">
            <text:p>0,9957</text:p>
          </table:table-cell>
        </table:table-row>
        <table:table-row table:style-name="ro1">
          <table:table-cell office:value-type="float" office:value="0.4523" calcext:value-type="float">
            <text:p>0,4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01" calcext:value-type="float">
            <text:p>0,3701</text:p>
          </table:table-cell>
          <table:table-cell office:value-type="float" office:value="0.3875" calcext:value-type="float">
            <text:p>0,3875</text:p>
          </table:table-cell>
          <table:table-cell office:value-type="float" office:value="0.3937" calcext:value-type="float">
            <text:p>0,39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5" calcext:value-type="float">
            <text:p>0,8065</text:p>
          </table:table-cell>
          <table:table-cell office:value-type="float" office:value="0.9607" calcext:value-type="float">
            <text:p>0,9607</text:p>
          </table:table-cell>
          <table:table-cell office:value-type="float" office:value="0.9958" calcext:value-type="float">
            <text:p>0,9958</text:p>
          </table:table-cell>
        </table:table-row>
        <table:table-row table:style-name="ro1">
          <table:table-cell office:value-type="float" office:value="0.4573" calcext:value-type="float">
            <text:p>0,4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59" calcext:value-type="float">
            <text:p>0,3659</text:p>
          </table:table-cell>
          <table:table-cell office:value-type="float" office:value="0.3863" calcext:value-type="float">
            <text:p>0,3863</text:p>
          </table:table-cell>
          <table:table-cell office:value-type="float" office:value="0.3928" calcext:value-type="float">
            <text:p>0,39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18" calcext:value-type="float">
            <text:p>0,8118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958" calcext:value-type="float">
            <text:p>0,9958</text:p>
          </table:table-cell>
        </table:table-row>
        <table:table-row table:style-name="ro1">
          <table:table-cell office:value-type="float" office:value="0.4623" calcext:value-type="float">
            <text:p>0,4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16" calcext:value-type="float">
            <text:p>0,3616</text:p>
          </table:table-cell>
          <table:table-cell office:value-type="float" office:value="0.3852" calcext:value-type="float">
            <text:p>0,3852</text:p>
          </table:table-cell>
          <table:table-cell office:value-type="float" office:value="0.392" calcext:value-type="float">
            <text:p>0,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71" calcext:value-type="float">
            <text:p>0,8171</text:p>
          </table:table-cell>
          <table:table-cell office:value-type="float" office:value="0.9623" calcext:value-type="float">
            <text:p>0,9623</text:p>
          </table:table-cell>
          <table:table-cell office:value-type="float" office:value="0.9959" calcext:value-type="float">
            <text:p>0,9959</text:p>
          </table:table-cell>
        </table:table-row>
        <table:table-row table:style-name="ro1">
          <table:table-cell office:value-type="float" office:value="0.4673" calcext:value-type="float">
            <text:p>0,4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74" calcext:value-type="float">
            <text:p>0,3574</text:p>
          </table:table-cell>
          <table:table-cell office:value-type="float" office:value="0.384" calcext:value-type="float">
            <text:p>0,384</text:p>
          </table:table-cell>
          <table:table-cell office:value-type="float" office:value="0.3911" calcext:value-type="float">
            <text:p>0,39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25" calcext:value-type="float">
            <text:p>0,8225</text:p>
          </table:table-cell>
          <table:table-cell office:value-type="float" office:value="0.963" calcext:value-type="float">
            <text:p>0,963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0.4724" calcext:value-type="float">
            <text:p>0,4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31" calcext:value-type="float">
            <text:p>0,3531</text:p>
          </table:table-cell>
          <table:table-cell office:value-type="float" office:value="0.3828" calcext:value-type="float">
            <text:p>0,3828</text:p>
          </table:table-cell>
          <table:table-cell office:value-type="float" office:value="0.3903" calcext:value-type="float">
            <text:p>0,3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78" calcext:value-type="float">
            <text:p>0,8278</text:p>
          </table:table-cell>
          <table:table-cell office:value-type="float" office:value="0.9638" calcext:value-type="float">
            <text:p>0,9638</text:p>
          </table:table-cell>
          <table:table-cell office:value-type="float" office:value="0.9961" calcext:value-type="float">
            <text:p>0,9961</text:p>
          </table:table-cell>
        </table:table-row>
        <table:table-row table:style-name="ro1">
          <table:table-cell office:value-type="float" office:value="0.4774" calcext:value-type="float">
            <text:p>0,4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88" calcext:value-type="float">
            <text:p>0,3488</text:p>
          </table:table-cell>
          <table:table-cell office:value-type="float" office:value="0.3817" calcext:value-type="float">
            <text:p>0,3817</text:p>
          </table:table-cell>
          <table:table-cell office:value-type="float" office:value="0.3894" calcext:value-type="float">
            <text:p>0,3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2" calcext:value-type="float">
            <text:p>0,8332</text:p>
          </table:table-cell>
          <table:table-cell office:value-type="float" office:value="0.9646" calcext:value-type="float">
            <text:p>0,9646</text:p>
          </table:table-cell>
          <table:table-cell office:value-type="float" office:value="0.9962" calcext:value-type="float">
            <text:p>0,9962</text:p>
          </table:table-cell>
        </table:table-row>
        <table:table-row table:style-name="ro1">
          <table:table-cell office:value-type="float" office:value="0.4824" calcext:value-type="float">
            <text:p>0,4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45" calcext:value-type="float">
            <text:p>0,3445</text:p>
          </table:table-cell>
          <table:table-cell office:value-type="float" office:value="0.3805" calcext:value-type="float">
            <text:p>0,3805</text:p>
          </table:table-cell>
          <table:table-cell office:value-type="float" office:value="0.3886" calcext:value-type="float">
            <text:p>0,3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87" calcext:value-type="float">
            <text:p>0,8387</text:p>
          </table:table-cell>
          <table:table-cell office:value-type="float" office:value="0.9653" calcext:value-type="float">
            <text:p>0,9653</text:p>
          </table:table-cell>
          <table:table-cell office:value-type="float" office:value="0.9962" calcext:value-type="float">
            <text:p>0,9962</text:p>
          </table:table-cell>
        </table:table-row>
        <table:table-row table:style-name="ro1">
          <table:table-cell office:value-type="float" office:value="0.4874" calcext:value-type="float">
            <text:p>0,4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01" calcext:value-type="float">
            <text:p>0,3401</text:p>
          </table:table-cell>
          <table:table-cell office:value-type="float" office:value="0.3794" calcext:value-type="float">
            <text:p>0,3794</text:p>
          </table:table-cell>
          <table:table-cell office:value-type="float" office:value="0.3878" calcext:value-type="float">
            <text:p>0,3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41" calcext:value-type="float">
            <text:p>0,8441</text:p>
          </table:table-cell>
          <table:table-cell office:value-type="float" office:value="0.9661" calcext:value-type="float">
            <text:p>0,9661</text:p>
          </table:table-cell>
          <table:table-cell office:value-type="float" office:value="0.9963" calcext:value-type="float">
            <text:p>0,9963</text:p>
          </table:table-cell>
        </table:table-row>
        <table:table-row table:style-name="ro1">
          <table:table-cell office:value-type="float" office:value="0.4925" calcext:value-type="float">
            <text:p>0,4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57" calcext:value-type="float">
            <text:p>0,3357</text:p>
          </table:table-cell>
          <table:table-cell office:value-type="float" office:value="0.3782" calcext:value-type="float">
            <text:p>0,3782</text:p>
          </table:table-cell>
          <table:table-cell office:value-type="float" office:value="0.3869" calcext:value-type="float">
            <text:p>0,3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96" calcext:value-type="float">
            <text:p>0,8496</text:p>
          </table:table-cell>
          <table:table-cell office:value-type="float" office:value="0.9668" calcext:value-type="float">
            <text:p>0,9668</text:p>
          </table:table-cell>
          <table:table-cell office:value-type="float" office:value="0.9964" calcext:value-type="float">
            <text:p>0,9964</text:p>
          </table:table-cell>
        </table:table-row>
        <table:table-row table:style-name="ro1">
          <table:table-cell office:value-type="float" office:value="0.4975" calcext:value-type="float">
            <text:p>0,4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13" calcext:value-type="float">
            <text:p>0,3313</text:p>
          </table:table-cell>
          <table:table-cell office:value-type="float" office:value="0.3771" calcext:value-type="float">
            <text:p>0,3771</text:p>
          </table:table-cell>
          <table:table-cell office:value-type="float" office:value="0.3861" calcext:value-type="float">
            <text:p>0,38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51" calcext:value-type="float">
            <text:p>0,8551</text:p>
          </table:table-cell>
          <table:table-cell office:value-type="float" office:value="0.9676" calcext:value-type="float">
            <text:p>0,9676</text:p>
          </table:table-cell>
          <table:table-cell office:value-type="float" office:value="0.9965" calcext:value-type="float">
            <text:p>0,9965</text:p>
          </table:table-cell>
        </table:table-row>
        <table:table-row table:style-name="ro1">
          <table:table-cell office:value-type="float" office:value="0.5025" calcext:value-type="float">
            <text:p>0,5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69" calcext:value-type="float">
            <text:p>0,3269</text:p>
          </table:table-cell>
          <table:table-cell office:value-type="float" office:value="0.376" calcext:value-type="float">
            <text:p>0,376</text:p>
          </table:table-cell>
          <table:table-cell office:value-type="float" office:value="0.3852" calcext:value-type="float">
            <text:p>0,38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07" calcext:value-type="float">
            <text:p>0,8607</text:p>
          </table:table-cell>
          <table:table-cell office:value-type="float" office:value="0.9683" calcext:value-type="float">
            <text:p>0,9683</text:p>
          </table:table-cell>
          <table:table-cell office:value-type="float" office:value="0.9966" calcext:value-type="float">
            <text:p>0,9966</text:p>
          </table:table-cell>
        </table:table-row>
        <table:table-row table:style-name="ro1">
          <table:table-cell office:value-type="float" office:value="0.5075" calcext:value-type="float">
            <text:p>0,5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25" calcext:value-type="float">
            <text:p>0,3225</text:p>
          </table:table-cell>
          <table:table-cell office:value-type="float" office:value="0.3748" calcext:value-type="float">
            <text:p>0,3748</text:p>
          </table:table-cell>
          <table:table-cell office:value-type="float" office:value="0.3844" calcext:value-type="float">
            <text:p>0,38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9691" calcext:value-type="float">
            <text:p>0,9691</text:p>
          </table:table-cell>
          <table:table-cell office:value-type="float" office:value="0.9967" calcext:value-type="float">
            <text:p>0,9967</text:p>
          </table:table-cell>
        </table:table-row>
        <table:table-row table:style-name="ro1">
          <table:table-cell office:value-type="float" office:value="0.5126" calcext:value-type="float">
            <text:p>0,5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8" calcext:value-type="float">
            <text:p>0,318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3836" calcext:value-type="float">
            <text:p>0,3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19" calcext:value-type="float">
            <text:p>0,8719</text:p>
          </table:table-cell>
          <table:table-cell office:value-type="float" office:value="0.9698" calcext:value-type="float">
            <text:p>0,9698</text:p>
          </table:table-cell>
          <table:table-cell office:value-type="float" office:value="0.9967" calcext:value-type="float">
            <text:p>0,9967</text:p>
          </table:table-cell>
        </table:table-row>
        <table:table-row table:style-name="ro1">
          <table:table-cell office:value-type="float" office:value="0.5176" calcext:value-type="float">
            <text:p>0,5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35" calcext:value-type="float">
            <text:p>0,3135</text:p>
          </table:table-cell>
          <table:table-cell office:value-type="float" office:value="0.3726" calcext:value-type="float">
            <text:p>0,3726</text:p>
          </table:table-cell>
          <table:table-cell office:value-type="float" office:value="0.3828" calcext:value-type="float">
            <text:p>0,38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9706" calcext:value-type="float">
            <text:p>0,9706</text:p>
          </table:table-cell>
          <table:table-cell office:value-type="float" office:value="0.9968" calcext:value-type="float">
            <text:p>0,9968</text:p>
          </table:table-cell>
        </table:table-row>
        <table:table-row table:style-name="ro1">
          <table:table-cell office:value-type="float" office:value="0.5226" calcext:value-type="float">
            <text:p>0,5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89" calcext:value-type="float">
            <text:p>0,3089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3819" calcext:value-type="float">
            <text:p>0,38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33" calcext:value-type="float">
            <text:p>0,8833</text:p>
          </table:table-cell>
          <table:table-cell office:value-type="float" office:value="0.9713" calcext:value-type="float">
            <text:p>0,9713</text:p>
          </table:table-cell>
          <table:table-cell office:value-type="float" office:value="0.9969" calcext:value-type="float">
            <text:p>0,9969</text:p>
          </table:table-cell>
        </table:table-row>
        <table:table-row table:style-name="ro1">
          <table:table-cell office:value-type="float" office:value="0.5276" calcext:value-type="float">
            <text:p>0,5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43" calcext:value-type="float">
            <text:p>0,3043</text:p>
          </table:table-cell>
          <table:table-cell office:value-type="float" office:value="0.3703" calcext:value-type="float">
            <text:p>0,3703</text:p>
          </table:table-cell>
          <table:table-cell office:value-type="float" office:value="0.3811" calcext:value-type="float">
            <text:p>0,3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9" calcext:value-type="float">
            <text:p>0,889</text:p>
          </table:table-cell>
          <table:table-cell office:value-type="float" office:value="0.972" calcext:value-type="float">
            <text:p>0,972</text:p>
          </table:table-cell>
          <table:table-cell office:value-type="float" office:value="0.997" calcext:value-type="float">
            <text:p>0,997</text:p>
          </table:table-cell>
        </table:table-row>
        <table:table-row table:style-name="ro1">
          <table:table-cell office:value-type="float" office:value="0.5327" calcext:value-type="float">
            <text:p>0,5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97" calcext:value-type="float">
            <text:p>0,2997</text:p>
          </table:table-cell>
          <table:table-cell office:value-type="float" office:value="0.3692" calcext:value-type="float">
            <text:p>0,3692</text:p>
          </table:table-cell>
          <table:table-cell office:value-type="float" office:value="0.3803" calcext:value-type="float">
            <text:p>0,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728" calcext:value-type="float">
            <text:p>0,9728</text:p>
          </table:table-cell>
          <table:table-cell office:value-type="float" office:value="0.9971" calcext:value-type="float">
            <text:p>0,9971</text:p>
          </table:table-cell>
        </table:table-row>
        <table:table-row table:style-name="ro1">
          <table:table-cell office:value-type="float" office:value="0.5377" calcext:value-type="float">
            <text:p>0,5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1" calcext:value-type="float">
            <text:p>0,2951</text:p>
          </table:table-cell>
          <table:table-cell office:value-type="float" office:value="0.3681" calcext:value-type="float">
            <text:p>0,3681</text:p>
          </table:table-cell>
          <table:table-cell office:value-type="float" office:value="0.3795" calcext:value-type="float">
            <text:p>0,3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06" calcext:value-type="float">
            <text:p>0,9006</text:p>
          </table:table-cell>
          <table:table-cell office:value-type="float" office:value="0.9735" calcext:value-type="float">
            <text:p>0,9735</text:p>
          </table:table-cell>
          <table:table-cell office:value-type="float" office:value="0.9971" calcext:value-type="float">
            <text:p>0,9971</text:p>
          </table:table-cell>
        </table:table-row>
        <table:table-row table:style-name="ro1">
          <table:table-cell office:value-type="float" office:value="0.5427" calcext:value-type="float">
            <text:p>0,5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4" calcext:value-type="float">
            <text:p>0,2904</text:p>
          </table:table-cell>
          <table:table-cell office:value-type="float" office:value="0.367" calcext:value-type="float">
            <text:p>0,367</text:p>
          </table:table-cell>
          <table:table-cell office:value-type="float" office:value="0.3786" calcext:value-type="float">
            <text:p>0,3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4" calcext:value-type="float">
            <text:p>0,9064</text:p>
          </table:table-cell>
          <table:table-cell office:value-type="float" office:value="0.9743" calcext:value-type="float">
            <text:p>0,9743</text:p>
          </table:table-cell>
          <table:table-cell office:value-type="float" office:value="0.9972" calcext:value-type="float">
            <text:p>0,9972</text:p>
          </table:table-cell>
        </table:table-row>
        <table:table-row table:style-name="ro1">
          <table:table-cell office:value-type="float" office:value="0.5477" calcext:value-type="float">
            <text:p>0,5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,2857</text:p>
          </table:table-cell>
          <table:table-cell office:value-type="float" office:value="0.3659" calcext:value-type="float">
            <text:p>0,3659</text:p>
          </table:table-cell>
          <table:table-cell office:value-type="float" office:value="0.3778" calcext:value-type="float">
            <text:p>0,3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23" calcext:value-type="float">
            <text:p>0,9123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73" calcext:value-type="float">
            <text:p>0,9973</text:p>
          </table:table-cell>
        </table:table-row>
        <table:table-row table:style-name="ro1">
          <table:table-cell office:value-type="float" office:value="0.5528" calcext:value-type="float">
            <text:p>0,5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1" calcext:value-type="float">
            <text:p>0,281</text:p>
          </table:table-cell>
          <table:table-cell office:value-type="float" office:value="0.3648" calcext:value-type="float">
            <text:p>0,3648</text:p>
          </table:table-cell>
          <table:table-cell office:value-type="float" office:value="0.377" calcext:value-type="float">
            <text:p>0,3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82" calcext:value-type="float">
            <text:p>0,9182</text:p>
          </table:table-cell>
          <table:table-cell office:value-type="float" office:value="0.9757" calcext:value-type="float">
            <text:p>0,9757</text:p>
          </table:table-cell>
          <table:table-cell office:value-type="float" office:value="0.9974" calcext:value-type="float">
            <text:p>0,9974</text:p>
          </table:table-cell>
        </table:table-row>
        <table:table-row table:style-name="ro1">
          <table:table-cell office:value-type="float" office:value="0.5578" calcext:value-type="float">
            <text:p>0,5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62" calcext:value-type="float">
            <text:p>0,2762</text:p>
          </table:table-cell>
          <table:table-cell office:value-type="float" office:value="0.3637" calcext:value-type="float">
            <text:p>0,3637</text:p>
          </table:table-cell>
          <table:table-cell office:value-type="float" office:value="0.3762" calcext:value-type="float">
            <text:p>0,3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41" calcext:value-type="float">
            <text:p>0,9241</text:p>
          </table:table-cell>
          <table:table-cell office:value-type="float" office:value="0.9765" calcext:value-type="float">
            <text:p>0,9765</text:p>
          </table:table-cell>
          <table:table-cell office:value-type="float" office:value="0.9974" calcext:value-type="float">
            <text:p>0,9974</text:p>
          </table:table-cell>
        </table:table-row>
        <table:table-row table:style-name="ro1">
          <table:table-cell office:value-type="float" office:value="0.5628" calcext:value-type="float">
            <text:p>0,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13" calcext:value-type="float">
            <text:p>0,2713</text:p>
          </table:table-cell>
          <table:table-cell office:value-type="float" office:value="0.3626" calcext:value-type="float">
            <text:p>0,3626</text:p>
          </table:table-cell>
          <table:table-cell office:value-type="float" office:value="0.3754" calcext:value-type="float">
            <text:p>0,3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01" calcext:value-type="float">
            <text:p>0,9301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9975" calcext:value-type="float">
            <text:p>0,9975</text:p>
          </table:table-cell>
        </table:table-row>
        <table:table-row table:style-name="ro1">
          <table:table-cell office:value-type="float" office:value="0.5678" calcext:value-type="float">
            <text:p>0,5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65" calcext:value-type="float">
            <text:p>0,2665</text:p>
          </table:table-cell>
          <table:table-cell office:value-type="float" office:value="0.3615" calcext:value-type="float">
            <text:p>0,3615</text:p>
          </table:table-cell>
          <table:table-cell office:value-type="float" office:value="0.3745" calcext:value-type="float">
            <text:p>0,37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1" calcext:value-type="float">
            <text:p>0,9361</text:p>
          </table:table-cell>
          <table:table-cell office:value-type="float" office:value="0.9779" calcext:value-type="float">
            <text:p>0,9779</text:p>
          </table:table-cell>
          <table:table-cell office:value-type="float" office:value="0.9976" calcext:value-type="float">
            <text:p>0,9976</text:p>
          </table:table-cell>
        </table:table-row>
        <table:table-row table:style-name="ro1">
          <table:table-cell office:value-type="float" office:value="0.5729" calcext:value-type="float">
            <text:p>0,5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16" calcext:value-type="float">
            <text:p>0,2616</text:p>
          </table:table-cell>
          <table:table-cell office:value-type="float" office:value="0.3604" calcext:value-type="float">
            <text:p>0,3604</text:p>
          </table:table-cell>
          <table:table-cell office:value-type="float" office:value="0.3737" calcext:value-type="float">
            <text:p>0,3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21" calcext:value-type="float">
            <text:p>0,9421</text:p>
          </table:table-cell>
          <table:table-cell office:value-type="float" office:value="0.9786" calcext:value-type="float">
            <text:p>0,9786</text:p>
          </table:table-cell>
          <table:table-cell office:value-type="float" office:value="0.9977" calcext:value-type="float">
            <text:p>0,9977</text:p>
          </table:table-cell>
        </table:table-row>
        <table:table-row table:style-name="ro1">
          <table:table-cell office:value-type="float" office:value="0.5779" calcext:value-type="float">
            <text:p>0,5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66" calcext:value-type="float">
            <text:p>0,2566</text:p>
          </table:table-cell>
          <table:table-cell office:value-type="float" office:value="0.3593" calcext:value-type="float">
            <text:p>0,3593</text:p>
          </table:table-cell>
          <table:table-cell office:value-type="float" office:value="0.3729" calcext:value-type="float">
            <text:p>0,37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82" calcext:value-type="float">
            <text:p>0,9482</text:p>
          </table:table-cell>
          <table:table-cell office:value-type="float" office:value="0.9794" calcext:value-type="float">
            <text:p>0,9794</text:p>
          </table:table-cell>
          <table:table-cell office:value-type="float" office:value="0.9978" calcext:value-type="float">
            <text:p>0,9978</text:p>
          </table:table-cell>
        </table:table-row>
        <table:table-row table:style-name="ro1">
          <table:table-cell office:value-type="float" office:value="0.5829" calcext:value-type="float">
            <text:p>0,5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17" calcext:value-type="float">
            <text:p>0,2517</text:p>
          </table:table-cell>
          <table:table-cell office:value-type="float" office:value="0.3582" calcext:value-type="float">
            <text:p>0,3582</text:p>
          </table:table-cell>
          <table:table-cell office:value-type="float" office:value="0.3721" calcext:value-type="float">
            <text:p>0,37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44" calcext:value-type="float">
            <text:p>0,9544</text:p>
          </table:table-cell>
          <table:table-cell office:value-type="float" office:value="0.9801" calcext:value-type="float">
            <text:p>0,9801</text:p>
          </table:table-cell>
          <table:table-cell office:value-type="float" office:value="0.9978" calcext:value-type="float">
            <text:p>0,9978</text:p>
          </table:table-cell>
        </table:table-row>
        <table:table-row table:style-name="ro1">
          <table:table-cell office:value-type="float" office:value="0.5879" calcext:value-type="float">
            <text:p>0,5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66" calcext:value-type="float">
            <text:p>0,2466</text:p>
          </table:table-cell>
          <table:table-cell office:value-type="float" office:value="0.3571" calcext:value-type="float">
            <text:p>0,3571</text:p>
          </table:table-cell>
          <table:table-cell office:value-type="float" office:value="0.3713" calcext:value-type="float">
            <text:p>0,3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05" calcext:value-type="float">
            <text:p>0,9605</text:p>
          </table:table-cell>
          <table:table-cell office:value-type="float" office:value="0.9808" calcext:value-type="float">
            <text:p>0,9808</text:p>
          </table:table-cell>
          <table:table-cell office:value-type="float" office:value="0.9979" calcext:value-type="float">
            <text:p>0,9979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16" calcext:value-type="float">
            <text:p>0,2416</text:p>
          </table:table-cell>
          <table:table-cell office:value-type="float" office:value="0.356" calcext:value-type="float">
            <text:p>0,356</text:p>
          </table:table-cell>
          <table:table-cell office:value-type="float" office:value="0.3705" calcext:value-type="float">
            <text:p>0,37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7" calcext:value-type="float">
            <text:p>0,9667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998" calcext:value-type="float">
            <text:p>0,998</text:p>
          </table:table-cell>
        </table:table-row>
        <table:table-row table:style-name="ro1">
          <table:table-cell office:value-type="float" office:value="0.598" calcext:value-type="float">
            <text:p>0,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64" calcext:value-type="float">
            <text:p>0,2364</text:p>
          </table:table-cell>
          <table:table-cell office:value-type="float" office:value="0.3549" calcext:value-type="float">
            <text:p>0,3549</text:p>
          </table:table-cell>
          <table:table-cell office:value-type="float" office:value="0.3697" calcext:value-type="float">
            <text:p>0,3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3" calcext:value-type="float">
            <text:p>0,973</text:p>
          </table:table-cell>
          <table:table-cell office:value-type="float" office:value="0.9823" calcext:value-type="float">
            <text:p>0,9823</text:p>
          </table:table-cell>
          <table:table-cell office:value-type="float" office:value="0.9981" calcext:value-type="float">
            <text:p>0,9981</text:p>
          </table:table-cell>
        </table:table-row>
        <table:table-row table:style-name="ro1">
          <table:table-cell office:value-type="float" office:value="0.603" calcext:value-type="float">
            <text:p>0,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13" calcext:value-type="float">
            <text:p>0,2313</text:p>
          </table:table-cell>
          <table:table-cell office:value-type="float" office:value="0.3538" calcext:value-type="float">
            <text:p>0,3538</text:p>
          </table:table-cell>
          <table:table-cell office:value-type="float" office:value="0.3688" calcext:value-type="float">
            <text:p>0,36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2" calcext:value-type="float">
            <text:p>0,9792</text:p>
          </table:table-cell>
          <table:table-cell office:value-type="float" office:value="0.983" calcext:value-type="float">
            <text:p>0,983</text:p>
          </table:table-cell>
          <table:table-cell office:value-type="float" office:value="0.9981" calcext:value-type="float">
            <text:p>0,9981</text:p>
          </table:table-cell>
        </table:table-row>
        <table:table-row table:style-name="ro1">
          <table:table-cell office:value-type="float" office:value="0.608" calcext:value-type="float">
            <text:p>0,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9" calcext:value-type="float">
            <text:p>0,2259</text:p>
          </table:table-cell>
          <table:table-cell office:value-type="float" office:value="0.3527" calcext:value-type="float">
            <text:p>0,3527</text:p>
          </table:table-cell>
          <table:table-cell office:value-type="float" office:value="0.368" calcext:value-type="float">
            <text:p>0,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5" calcext:value-type="float">
            <text:p>0,9855</text:p>
          </table:table-cell>
          <table:table-cell office:value-type="float" office:value="0.9837" calcext:value-type="float">
            <text:p>0,9837</text:p>
          </table:table-cell>
          <table:table-cell office:value-type="float" office:value="0.9982" calcext:value-type="float">
            <text:p>0,9982</text:p>
          </table:table-cell>
        </table:table-row>
        <table:table-row table:style-name="ro1">
          <table:table-cell office:value-type="float" office:value="0.6131" calcext:value-type="float">
            <text:p>0,6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62" calcext:value-type="float">
            <text:p>0,2162</text:p>
          </table:table-cell>
          <table:table-cell office:value-type="float" office:value="0.3516" calcext:value-type="float">
            <text:p>0,3516</text:p>
          </table:table-cell>
          <table:table-cell office:value-type="float" office:value="0.3672" calcext:value-type="float">
            <text:p>0,36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18" calcext:value-type="float">
            <text:p>0,9918</text:p>
          </table:table-cell>
          <table:table-cell office:value-type="float" office:value="0.9844" calcext:value-type="float">
            <text:p>0,9844</text:p>
          </table:table-cell>
          <table:table-cell office:value-type="float" office:value="0.9983" calcext:value-type="float">
            <text:p>0,9983</text:p>
          </table:table-cell>
        </table:table-row>
        <table:table-row table:style-name="ro1">
          <table:table-cell office:value-type="float" office:value="0.6181" calcext:value-type="float">
            <text:p>0,6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74" calcext:value-type="float">
            <text:p>0,1574</text:p>
          </table:table-cell>
          <table:table-cell office:value-type="float" office:value="0.3506" calcext:value-type="float">
            <text:p>0,3506</text:p>
          </table:table-cell>
          <table:table-cell office:value-type="float" office:value="0.3664" calcext:value-type="float">
            <text:p>0,3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851" calcext:value-type="float">
            <text:p>0,9851</text:p>
          </table:table-cell>
          <table:table-cell office:value-type="float" office:value="0.9984" calcext:value-type="float">
            <text:p>0,9984</text:p>
          </table:table-cell>
        </table:table-row>
        <table:table-row table:style-name="ro1">
          <table:table-cell office:value-type="float" office:value="0.6231" calcext:value-type="float">
            <text:p>0,6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3495" calcext:value-type="float">
            <text:p>0,3495</text:p>
          </table:table-cell>
          <table:table-cell office:value-type="float" office:value="0.3656" calcext:value-type="float">
            <text:p>0,3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858" calcext:value-type="float">
            <text:p>0,9858</text:p>
          </table:table-cell>
          <table:table-cell office:value-type="float" office:value="0.9985" calcext:value-type="float">
            <text:p>0,9985</text:p>
          </table:table-cell>
        </table:table-row>
        <table:table-row table:style-name="ro1">
          <table:table-cell office:value-type="float" office:value="0.6281" calcext:value-type="float">
            <text:p>0,62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84" calcext:value-type="float">
            <text:p>0,3484</text:p>
          </table:table-cell>
          <table:table-cell office:value-type="float" office:value="0.3648" calcext:value-type="float">
            <text:p>0,36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9985" calcext:value-type="float">
            <text:p>0,9985</text:p>
          </table:table-cell>
        </table:table-row>
        <table:table-row table:style-name="ro1">
          <table:table-cell office:value-type="float" office:value="0.6332" calcext:value-type="float">
            <text:p>0,6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73" calcext:value-type="float">
            <text:p>0,3473</text:p>
          </table:table-cell>
          <table:table-cell office:value-type="float" office:value="0.3639" calcext:value-type="float">
            <text:p>0,36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9986" calcext:value-type="float">
            <text:p>0,9986</text:p>
          </table:table-cell>
        </table:table-row>
        <table:table-row table:style-name="ro1">
          <table:table-cell office:value-type="float" office:value="0.6382" calcext:value-type="float">
            <text:p>0,63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62" calcext:value-type="float">
            <text:p>0,3462</text:p>
          </table:table-cell>
          <table:table-cell office:value-type="float" office:value="0.3631" calcext:value-type="float">
            <text:p>0,36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87" calcext:value-type="float">
            <text:p>0,9987</text:p>
          </table:table-cell>
        </table:table-row>
        <table:table-row table:style-name="ro1">
          <table:table-cell office:value-type="float" office:value="0.6432" calcext:value-type="float">
            <text:p>0,6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3623" calcext:value-type="float">
            <text:p>0,36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87" calcext:value-type="float">
            <text:p>0,9887</text:p>
          </table:table-cell>
          <table:table-cell office:value-type="float" office:value="0.9988" calcext:value-type="float">
            <text:p>0,9988</text:p>
          </table:table-cell>
        </table:table-row>
        <table:table-row table:style-name="ro1">
          <table:table-cell office:value-type="float" office:value="0.6482" calcext:value-type="float">
            <text:p>0,6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41" calcext:value-type="float">
            <text:p>0,3441</text:p>
          </table:table-cell>
          <table:table-cell office:value-type="float" office:value="0.3614" calcext:value-type="float">
            <text:p>0,36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94" calcext:value-type="float">
            <text:p>0,9894</text:p>
          </table:table-cell>
          <table:table-cell office:value-type="float" office:value="0.9988" calcext:value-type="float">
            <text:p>0,9988</text:p>
          </table:table-cell>
        </table:table-row>
        <table:table-row table:style-name="ro1">
          <table:table-cell office:value-type="float" office:value="0.6533" calcext:value-type="float">
            <text:p>0,65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3" calcext:value-type="float">
            <text:p>0,343</text:p>
          </table:table-cell>
          <table:table-cell office:value-type="float" office:value="0.3606" calcext:value-type="float">
            <text:p>0,36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01" calcext:value-type="float">
            <text:p>0,9901</text:p>
          </table:table-cell>
          <table:table-cell office:value-type="float" office:value="0.9989" calcext:value-type="float">
            <text:p>0,9989</text:p>
          </table:table-cell>
        </table:table-row>
        <table:table-row table:style-name="ro1">
          <table:table-cell office:value-type="float" office:value="0.6583" calcext:value-type="float">
            <text:p>0,65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19" calcext:value-type="float">
            <text:p>0,3419</text:p>
          </table:table-cell>
          <table:table-cell office:value-type="float" office:value="0.3597" calcext:value-type="float">
            <text:p>0,35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08" calcext:value-type="float">
            <text:p>0,9908</text:p>
          </table:table-cell>
          <table:table-cell office:value-type="float" office:value="0.999" calcext:value-type="float">
            <text:p>0,999</text:p>
          </table:table-cell>
        </table:table-row>
        <table:table-row table:style-name="ro1">
          <table:table-cell office:value-type="float" office:value="0.6633" calcext:value-type="float">
            <text:p>0,6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09" calcext:value-type="float">
            <text:p>0,3409</text:p>
          </table:table-cell>
          <table:table-cell office:value-type="float" office:value="0.3588" calcext:value-type="float">
            <text:p>0,35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15" calcext:value-type="float">
            <text:p>0,9915</text:p>
          </table:table-cell>
          <table:table-cell office:value-type="float" office:value="0.9991" calcext:value-type="float">
            <text:p>0,9991</text:p>
          </table:table-cell>
        </table:table-row>
        <table:table-row table:style-name="ro1">
          <table:table-cell office:value-type="float" office:value="0.6683" calcext:value-type="float">
            <text:p>0,66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98" calcext:value-type="float">
            <text:p>0,3398</text:p>
          </table:table-cell>
          <table:table-cell office:value-type="float" office:value="0.3579" calcext:value-type="float">
            <text:p>0,35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991" calcext:value-type="float">
            <text:p>0,9991</text:p>
          </table:table-cell>
        </table:table-row>
        <table:table-row table:style-name="ro1">
          <table:table-cell office:value-type="float" office:value="0.6734" calcext:value-type="float">
            <text:p>0,67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87" calcext:value-type="float">
            <text:p>0,3387</text:p>
          </table:table-cell>
          <table:table-cell office:value-type="float" office:value="0.357" calcext:value-type="float">
            <text:p>0,3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29" calcext:value-type="float">
            <text:p>0,9929</text:p>
          </table:table-cell>
          <table:table-cell office:value-type="float" office:value="0.9992" calcext:value-type="float">
            <text:p>0,9992</text:p>
          </table:table-cell>
        </table:table-row>
        <table:table-row table:style-name="ro1">
          <table:table-cell office:value-type="float" office:value="0.6784" calcext:value-type="float">
            <text:p>0,6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76" calcext:value-type="float">
            <text:p>0,3376</text:p>
          </table:table-cell>
          <table:table-cell office:value-type="float" office:value="0.356" calcext:value-type="float">
            <text:p>0,3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36" calcext:value-type="float">
            <text:p>0,9936</text:p>
          </table:table-cell>
          <table:table-cell office:value-type="float" office:value="0.9993" calcext:value-type="float">
            <text:p>0,9993</text:p>
          </table:table-cell>
        </table:table-row>
        <table:table-row table:style-name="ro1">
          <table:table-cell office:value-type="float" office:value="0.6834" calcext:value-type="float">
            <text:p>0,68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65" calcext:value-type="float">
            <text:p>0,3365</text:p>
          </table:table-cell>
          <table:table-cell office:value-type="float" office:value="0.355" calcext:value-type="float">
            <text:p>0,3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43" calcext:value-type="float">
            <text:p>0,9943</text:p>
          </table:table-cell>
          <table:table-cell office:value-type="float" office:value="0.9994" calcext:value-type="float">
            <text:p>0,9994</text:p>
          </table:table-cell>
        </table:table-row>
        <table:table-row table:style-name="ro1">
          <table:table-cell office:value-type="float" office:value="0.6884" calcext:value-type="float">
            <text:p>0,68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55" calcext:value-type="float">
            <text:p>0,3355</text:p>
          </table:table-cell>
          <table:table-cell office:value-type="float" office:value="0.3538" calcext:value-type="float">
            <text:p>0,3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94" calcext:value-type="float">
            <text:p>0,9994</text:p>
          </table:table-cell>
        </table:table-row>
        <table:table-row table:style-name="ro1">
          <table:table-cell office:value-type="float" office:value="0.6935" calcext:value-type="float">
            <text:p>0,69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43" calcext:value-type="float">
            <text:p>0,3343</text:p>
          </table:table-cell>
          <table:table-cell office:value-type="float" office:value="0.3526" calcext:value-type="float">
            <text:p>0,3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7" calcext:value-type="float">
            <text:p>0,9957</text:p>
          </table:table-cell>
          <table:table-cell office:value-type="float" office:value="0.9995" calcext:value-type="float">
            <text:p>0,9995</text:p>
          </table:table-cell>
        </table:table-row>
        <table:table-row table:style-name="ro1">
          <table:table-cell office:value-type="float" office:value="0.6985" calcext:value-type="float">
            <text:p>0,6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31" calcext:value-type="float">
            <text:p>0,3331</text:p>
          </table:table-cell>
          <table:table-cell office:value-type="float" office:value="0.3511" calcext:value-type="float">
            <text:p>0,35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64" calcext:value-type="float">
            <text:p>0,9964</text:p>
          </table:table-cell>
          <table:table-cell office:value-type="float" office:value="0.9996" calcext:value-type="float">
            <text:p>0,9996</text:p>
          </table:table-cell>
        </table:table-row>
        <table:table-row table:style-name="ro1">
          <table:table-cell office:value-type="float" office:value="0.7035" calcext:value-type="float">
            <text:p>0,70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17" calcext:value-type="float">
            <text:p>0,3317</text:p>
          </table:table-cell>
          <table:table-cell office:value-type="float" office:value="0.3491" calcext:value-type="float">
            <text:p>0,3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1" calcext:value-type="float">
            <text:p>0,9971</text:p>
          </table:table-cell>
          <table:table-cell office:value-type="float" office:value="0.9996" calcext:value-type="float">
            <text:p>0,9996</text:p>
          </table:table-cell>
        </table:table-row>
        <table:table-row table:style-name="ro1">
          <table:table-cell office:value-type="float" office:value="0.7085" calcext:value-type="float">
            <text:p>0,70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96" calcext:value-type="float">
            <text:p>0,3296</text:p>
          </table:table-cell>
          <table:table-cell office:value-type="float" office:value="0.3463" calcext:value-type="float">
            <text:p>0,34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8" calcext:value-type="float">
            <text:p>0,9978</text:p>
          </table:table-cell>
          <table:table-cell office:value-type="float" office:value="0.9997" calcext:value-type="float">
            <text:p>0,9997</text:p>
          </table:table-cell>
        </table:table-row>
        <table:table-row table:style-name="ro1">
          <table:table-cell office:value-type="float" office:value="0.7136" calcext:value-type="float">
            <text:p>0,7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47" calcext:value-type="float">
            <text:p>0,3247</text:p>
          </table:table-cell>
          <table:table-cell office:value-type="float" office:value="0.3418" calcext:value-type="float">
            <text:p>0,34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84" calcext:value-type="float">
            <text:p>0,9984</text:p>
          </table:table-cell>
          <table:table-cell office:value-type="float" office:value="0.9998" calcext:value-type="float">
            <text:p>0,9998</text:p>
          </table:table-cell>
        </table:table-row>
        <table:table-row table:style-name="ro1">
          <table:table-cell office:value-type="float" office:value="0.7186" calcext:value-type="float">
            <text:p>0,71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92" calcext:value-type="float">
            <text:p>0,3092</text:p>
          </table:table-cell>
          <table:table-cell office:value-type="float" office:value="0.3324" calcext:value-type="float">
            <text:p>0,33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1" calcext:value-type="float">
            <text:p>0,9991</text:p>
          </table:table-cell>
          <table:table-cell office:value-type="float" office:value="0.9999" calcext:value-type="float">
            <text:p>0,9999</text:p>
          </table:table-cell>
        </table:table-row>
        <table:table-row table:style-name="ro1">
          <table:table-cell office:value-type="float" office:value="0.7236" calcext:value-type="float">
            <text:p>0,7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345" calcext:value-type="float">
            <text:p>0,2345</text:p>
          </table:table-cell>
          <table:table-cell office:value-type="float" office:value="0.3054" calcext:value-type="float">
            <text:p>0,30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999" calcext:value-type="float">
            <text:p>0,9999</text:p>
          </table:table-cell>
        </table:table-row>
        <table:table-row table:style-name="ro1">
          <table:table-cell office:value-type="float" office:value="0.7286" calcext:value-type="float">
            <text:p>0,7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34" calcext:value-type="float">
            <text:p>0,0434</text:p>
          </table:table-cell>
          <table:table-cell office:value-type="float" office:value="0.191" calcext:value-type="float">
            <text:p>0,19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37" calcext:value-type="float">
            <text:p>0,7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113" calcext:value-type="float">
            <text:p>0,011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87" calcext:value-type="float">
            <text:p>0,73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37" calcext:value-type="float">
            <text:p>0,74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87" calcext:value-type="float">
            <text:p>0,74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38" calcext:value-type="float">
            <text:p>0,75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88" calcext:value-type="float">
            <text:p>0,75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38" calcext:value-type="float">
            <text:p>0,76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88" calcext:value-type="float">
            <text:p>0,76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39" calcext:value-type="float">
            <text:p>0,77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89" calcext:value-type="float">
            <text:p>0,77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39" calcext:value-type="float">
            <text:p>0,78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89" calcext:value-type="float">
            <text:p>0,78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4" calcext:value-type="float">
            <text:p>0,7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9" calcext:value-type="float">
            <text:p>0,7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4" calcext:value-type="float">
            <text:p>0,8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9" calcext:value-type="float">
            <text:p>0,8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41" calcext:value-type="float">
            <text:p>0,81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91" calcext:value-type="float">
            <text:p>0,81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41" calcext:value-type="float">
            <text:p>0,82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91" calcext:value-type="float">
            <text:p>0,82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42" calcext:value-type="float">
            <text:p>0,83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92" calcext:value-type="float">
            <text:p>0,83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42" calcext:value-type="float">
            <text:p>0,84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92" calcext:value-type="float">
            <text:p>0,84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43" calcext:value-type="float">
            <text:p>0,85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93" calcext:value-type="float">
            <text:p>0,85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43" calcext:value-type="float">
            <text:p>0,86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93" calcext:value-type="float">
            <text:p>0,8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44" calcext:value-type="float">
            <text:p>0,87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94" calcext:value-type="float">
            <text:p>0,87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44" calcext:value-type="float">
            <text:p>0,88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94" calcext:value-type="float">
            <text:p>0,88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45" calcext:value-type="float">
            <text:p>0,89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95" calcext:value-type="float">
            <text:p>0,89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45" calcext:value-type="float">
            <text:p>0,90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95" calcext:value-type="float">
            <text:p>0,90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46" calcext:value-type="float">
            <text:p>0,91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96" calcext:value-type="float">
            <text:p>0,91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46" calcext:value-type="float">
            <text:p>0,92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96" calcext:value-type="float">
            <text:p>0,92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47" calcext:value-type="float">
            <text:p>0,93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7" calcext:value-type="float">
            <text:p>0,93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7" calcext:value-type="float">
            <text:p>0,94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97" calcext:value-type="float">
            <text:p>0,94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48" calcext:value-type="float">
            <text:p>0,95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98" calcext:value-type="float">
            <text:p>0,95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48" calcext:value-type="float">
            <text:p>0,96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98" calcext:value-type="float">
            <text:p>0,96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49" calcext:value-type="float">
            <text:p>0,97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99" calcext:value-type="float">
            <text:p>0,97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49" calcext:value-type="float">
            <text:p>0,98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99" calcext:value-type="float">
            <text:p>0,98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5" calcext:value-type="float">
            <text:p>0,9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8:29:22.295619906</meta:creation-date>
    <dc:date>2025-05-13T18:48:48.023980906</dc:date>
    <meta:editing-duration>PT8M44S</meta:editing-duration>
    <meta:editing-cycles>1</meta:editing-cycles>
    <meta:document-statistic meta:table-count="1" meta:cell-count="2412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Long_20_Dash" svg:stroke-width="0.05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Long_20_Dash" svg:stroke-width="0.05cm" svg:stroke-color="#ffd320" draw:fill-color="#ffd32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Long_20_Dash" svg:stroke-width="0.05cm" svg:stroke-color="#579d1c" draw:fill-color="#579d1c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Long_20_Dash" svg:stroke-width="0.05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Long_20_Dash" svg:stroke-width="0.05cm" svg:stroke-color="#4b1f6f" draw:fill-color="#4b1f6f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8.227cm" svg:height="9.006cm" xlink:href=".." xlink:type="simple" chart:class="chart:scatter" chart:style-name="ch1">
        <chart:legend chart:legend-position="end" svg:x="23.125cm" svg:y="0.956cm" style:legend-expansion="custom" svg:width="4.769cm" svg:height="5.578cm" style:legend-expansion-aspect-ratio="0.854965937612047" chart:style-name="ch2"/>
        <chart:plot-area chart:style-name="ch3" table:cell-range-address="Sheet1.A1:Sheet1.L201" chart:data-source-has-labels="row" svg:x="0.98cm" svg:y="0.179cm" svg:width="21.876cm" svg:height="8.199cm">
          <chart:coordinate-region svg:x="1.707cm" svg:y="0.378cm" svg:width="21.055cm" svg:height="7.353cm"/>
          <chart:axis chart:dimension="x" chart:name="primary-x" chart:style-name="ch4">
            <chart:title svg:x="10.982cm" svg:y="8.291cm" chart:style-name="ch5">
              <text:p>x -dimensionless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253cm" svg:y="5.009cm" chart:style-name="ch9">
              <text:p>S(x), xi(x)</text:p>
            </chart:title>
            <chart:grid chart:style-name="ch6" chart:class="major"/>
          </chart:axis>
          <chart:series chart:style-name="ch10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11" chart:values-cell-range-address="Sheet1.C2:Sheet1.C201" chart:label-cell-address="Sheet1.C1:Sheet1.C1" chart:class="chart:scatter">
            <chart:data-point chart:repeated="200"/>
          </chart:series>
          <chart:series chart:style-name="ch12" chart:values-cell-range-address="Sheet1.D2:Sheet1.D201" chart:label-cell-address="Sheet1.D1:Sheet1.D1" chart:class="chart:scatter">
            <chart:data-point chart:repeated="200"/>
          </chart:series>
          <chart:series chart:style-name="ch13" chart:values-cell-range-address="Sheet1.E2:Sheet1.E201" chart:label-cell-address="Sheet1.E1:Sheet1.E1" chart:class="chart:scatter">
            <chart:data-point chart:repeated="200"/>
          </chart:series>
          <chart:series chart:style-name="ch14" chart:values-cell-range-address="Sheet1.F2:Sheet1.F201" chart:label-cell-address="Sheet1.F1:Sheet1.F1" chart:class="chart:scatter">
            <chart:data-point chart:repeated="200"/>
          </chart:series>
          <chart:series chart:style-name="ch15" chart:values-cell-range-address="Sheet1.G2:Sheet1.G201" chart:label-cell-address="Sheet1.G1:Sheet1.G1" chart:class="chart:scatter">
            <chart:data-point chart:repeated="200"/>
          </chart:series>
          <chart:series chart:style-name="ch16" chart:values-cell-range-address="Sheet1.H2:Sheet1.H201" chart:label-cell-address="Sheet1.H1:Sheet1.H1" chart:class="chart:scatter">
            <chart:data-point chart:repeated="200"/>
          </chart:series>
          <chart:series chart:style-name="ch17" chart:values-cell-range-address="Sheet1.I2:Sheet1.I201" chart:label-cell-address="Sheet1.I1:Sheet1.I1" chart:class="chart:scatter">
            <chart:data-point chart:repeated="200"/>
          </chart:series>
          <chart:series chart:style-name="ch18" chart:values-cell-range-address="Sheet1.J2:Sheet1.J201" chart:label-cell-address="Sheet1.J1:Sheet1.J1" chart:class="chart:scatter">
            <chart:data-point chart:repeated="200"/>
          </chart:series>
          <chart:series chart:style-name="ch19" chart:values-cell-range-address="Sheet1.K2:Sheet1.K201" chart:label-cell-address="Sheet1.K1:Sheet1.K1" chart:class="chart:scatter">
            <chart:data-point chart:repeated="200"/>
          </chart:series>
          <chart:series chart:style-name="ch20" chart:values-cell-range-address="Sheet1.L2:Sheet1.L201" chart:label-cell-address="Sheet1.L1:Sheet1.L1" chart:class="chart:scatter">
            <chart:data-point chart:repeated="2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(x),tau=0(buckley)</text:p>
                <draw:g>
                  <svg:desc>Sheet1.B1:Sheet1.B1</svg:desc>
                </draw:g>
              </table:table-cell>
              <table:table-cell office:value-type="string">
                <text:p>S(x),tau=0.001</text:p>
                <draw:g>
                  <svg:desc>Sheet1.C1:Sheet1.C1</svg:desc>
                </draw:g>
              </table:table-cell>
              <table:table-cell office:value-type="string">
                <text:p>S(x),tau=0.01</text:p>
                <draw:g>
                  <svg:desc>Sheet1.D1:Sheet1.D1</svg:desc>
                </draw:g>
              </table:table-cell>
              <table:table-cell office:value-type="string">
                <text:p>S(x),tau=0.1</text:p>
                <draw:g>
                  <svg:desc>Sheet1.E1:Sheet1.E1</svg:desc>
                </draw:g>
              </table:table-cell>
              <table:table-cell office:value-type="string">
                <text:p>S(x),tau=1.0</text:p>
                <draw:g>
                  <svg:desc>Sheet1.F1:Sheet1.F1</svg:desc>
                </draw:g>
              </table:table-cell>
              <table:table-cell office:value-type="string">
                <text:p>S(x),tau=10.0</text:p>
                <draw:g>
                  <svg:desc>Sheet1.G1:Sheet1.G1</svg:desc>
                </draw:g>
              </table:table-cell>
              <table:table-cell office:value-type="string">
                <text:p>xi(x),tau=0.001</text:p>
                <draw:g>
                  <svg:desc>Sheet1.H1:Sheet1.H1</svg:desc>
                </draw:g>
              </table:table-cell>
              <table:table-cell office:value-type="string">
                <text:p>xi(x),tau=0.01</text:p>
                <draw:g>
                  <svg:desc>Sheet1.I1:Sheet1.I1</svg:desc>
                </draw:g>
              </table:table-cell>
              <table:table-cell office:value-type="string">
                <text:p>xi(x),tau=0.1</text:p>
                <draw:g>
                  <svg:desc>Sheet1.J1:Sheet1.J1</svg:desc>
                </draw:g>
              </table:table-cell>
              <table:table-cell office:value-type="string">
                <text:p>xi(x),tau=1.0</text:p>
                <draw:g>
                  <svg:desc>Sheet1.K1:Sheet1.K1</svg:desc>
                </draw:g>
              </table:table-cell>
              <table:table-cell office:value-type="string">
                <text:p>xi(x),tau=10.0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1</svg:desc>
                </draw:g>
              </table:table-cell>
              <table:table-cell office:value-type="float" office:value="1">
                <text:p>1</text:p>
                <draw:g>
                  <svg:desc>Sheet1.B2:Sheet1.B201</svg:desc>
                </draw:g>
              </table:table-cell>
              <table:table-cell office:value-type="float" office:value="1">
                <text:p>1</text:p>
                <draw:g>
                  <svg:desc>Sheet1.C2:Sheet1.C201</svg:desc>
                </draw:g>
              </table:table-cell>
              <table:table-cell office:value-type="float" office:value="1">
                <text:p>1</text:p>
                <draw:g>
                  <svg:desc>Sheet1.D2:Sheet1.D201</svg:desc>
                </draw:g>
              </table:table-cell>
              <table:table-cell office:value-type="float" office:value="1">
                <text:p>1</text:p>
                <draw:g>
                  <svg:desc>Sheet1.E2:Sheet1.E201</svg:desc>
                </draw:g>
              </table:table-cell>
              <table:table-cell office:value-type="float" office:value="1">
                <text:p>1</text:p>
                <draw:g>
                  <svg:desc>Sheet1.F2:Sheet1.F201</svg:desc>
                </draw:g>
              </table:table-cell>
              <table:table-cell office:value-type="float" office:value="1">
                <text:p>1</text:p>
                <draw:g>
                  <svg:desc>Sheet1.G2:Sheet1.G201</svg:desc>
                </draw:g>
              </table:table-cell>
              <table:table-cell office:value-type="float" office:value="0">
                <text:p>0</text:p>
                <draw:g>
                  <svg:desc>Sheet1.H2:Sheet1.H201</svg:desc>
                </draw:g>
              </table:table-cell>
              <table:table-cell office:value-type="float" office:value="0">
                <text:p>0</text:p>
                <draw:g>
                  <svg:desc>Sheet1.I2:Sheet1.I201</svg:desc>
                </draw:g>
              </table:table-cell>
              <table:table-cell office:value-type="float" office:value="0">
                <text:p>0</text:p>
                <draw:g>
                  <svg:desc>Sheet1.J2:Sheet1.J201</svg:desc>
                </draw:g>
              </table:table-cell>
              <table:table-cell office:value-type="float" office:value="0">
                <text:p>0</text:p>
                <draw:g>
                  <svg:desc>Sheet1.K2:Sheet1.K201</svg:desc>
                </draw:g>
              </table:table-cell>
              <table:table-cell office:value-type="float" office:value="0">
                <text:p>0</text:p>
                <draw:g>
                  <svg:desc>Sheet1.L2:Sheet1.L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9935">
                <text:p>0.9935</text:p>
              </table:table-cell>
              <table:table-cell office:value-type="float" office:value="0.9933">
                <text:p>0.9933</text:p>
              </table:table-cell>
              <table:table-cell office:value-type="float" office:value="0.9904">
                <text:p>0.9904</text:p>
              </table:table-cell>
              <table:table-cell office:value-type="float" office:value="0.9247">
                <text:p>0.9247</text:p>
              </table:table-cell>
              <table:table-cell office:value-type="float" office:value="0.7387">
                <text:p>0.7387</text:p>
              </table:table-cell>
              <table:table-cell office:value-type="float" office:value="0.6916">
                <text:p>0.6916</text:p>
              </table:table-cell>
              <table:table-cell office:value-type="float" office:value="0.0067">
                <text:p>0.0067</text:p>
              </table:table-cell>
              <table:table-cell office:value-type="float" office:value="0.01">
                <text:p>0.01</text:p>
              </table:table-cell>
              <table:table-cell office:value-type="float" office:value="0.1655">
                <text:p>0.1655</text:p>
              </table:table-cell>
              <table:table-cell office:value-type="float" office:value="0.8178">
                <text:p>0.817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1">
                <text:p>0.0101</text:p>
              </table:table-cell>
              <table:table-cell office:value-type="float" office:value="0.9864">
                <text:p>0.9864</text:p>
              </table:table-cell>
              <table:table-cell office:value-type="float" office:value="0.9861">
                <text:p>0.9861</text:p>
              </table:table-cell>
              <table:table-cell office:value-type="float" office:value="0.98">
                <text:p>0.98</text:p>
              </table:table-cell>
              <table:table-cell office:value-type="float" office:value="0.8573">
                <text:p>0.8573</text:p>
              </table:table-cell>
              <table:table-cell office:value-type="float" office:value="0.5877">
                <text:p>0.5877</text:p>
              </table:table-cell>
              <table:table-cell office:value-type="float" office:value="0.5281">
                <text:p>0.5281</text:p>
              </table:table-cell>
              <table:table-cell office:value-type="float" office:value="0.014">
                <text:p>0.014</text:p>
              </table:table-cell>
              <table:table-cell office:value-type="float" office:value="0.021">
                <text:p>0.021</text:p>
              </table:table-cell>
              <table:table-cell office:value-type="float" office:value="0.2559">
                <text:p>0.2559</text:p>
              </table:table-cell>
              <table:table-cell office:value-type="float" office:value="0.859">
                <text:p>0.859</text:p>
              </table:table-cell>
              <table:table-cell office:value-type="float" office:value="0.9849">
                <text:p>0.9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1">
                <text:p>0.0151</text:p>
              </table:table-cell>
              <table:table-cell office:value-type="float" office:value="0.9791">
                <text:p>0.9791</text:p>
              </table:table-cell>
              <table:table-cell office:value-type="float" office:value="0.9787">
                <text:p>0.9787</text:p>
              </table:table-cell>
              <table:table-cell office:value-type="float" office:value="0.9693">
                <text:p>0.9693</text:p>
              </table:table-cell>
              <table:table-cell office:value-type="float" office:value="0.828">
                <text:p>0.828</text:p>
              </table:table-cell>
              <table:table-cell office:value-type="float" office:value="0.5558">
                <text:p>0.5558</text:p>
              </table:table-cell>
              <table:table-cell office:value-type="float" office:value="0.5063">
                <text:p>0.5063</text:p>
              </table:table-cell>
              <table:table-cell office:value-type="float" office:value="0.0214">
                <text:p>0.0214</text:p>
              </table:table-cell>
              <table:table-cell office:value-type="float" office:value="0.0321">
                <text:p>0.0321</text:p>
              </table:table-cell>
              <table:table-cell office:value-type="float" office:value="0.2869">
                <text:p>0.2869</text:p>
              </table:table-cell>
              <table:table-cell office:value-type="float" office:value="0.8673">
                <text:p>0.8673</text:p>
              </table:table-cell>
              <table:table-cell office:value-type="float" office:value="0.9856">
                <text:p>0.9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1">
                <text:p>0.0201</text:p>
              </table:table-cell>
              <table:table-cell office:value-type="float" office:value="0.9719">
                <text:p>0.9719</text:p>
              </table:table-cell>
              <table:table-cell office:value-type="float" office:value="0.9713">
                <text:p>0.9713</text:p>
              </table:table-cell>
              <table:table-cell office:value-type="float" office:value="0.9594">
                <text:p>0.9594</text:p>
              </table:table-cell>
              <table:table-cell office:value-type="float" office:value="0.8081">
                <text:p>0.8081</text:p>
              </table:table-cell>
              <table:table-cell office:value-type="float" office:value="0.5461">
                <text:p>0.5461</text:p>
              </table:table-cell>
              <table:table-cell office:value-type="float" office:value="0.5013">
                <text:p>0.5013</text:p>
              </table:table-cell>
              <table:table-cell office:value-type="float" office:value="0.0288">
                <text:p>0.0288</text:p>
              </table:table-cell>
              <table:table-cell office:value-type="float" office:value="0.0424">
                <text:p>0.0424</text:p>
              </table:table-cell>
              <table:table-cell office:value-type="float" office:value="0.3076">
                <text:p>0.3076</text:p>
              </table:table-cell>
              <table:table-cell office:value-type="float" office:value="0.8708">
                <text:p>0.870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1">
                <text:p>0.0251</text:p>
              </table:table-cell>
              <table:table-cell office:value-type="float" office:value="0.965">
                <text:p>0.965</text:p>
              </table:table-cell>
              <table:table-cell office:value-type="float" office:value="0.9641">
                <text:p>0.9641</text:p>
              </table:table-cell>
              <table:table-cell office:value-type="float" office:value="0.9502">
                <text:p>0.9502</text:p>
              </table:table-cell>
              <table:table-cell office:value-type="float" office:value="0.7924">
                <text:p>0.7924</text:p>
              </table:table-cell>
              <table:table-cell office:value-type="float" office:value="0.5393">
                <text:p>0.5393</text:p>
              </table:table-cell>
              <table:table-cell office:value-type="float" office:value="0.4982">
                <text:p>0.4982</text:p>
              </table:table-cell>
              <table:table-cell office:value-type="float" office:value="0.036">
                <text:p>0.036</text:p>
              </table:table-cell>
              <table:table-cell office:value-type="float" office:value="0.0518">
                <text:p>0.0518</text:p>
              </table:table-cell>
              <table:table-cell office:value-type="float" office:value="0.3238">
                <text:p>0.3238</text:p>
              </table:table-cell>
              <table:table-cell office:value-type="float" office:value="0.8734">
                <text:p>0.8734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2">
                <text:p>0.0302</text:p>
              </table:table-cell>
              <table:table-cell office:value-type="float" office:value="0.9583">
                <text:p>0.9583</text:p>
              </table:table-cell>
              <table:table-cell office:value-type="float" office:value="0.9573">
                <text:p>0.9573</text:p>
              </table:table-cell>
              <table:table-cell office:value-type="float" office:value="0.9417">
                <text:p>0.9417</text:p>
              </table:table-cell>
              <table:table-cell office:value-type="float" office:value="0.779">
                <text:p>0.779</text:p>
              </table:table-cell>
              <table:table-cell office:value-type="float" office:value="0.5338">
                <text:p>0.5338</text:p>
              </table:table-cell>
              <table:table-cell office:value-type="float" office:value="0.4957">
                <text:p>0.4957</text:p>
              </table:table-cell>
              <table:table-cell office:value-type="float" office:value="0.0428">
                <text:p>0.0428</text:p>
              </table:table-cell>
              <table:table-cell office:value-type="float" office:value="0.0606">
                <text:p>0.0606</text:p>
              </table:table-cell>
              <table:table-cell office:value-type="float" office:value="0.3376">
                <text:p>0.3376</text:p>
              </table:table-cell>
              <table:table-cell office:value-type="float" office:value="0.8757">
                <text:p>0.8757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2">
                <text:p>0.0352</text:p>
              </table:table-cell>
              <table:table-cell office:value-type="float" office:value="0.9519">
                <text:p>0.9519</text:p>
              </table:table-cell>
              <table:table-cell office:value-type="float" office:value="0.9507">
                <text:p>0.9507</text:p>
              </table:table-cell>
              <table:table-cell office:value-type="float" office:value="0.9336">
                <text:p>0.9336</text:p>
              </table:table-cell>
              <table:table-cell office:value-type="float" office:value="0.7673">
                <text:p>0.7673</text:p>
              </table:table-cell>
              <table:table-cell office:value-type="float" office:value="0.5291">
                <text:p>0.5291</text:p>
              </table:table-cell>
              <table:table-cell office:value-type="float" office:value="0.4934">
                <text:p>0.4934</text:p>
              </table:table-cell>
              <table:table-cell office:value-type="float" office:value="0.0494">
                <text:p>0.0494</text:p>
              </table:table-cell>
              <table:table-cell office:value-type="float" office:value="0.0689">
                <text:p>0.0689</text:p>
              </table:table-cell>
              <table:table-cell office:value-type="float" office:value="0.3498">
                <text:p>0.3498</text:p>
              </table:table-cell>
              <table:table-cell office:value-type="float" office:value="0.8778">
                <text:p>0.8778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2">
                <text:p>0.0402</text:p>
              </table:table-cell>
              <table:table-cell office:value-type="float" office:value="0.9458">
                <text:p>0.9458</text:p>
              </table:table-cell>
              <table:table-cell office:value-type="float" office:value="0.9444">
                <text:p>0.9444</text:p>
              </table:table-cell>
              <table:table-cell office:value-type="float" office:value="0.9259">
                <text:p>0.9259</text:p>
              </table:table-cell>
              <table:table-cell office:value-type="float" office:value="0.7567">
                <text:p>0.7567</text:p>
              </table:table-cell>
              <table:table-cell office:value-type="float" office:value="0.525">
                <text:p>0.525</text:p>
              </table:table-cell>
              <table:table-cell office:value-type="float" office:value="0.4913">
                <text:p>0.4913</text:p>
              </table:table-cell>
              <table:table-cell office:value-type="float" office:value="0.0558">
                <text:p>0.0558</text:p>
              </table:table-cell>
              <table:table-cell office:value-type="float" office:value="0.0768">
                <text:p>0.0768</text:p>
              </table:table-cell>
              <table:table-cell office:value-type="float" office:value="0.3608">
                <text:p>0.3608</text:p>
              </table:table-cell>
              <table:table-cell office:value-type="float" office:value="0.8797">
                <text:p>0.8797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2">
                <text:p>0.0452</text:p>
              </table:table-cell>
              <table:table-cell office:value-type="float" office:value="0.9398">
                <text:p>0.9398</text:p>
              </table:table-cell>
              <table:table-cell office:value-type="float" office:value="0.9382">
                <text:p>0.9382</text:p>
              </table:table-cell>
              <table:table-cell office:value-type="float" office:value="0.9186">
                <text:p>0.9186</text:p>
              </table:table-cell>
              <table:table-cell office:value-type="float" office:value="0.747">
                <text:p>0.747</text:p>
              </table:table-cell>
              <table:table-cell office:value-type="float" office:value="0.5212">
                <text:p>0.5212</text:p>
              </table:table-cell>
              <table:table-cell office:value-type="float" office:value="0.4892">
                <text:p>0.4892</text:p>
              </table:table-cell>
              <table:table-cell office:value-type="float" office:value="0.062">
                <text:p>0.062</text:p>
              </table:table-cell>
              <table:table-cell office:value-type="float" office:value="0.0844">
                <text:p>0.0844</text:p>
              </table:table-cell>
              <table:table-cell office:value-type="float" office:value="0.3709">
                <text:p>0.3709</text:p>
              </table:table-cell>
              <table:table-cell office:value-type="float" office:value="0.8814">
                <text:p>0.8814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03">
                <text:p>0.0503</text:p>
              </table:table-cell>
              <table:table-cell office:value-type="float" office:value="0.934">
                <text:p>0.934</text:p>
              </table:table-cell>
              <table:table-cell office:value-type="float" office:value="0.9323">
                <text:p>0.9323</text:p>
              </table:table-cell>
              <table:table-cell office:value-type="float" office:value="0.9115">
                <text:p>0.9115</text:p>
              </table:table-cell>
              <table:table-cell office:value-type="float" office:value="0.738">
                <text:p>0.738</text:p>
              </table:table-cell>
              <table:table-cell office:value-type="float" office:value="0.5177">
                <text:p>0.5177</text:p>
              </table:table-cell>
              <table:table-cell office:value-type="float" office:value="0.4873">
                <text:p>0.4873</text:p>
              </table:table-cell>
              <table:table-cell office:value-type="float" office:value="0.068">
                <text:p>0.068</text:p>
              </table:table-cell>
              <table:table-cell office:value-type="float" office:value="0.0916">
                <text:p>0.0916</text:p>
              </table:table-cell>
              <table:table-cell office:value-type="float" office:value="0.3803">
                <text:p>0.3803</text:p>
              </table:table-cell>
              <table:table-cell office:value-type="float" office:value="0.8831">
                <text:p>0.8831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3">
                <text:p>0.0553</text:p>
              </table:table-cell>
              <table:table-cell office:value-type="float" office:value="0.9284">
                <text:p>0.9284</text:p>
              </table:table-cell>
              <table:table-cell office:value-type="float" office:value="0.9265">
                <text:p>0.9265</text:p>
              </table:table-cell>
              <table:table-cell office:value-type="float" office:value="0.9048">
                <text:p>0.9048</text:p>
              </table:table-cell>
              <table:table-cell office:value-type="float" office:value="0.7296">
                <text:p>0.7296</text:p>
              </table:table-cell>
              <table:table-cell office:value-type="float" office:value="0.5144">
                <text:p>0.5144</text:p>
              </table:table-cell>
              <table:table-cell office:value-type="float" office:value="0.4854">
                <text:p>0.4854</text:p>
              </table:table-cell>
              <table:table-cell office:value-type="float" office:value="0.0738">
                <text:p>0.0738</text:p>
              </table:table-cell>
              <table:table-cell office:value-type="float" office:value="0.0986">
                <text:p>0.0986</text:p>
              </table:table-cell>
              <table:table-cell office:value-type="float" office:value="0.3892">
                <text:p>0.3892</text:p>
              </table:table-cell>
              <table:table-cell office:value-type="float" office:value="0.8847">
                <text:p>0.8847</text:p>
              </table:table-cell>
              <table:table-cell office:value-type="float" office:value="0.9874">
                <text:p>0.9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03">
                <text:p>0.0603</text:p>
              </table:table-cell>
              <table:table-cell office:value-type="float" office:value="0.9229">
                <text:p>0.9229</text:p>
              </table:table-cell>
              <table:table-cell office:value-type="float" office:value="0.9208">
                <text:p>0.9208</text:p>
              </table:table-cell>
              <table:table-cell office:value-type="float" office:value="0.8982">
                <text:p>0.8982</text:p>
              </table:table-cell>
              <table:table-cell office:value-type="float" office:value="0.7216">
                <text:p>0.7216</text:p>
              </table:table-cell>
              <table:table-cell office:value-type="float" office:value="0.5114">
                <text:p>0.5114</text:p>
              </table:table-cell>
              <table:table-cell office:value-type="float" office:value="0.4835">
                <text:p>0.4835</text:p>
              </table:table-cell>
              <table:table-cell office:value-type="float" office:value="0.0794">
                <text:p>0.0794</text:p>
              </table:table-cell>
              <table:table-cell office:value-type="float" office:value="0.1053">
                <text:p>0.1053</text:p>
              </table:table-cell>
              <table:table-cell office:value-type="float" office:value="0.3976">
                <text:p>0.3976</text:p>
              </table:table-cell>
              <table:table-cell office:value-type="float" office:value="0.8862">
                <text:p>0.8862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3">
                <text:p>0.0653</text:p>
              </table:table-cell>
              <table:table-cell office:value-type="float" office:value="0.9176">
                <text:p>0.9176</text:p>
              </table:table-cell>
              <table:table-cell office:value-type="float" office:value="0.9154">
                <text:p>0.9154</text:p>
              </table:table-cell>
              <table:table-cell office:value-type="float" office:value="0.8919">
                <text:p>0.8919</text:p>
              </table:table-cell>
              <table:table-cell office:value-type="float" office:value="0.7141">
                <text:p>0.7141</text:p>
              </table:table-cell>
              <table:table-cell office:value-type="float" office:value="0.5085">
                <text:p>0.5085</text:p>
              </table:table-cell>
              <table:table-cell office:value-type="float" office:value="0.4817">
                <text:p>0.4817</text:p>
              </table:table-cell>
              <table:table-cell office:value-type="float" office:value="0.0849">
                <text:p>0.0849</text:p>
              </table:table-cell>
              <table:table-cell office:value-type="float" office:value="0.1118">
                <text:p>0.1118</text:p>
              </table:table-cell>
              <table:table-cell office:value-type="float" office:value="0.4056">
                <text:p>0.4056</text:p>
              </table:table-cell>
              <table:table-cell office:value-type="float" office:value="0.8877">
                <text:p>0.8877</text:p>
              </table:table-cell>
              <table:table-cell office:value-type="float" office:value="0.9877">
                <text:p>0.9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04">
                <text:p>0.0704</text:p>
              </table:table-cell>
              <table:table-cell office:value-type="float" office:value="0.9124">
                <text:p>0.9124</text:p>
              </table:table-cell>
              <table:table-cell office:value-type="float" office:value="0.91">
                <text:p>0.91</text:p>
              </table:table-cell>
              <table:table-cell office:value-type="float" office:value="0.8858">
                <text:p>0.8858</text:p>
              </table:table-cell>
              <table:table-cell office:value-type="float" office:value="0.7068">
                <text:p>0.7068</text:p>
              </table:table-cell>
              <table:table-cell office:value-type="float" office:value="0.5057">
                <text:p>0.5057</text:p>
              </table:table-cell>
              <table:table-cell office:value-type="float" office:value="0.48">
                <text:p>0.48</text:p>
              </table:table-cell>
              <table:table-cell office:value-type="float" office:value="0.0902">
                <text:p>0.0902</text:p>
              </table:table-cell>
              <table:table-cell office:value-type="float" office:value="0.1181">
                <text:p>0.1181</text:p>
              </table:table-cell>
              <table:table-cell office:value-type="float" office:value="0.4132">
                <text:p>0.4132</text:p>
              </table:table-cell>
              <table:table-cell office:value-type="float" office:value="0.8891">
                <text:p>0.8891</text:p>
              </table:table-cell>
              <table:table-cell office:value-type="float" office:value="0.9879">
                <text:p>0.9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4">
                <text:p>0.0754</text:p>
              </table:table-cell>
              <table:table-cell office:value-type="float" office:value="0.9074">
                <text:p>0.9074</text:p>
              </table:table-cell>
              <table:table-cell office:value-type="float" office:value="0.9048">
                <text:p>0.9048</text:p>
              </table:table-cell>
              <table:table-cell office:value-type="float" office:value="0.8798">
                <text:p>0.8798</text:p>
              </table:table-cell>
              <table:table-cell office:value-type="float" office:value="0.6999">
                <text:p>0.6999</text:p>
              </table:table-cell>
              <table:table-cell office:value-type="float" office:value="0.5031">
                <text:p>0.5031</text:p>
              </table:table-cell>
              <table:table-cell office:value-type="float" office:value="0.4783">
                <text:p>0.4783</text:p>
              </table:table-cell>
              <table:table-cell office:value-type="float" office:value="0.0955">
                <text:p>0.0955</text:p>
              </table:table-cell>
              <table:table-cell office:value-type="float" office:value="0.1242">
                <text:p>0.1242</text:p>
              </table:table-cell>
              <table:table-cell office:value-type="float" office:value="0.4206">
                <text:p>0.4206</text:p>
              </table:table-cell>
              <table:table-cell office:value-type="float" office:value="0.8905">
                <text:p>0.8905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4">
                <text:p>0.0804</text:p>
              </table:table-cell>
              <table:table-cell office:value-type="float" office:value="0.9024">
                <text:p>0.9024</text:p>
              </table:table-cell>
              <table:table-cell office:value-type="float" office:value="0.8997">
                <text:p>0.8997</text:p>
              </table:table-cell>
              <table:table-cell office:value-type="float" office:value="0.874">
                <text:p>0.874</text:p>
              </table:table-cell>
              <table:table-cell office:value-type="float" office:value="0.6932">
                <text:p>0.6932</text:p>
              </table:table-cell>
              <table:table-cell office:value-type="float" office:value="0.5006">
                <text:p>0.5006</text:p>
              </table:table-cell>
              <table:table-cell office:value-type="float" office:value="0.4766">
                <text:p>0.4766</text:p>
              </table:table-cell>
              <table:table-cell office:value-type="float" office:value="0.1006">
                <text:p>0.1006</text:p>
              </table:table-cell>
              <table:table-cell office:value-type="float" office:value="0.1302">
                <text:p>0.1302</text:p>
              </table:table-cell>
              <table:table-cell office:value-type="float" office:value="0.4277">
                <text:p>0.4277</text:p>
              </table:table-cell>
              <table:table-cell office:value-type="float" office:value="0.8919">
                <text:p>0.8919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4">
                <text:p>0.0854</text:p>
              </table:table-cell>
              <table:table-cell office:value-type="float" office:value="0.8976">
                <text:p>0.8976</text:p>
              </table:table-cell>
              <table:table-cell office:value-type="float" office:value="0.8948">
                <text:p>0.8948</text:p>
              </table:table-cell>
              <table:table-cell office:value-type="float" office:value="0.8683">
                <text:p>0.8683</text:p>
              </table:table-cell>
              <table:table-cell office:value-type="float" office:value="0.6868">
                <text:p>0.6868</text:p>
              </table:table-cell>
              <table:table-cell office:value-type="float" office:value="0.4981">
                <text:p>0.4981</text:p>
              </table:table-cell>
              <table:table-cell office:value-type="float" office:value="0.4749">
                <text:p>0.4749</text:p>
              </table:table-cell>
              <table:table-cell office:value-type="float" office:value="0.1055">
                <text:p>0.1055</text:p>
              </table:table-cell>
              <table:table-cell office:value-type="float" office:value="0.136">
                <text:p>0.136</text:p>
              </table:table-cell>
              <table:table-cell office:value-type="float" office:value="0.4346">
                <text:p>0.4346</text:p>
              </table:table-cell>
              <table:table-cell office:value-type="float" office:value="0.8932">
                <text:p>0.8932</text:p>
              </table:table-cell>
              <table:table-cell office:value-type="float" office:value="0.9883">
                <text:p>0.9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05">
                <text:p>0.0905</text:p>
              </table:table-cell>
              <table:table-cell office:value-type="float" office:value="0.8929">
                <text:p>0.8929</text:p>
              </table:table-cell>
              <table:table-cell office:value-type="float" office:value="0.8899">
                <text:p>0.8899</text:p>
              </table:table-cell>
              <table:table-cell office:value-type="float" office:value="0.8628">
                <text:p>0.8628</text:p>
              </table:table-cell>
              <table:table-cell office:value-type="float" office:value="0.6806">
                <text:p>0.6806</text:p>
              </table:table-cell>
              <table:table-cell office:value-type="float" office:value="0.4957">
                <text:p>0.4957</text:p>
              </table:table-cell>
              <table:table-cell office:value-type="float" office:value="0.4733">
                <text:p>0.4733</text:p>
              </table:table-cell>
              <table:table-cell office:value-type="float" office:value="0.1104">
                <text:p>0.1104</text:p>
              </table:table-cell>
              <table:table-cell office:value-type="float" office:value="0.1417">
                <text:p>0.1417</text:p>
              </table:table-cell>
              <table:table-cell office:value-type="float" office:value="0.4413">
                <text:p>0.4413</text:p>
              </table:table-cell>
              <table:table-cell office:value-type="float" office:value="0.8945">
                <text:p>0.8945</text:p>
              </table:table-cell>
              <table:table-cell office:value-type="float" office:value="0.9884">
                <text:p>0.9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5">
                <text:p>0.0955</text:p>
              </table:table-cell>
              <table:table-cell office:value-type="float" office:value="0.8883">
                <text:p>0.8883</text:p>
              </table:table-cell>
              <table:table-cell office:value-type="float" office:value="0.8851">
                <text:p>0.8851</text:p>
              </table:table-cell>
              <table:table-cell office:value-type="float" office:value="0.8574">
                <text:p>0.8574</text:p>
              </table:table-cell>
              <table:table-cell office:value-type="float" office:value="0.6746">
                <text:p>0.6746</text:p>
              </table:table-cell>
              <table:table-cell office:value-type="float" office:value="0.4934">
                <text:p>0.4934</text:p>
              </table:table-cell>
              <table:table-cell office:value-type="float" office:value="0.4717">
                <text:p>0.4717</text:p>
              </table:table-cell>
              <table:table-cell office:value-type="float" office:value="0.1152">
                <text:p>0.1152</text:p>
              </table:table-cell>
              <table:table-cell office:value-type="float" office:value="0.1472">
                <text:p>0.1472</text:p>
              </table:table-cell>
              <table:table-cell office:value-type="float" office:value="0.4478">
                <text:p>0.4478</text:p>
              </table:table-cell>
              <table:table-cell office:value-type="float" office:value="0.8957">
                <text:p>0.8957</text:p>
              </table:table-cell>
              <table:table-cell office:value-type="float" office:value="0.9886">
                <text:p>0.9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05">
                <text:p>0.1005</text:p>
              </table:table-cell>
              <table:table-cell office:value-type="float" office:value="0.8837">
                <text:p>0.8837</text:p>
              </table:table-cell>
              <table:table-cell office:value-type="float" office:value="0.8804">
                <text:p>0.8804</text:p>
              </table:table-cell>
              <table:table-cell office:value-type="float" office:value="0.8521">
                <text:p>0.8521</text:p>
              </table:table-cell>
              <table:table-cell office:value-type="float" office:value="0.6687">
                <text:p>0.6687</text:p>
              </table:table-cell>
              <table:table-cell office:value-type="float" office:value="0.4912">
                <text:p>0.4912</text:p>
              </table:table-cell>
              <table:table-cell office:value-type="float" office:value="0.4702">
                <text:p>0.4702</text:p>
              </table:table-cell>
              <table:table-cell office:value-type="float" office:value="0.1199">
                <text:p>0.1199</text:p>
              </table:table-cell>
              <table:table-cell office:value-type="float" office:value="0.1527">
                <text:p>0.1527</text:p>
              </table:table-cell>
              <table:table-cell office:value-type="float" office:value="0.4542">
                <text:p>0.4542</text:p>
              </table:table-cell>
              <table:table-cell office:value-type="float" office:value="0.897">
                <text:p>0.897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5">
                <text:p>0.1055</text:p>
              </table:table-cell>
              <table:table-cell office:value-type="float" office:value="0.8793">
                <text:p>0.8793</text:p>
              </table:table-cell>
              <table:table-cell office:value-type="float" office:value="0.8758">
                <text:p>0.8758</text:p>
              </table:table-cell>
              <table:table-cell office:value-type="float" office:value="0.8469">
                <text:p>0.8469</text:p>
              </table:table-cell>
              <table:table-cell office:value-type="float" office:value="0.663">
                <text:p>0.663</text:p>
              </table:table-cell>
              <table:table-cell office:value-type="float" office:value="0.489">
                <text:p>0.489</text:p>
              </table:table-cell>
              <table:table-cell office:value-type="float" office:value="0.4686">
                <text:p>0.4686</text:p>
              </table:table-cell>
              <table:table-cell office:value-type="float" office:value="0.1245">
                <text:p>0.1245</text:p>
              </table:table-cell>
              <table:table-cell office:value-type="float" office:value="0.158">
                <text:p>0.158</text:p>
              </table:table-cell>
              <table:table-cell office:value-type="float" office:value="0.4604">
                <text:p>0.4604</text:p>
              </table:table-cell>
              <table:table-cell office:value-type="float" office:value="0.8982">
                <text:p>0.8982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06">
                <text:p>0.1106</text:p>
              </table:table-cell>
              <table:table-cell office:value-type="float" office:value="0.8749">
                <text:p>0.8749</text:p>
              </table:table-cell>
              <table:table-cell office:value-type="float" office:value="0.8713">
                <text:p>0.8713</text:p>
              </table:table-cell>
              <table:table-cell office:value-type="float" office:value="0.8418">
                <text:p>0.8418</text:p>
              </table:table-cell>
              <table:table-cell office:value-type="float" office:value="0.6574">
                <text:p>0.6574</text:p>
              </table:table-cell>
              <table:table-cell office:value-type="float" office:value="0.4869">
                <text:p>0.4869</text:p>
              </table:table-cell>
              <table:table-cell office:value-type="float" office:value="0.4671">
                <text:p>0.4671</text:p>
              </table:table-cell>
              <table:table-cell office:value-type="float" office:value="0.129">
                <text:p>0.129</text:p>
              </table:table-cell>
              <table:table-cell office:value-type="float" office:value="0.1633">
                <text:p>0.1633</text:p>
              </table:table-cell>
              <table:table-cell office:value-type="float" office:value="0.4665">
                <text:p>0.4665</text:p>
              </table:table-cell>
              <table:table-cell office:value-type="float" office:value="0.8994">
                <text:p>0.8994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6">
                <text:p>0.1156</text:p>
              </table:table-cell>
              <table:table-cell office:value-type="float" office:value="0.8707">
                <text:p>0.8707</text:p>
              </table:table-cell>
              <table:table-cell office:value-type="float" office:value="0.8669">
                <text:p>0.8669</text:p>
              </table:table-cell>
              <table:table-cell office:value-type="float" office:value="0.8367">
                <text:p>0.8367</text:p>
              </table:table-cell>
              <table:table-cell office:value-type="float" office:value="0.6519">
                <text:p>0.6519</text:p>
              </table:table-cell>
              <table:table-cell office:value-type="float" office:value="0.4848">
                <text:p>0.4848</text:p>
              </table:table-cell>
              <table:table-cell office:value-type="float" office:value="0.4656">
                <text:p>0.4656</text:p>
              </table:table-cell>
              <table:table-cell office:value-type="float" office:value="0.1335">
                <text:p>0.1335</text:p>
              </table:table-cell>
              <table:table-cell office:value-type="float" office:value="0.1684">
                <text:p>0.1684</text:p>
              </table:table-cell>
              <table:table-cell office:value-type="float" office:value="0.4724">
                <text:p>0.4724</text:p>
              </table:table-cell>
              <table:table-cell office:value-type="float" office:value="0.9006">
                <text:p>0.9006</text:p>
              </table:table-cell>
              <table:table-cell office:value-type="float" office:value="0.9891">
                <text:p>0.9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06">
                <text:p>0.1206</text:p>
              </table:table-cell>
              <table:table-cell office:value-type="float" office:value="0.8665">
                <text:p>0.8665</text:p>
              </table:table-cell>
              <table:table-cell office:value-type="float" office:value="0.8625">
                <text:p>0.8625</text:p>
              </table:table-cell>
              <table:table-cell office:value-type="float" office:value="0.8318">
                <text:p>0.8318</text:p>
              </table:table-cell>
              <table:table-cell office:value-type="float" office:value="0.6466">
                <text:p>0.6466</text:p>
              </table:table-cell>
              <table:table-cell office:value-type="float" office:value="0.4828">
                <text:p>0.4828</text:p>
              </table:table-cell>
              <table:table-cell office:value-type="float" office:value="0.4642">
                <text:p>0.4642</text:p>
              </table:table-cell>
              <table:table-cell office:value-type="float" office:value="0.1379">
                <text:p>0.1379</text:p>
              </table:table-cell>
              <table:table-cell office:value-type="float" office:value="0.1735">
                <text:p>0.1735</text:p>
              </table:table-cell>
              <table:table-cell office:value-type="float" office:value="0.4783">
                <text:p>0.4783</text:p>
              </table:table-cell>
              <table:table-cell office:value-type="float" office:value="0.9017">
                <text:p>0.9017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6">
                <text:p>0.1256</text:p>
              </table:table-cell>
              <table:table-cell office:value-type="float" office:value="0.8623">
                <text:p>0.8623</text:p>
              </table:table-cell>
              <table:table-cell office:value-type="float" office:value="0.8582">
                <text:p>0.8582</text:p>
              </table:table-cell>
              <table:table-cell office:value-type="float" office:value="0.8269">
                <text:p>0.8269</text:p>
              </table:table-cell>
              <table:table-cell office:value-type="float" office:value="0.6414">
                <text:p>0.6414</text:p>
              </table:table-cell>
              <table:table-cell office:value-type="float" office:value="0.4808">
                <text:p>0.4808</text:p>
              </table:table-cell>
              <table:table-cell office:value-type="float" office:value="0.4627">
                <text:p>0.4627</text:p>
              </table:table-cell>
              <table:table-cell office:value-type="float" office:value="0.1422">
                <text:p>0.1422</text:p>
              </table:table-cell>
              <table:table-cell office:value-type="float" office:value="0.1785">
                <text:p>0.1785</text:p>
              </table:table-cell>
              <table:table-cell office:value-type="float" office:value="0.484">
                <text:p>0.484</text:p>
              </table:table-cell>
              <table:table-cell office:value-type="float" office:value="0.9028">
                <text:p>0.9028</text:p>
              </table:table-cell>
              <table:table-cell office:value-type="float" office:value="0.9894">
                <text:p>0.9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07">
                <text:p>0.1307</text:p>
              </table:table-cell>
              <table:table-cell office:value-type="float" office:value="0.8582">
                <text:p>0.8582</text:p>
              </table:table-cell>
              <table:table-cell office:value-type="float" office:value="0.854">
                <text:p>0.854</text:p>
              </table:table-cell>
              <table:table-cell office:value-type="float" office:value="0.8221">
                <text:p>0.8221</text:p>
              </table:table-cell>
              <table:table-cell office:value-type="float" office:value="0.6363">
                <text:p>0.6363</text:p>
              </table:table-cell>
              <table:table-cell office:value-type="float" office:value="0.4789">
                <text:p>0.4789</text:p>
              </table:table-cell>
              <table:table-cell office:value-type="float" office:value="0.4613">
                <text:p>0.4613</text:p>
              </table:table-cell>
              <table:table-cell office:value-type="float" office:value="0.1464">
                <text:p>0.1464</text:p>
              </table:table-cell>
              <table:table-cell office:value-type="float" office:value="0.1835">
                <text:p>0.1835</text:p>
              </table:table-cell>
              <table:table-cell office:value-type="float" office:value="0.4897">
                <text:p>0.4897</text:p>
              </table:table-cell>
              <table:table-cell office:value-type="float" office:value="0.904">
                <text:p>0.904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7">
                <text:p>0.1357</text:p>
              </table:table-cell>
              <table:table-cell office:value-type="float" office:value="0.8542">
                <text:p>0.8542</text:p>
              </table:table-cell>
              <table:table-cell office:value-type="float" office:value="0.8498">
                <text:p>0.8498</text:p>
              </table:table-cell>
              <table:table-cell office:value-type="float" office:value="0.8174">
                <text:p>0.8174</text:p>
              </table:table-cell>
              <table:table-cell office:value-type="float" office:value="0.6312">
                <text:p>0.6312</text:p>
              </table:table-cell>
              <table:table-cell office:value-type="float" office:value="0.477">
                <text:p>0.477</text:p>
              </table:table-cell>
              <table:table-cell office:value-type="float" office:value="0.4599">
                <text:p>0.4599</text:p>
              </table:table-cell>
              <table:table-cell office:value-type="float" office:value="0.1506">
                <text:p>0.1506</text:p>
              </table:table-cell>
              <table:table-cell office:value-type="float" office:value="0.1884">
                <text:p>0.1884</text:p>
              </table:table-cell>
              <table:table-cell office:value-type="float" office:value="0.4953">
                <text:p>0.4953</text:p>
              </table:table-cell>
              <table:table-cell office:value-type="float" office:value="0.9051">
                <text:p>0.9051</text:p>
              </table:table-cell>
              <table:table-cell office:value-type="float" office:value="0.9896">
                <text:p>0.9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07">
                <text:p>0.1407</text:p>
              </table:table-cell>
              <table:table-cell office:value-type="float" office:value="0.8503">
                <text:p>0.8503</text:p>
              </table:table-cell>
              <table:table-cell office:value-type="float" office:value="0.8457">
                <text:p>0.8457</text:p>
              </table:table-cell>
              <table:table-cell office:value-type="float" office:value="0.8127">
                <text:p>0.8127</text:p>
              </table:table-cell>
              <table:table-cell office:value-type="float" office:value="0.6263">
                <text:p>0.6263</text:p>
              </table:table-cell>
              <table:table-cell office:value-type="float" office:value="0.4751">
                <text:p>0.4751</text:p>
              </table:table-cell>
              <table:table-cell office:value-type="float" office:value="0.4586">
                <text:p>0.4586</text:p>
              </table:table-cell>
              <table:table-cell office:value-type="float" office:value="0.1547">
                <text:p>0.1547</text:p>
              </table:table-cell>
              <table:table-cell office:value-type="float" office:value="0.1932">
                <text:p>0.1932</text:p>
              </table:table-cell>
              <table:table-cell office:value-type="float" office:value="0.5008">
                <text:p>0.5008</text:p>
              </table:table-cell>
              <table:table-cell office:value-type="float" office:value="0.9062">
                <text:p>0.9062</text:p>
              </table:table-cell>
              <table:table-cell office:value-type="float" office:value="0.9897">
                <text:p>0.9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7">
                <text:p>0.1457</text:p>
              </table:table-cell>
              <table:table-cell office:value-type="float" office:value="0.8464">
                <text:p>0.8464</text:p>
              </table:table-cell>
              <table:table-cell office:value-type="float" office:value="0.8417">
                <text:p>0.8417</text:p>
              </table:table-cell>
              <table:table-cell office:value-type="float" office:value="0.808">
                <text:p>0.808</text:p>
              </table:table-cell>
              <table:table-cell office:value-type="float" office:value="0.6214">
                <text:p>0.6214</text:p>
              </table:table-cell>
              <table:table-cell office:value-type="float" office:value="0.4732">
                <text:p>0.4732</text:p>
              </table:table-cell>
              <table:table-cell office:value-type="float" office:value="0.4572">
                <text:p>0.4572</text:p>
              </table:table-cell>
              <table:table-cell office:value-type="float" office:value="0.1588">
                <text:p>0.1588</text:p>
              </table:table-cell>
              <table:table-cell office:value-type="float" office:value="0.198">
                <text:p>0.198</text:p>
              </table:table-cell>
              <table:table-cell office:value-type="float" office:value="0.5062">
                <text:p>0.5062</text:p>
              </table:table-cell>
              <table:table-cell office:value-type="float" office:value="0.9073">
                <text:p>0.9073</text:p>
              </table:table-cell>
              <table:table-cell office:value-type="float" office:value="0.9899">
                <text:p>0.9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8">
                <text:p>0.1508</text:p>
              </table:table-cell>
              <table:table-cell office:value-type="float" office:value="0.8425">
                <text:p>0.8425</text:p>
              </table:table-cell>
              <table:table-cell office:value-type="float" office:value="0.8377">
                <text:p>0.8377</text:p>
              </table:table-cell>
              <table:table-cell office:value-type="float" office:value="0.8034">
                <text:p>0.8034</text:p>
              </table:table-cell>
              <table:table-cell office:value-type="float" office:value="0.6166">
                <text:p>0.6166</text:p>
              </table:table-cell>
              <table:table-cell office:value-type="float" office:value="0.4714">
                <text:p>0.4714</text:p>
              </table:table-cell>
              <table:table-cell office:value-type="float" office:value="0.4559">
                <text:p>0.4559</text:p>
              </table:table-cell>
              <table:table-cell office:value-type="float" office:value="0.1628">
                <text:p>0.1628</text:p>
              </table:table-cell>
              <table:table-cell office:value-type="float" office:value="0.2027">
                <text:p>0.2027</text:p>
              </table:table-cell>
              <table:table-cell office:value-type="float" office:value="0.5115">
                <text:p>0.5115</text:p>
              </table:table-cell>
              <table:table-cell office:value-type="float" office:value="0.9083">
                <text:p>0.908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8">
                <text:p>0.1558</text:p>
              </table:table-cell>
              <table:table-cell office:value-type="float" office:value="0.8388">
                <text:p>0.8388</text:p>
              </table:table-cell>
              <table:table-cell office:value-type="float" office:value="0.8337">
                <text:p>0.8337</text:p>
              </table:table-cell>
              <table:table-cell office:value-type="float" office:value="0.7989">
                <text:p>0.7989</text:p>
              </table:table-cell>
              <table:table-cell office:value-type="float" office:value="0.6119">
                <text:p>0.6119</text:p>
              </table:table-cell>
              <table:table-cell office:value-type="float" office:value="0.4696">
                <text:p>0.4696</text:p>
              </table:table-cell>
              <table:table-cell office:value-type="float" office:value="0.4545">
                <text:p>0.4545</text:p>
              </table:table-cell>
              <table:table-cell office:value-type="float" office:value="0.1668">
                <text:p>0.1668</text:p>
              </table:table-cell>
              <table:table-cell office:value-type="float" office:value="0.2075">
                <text:p>0.2075</text:p>
              </table:table-cell>
              <table:table-cell office:value-type="float" office:value="0.5168">
                <text:p>0.5168</text:p>
              </table:table-cell>
              <table:table-cell office:value-type="float" office:value="0.9094">
                <text:p>0.9094</text:p>
              </table:table-cell>
              <table:table-cell office:value-type="float" office:value="0.9901">
                <text:p>0.9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08">
                <text:p>0.1608</text:p>
              </table:table-cell>
              <table:table-cell office:value-type="float" office:value="0.835">
                <text:p>0.835</text:p>
              </table:table-cell>
              <table:table-cell office:value-type="float" office:value="0.8298">
                <text:p>0.8298</text:p>
              </table:table-cell>
              <table:table-cell office:value-type="float" office:value="0.7943">
                <text:p>0.7943</text:p>
              </table:table-cell>
              <table:table-cell office:value-type="float" office:value="0.6072">
                <text:p>0.6072</text:p>
              </table:table-cell>
              <table:table-cell office:value-type="float" office:value="0.4678">
                <text:p>0.4678</text:p>
              </table:table-cell>
              <table:table-cell office:value-type="float" office:value="0.4532">
                <text:p>0.4532</text:p>
              </table:table-cell>
              <table:table-cell office:value-type="float" office:value="0.1707">
                <text:p>0.1707</text:p>
              </table:table-cell>
              <table:table-cell office:value-type="float" office:value="0.2122">
                <text:p>0.2122</text:p>
              </table:table-cell>
              <table:table-cell office:value-type="float" office:value="0.5221">
                <text:p>0.5221</text:p>
              </table:table-cell>
              <table:table-cell office:value-type="float" office:value="0.9104">
                <text:p>0.9104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8">
                <text:p>0.1658</text:p>
              </table:table-cell>
              <table:table-cell office:value-type="float" office:value="0.8313">
                <text:p>0.8313</text:p>
              </table:table-cell>
              <table:table-cell office:value-type="float" office:value="0.8259">
                <text:p>0.8259</text:p>
              </table:table-cell>
              <table:table-cell office:value-type="float" office:value="0.7898">
                <text:p>0.7898</text:p>
              </table:table-cell>
              <table:table-cell office:value-type="float" office:value="0.6026">
                <text:p>0.6026</text:p>
              </table:table-cell>
              <table:table-cell office:value-type="float" office:value="0.4661">
                <text:p>0.4661</text:p>
              </table:table-cell>
              <table:table-cell office:value-type="float" office:value="0.4519">
                <text:p>0.4519</text:p>
              </table:table-cell>
              <table:table-cell office:value-type="float" office:value="0.1746">
                <text:p>0.1746</text:p>
              </table:table-cell>
              <table:table-cell office:value-type="float" office:value="0.2169">
                <text:p>0.2169</text:p>
              </table:table-cell>
              <table:table-cell office:value-type="float" office:value="0.5273">
                <text:p>0.5273</text:p>
              </table:table-cell>
              <table:table-cell office:value-type="float" office:value="0.9115">
                <text:p>0.9115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09">
                <text:p>0.1709</text:p>
              </table:table-cell>
              <table:table-cell office:value-type="float" office:value="0.8277">
                <text:p>0.8277</text:p>
              </table:table-cell>
              <table:table-cell office:value-type="float" office:value="0.8221">
                <text:p>0.8221</text:p>
              </table:table-cell>
              <table:table-cell office:value-type="float" office:value="0.7853">
                <text:p>0.7853</text:p>
              </table:table-cell>
              <table:table-cell office:value-type="float" office:value="0.598">
                <text:p>0.598</text:p>
              </table:table-cell>
              <table:table-cell office:value-type="float" office:value="0.4643">
                <text:p>0.4643</text:p>
              </table:table-cell>
              <table:table-cell office:value-type="float" office:value="0.4506">
                <text:p>0.4506</text:p>
              </table:table-cell>
              <table:table-cell office:value-type="float" office:value="0.1784">
                <text:p>0.1784</text:p>
              </table:table-cell>
              <table:table-cell office:value-type="float" office:value="0.2215">
                <text:p>0.2215</text:p>
              </table:table-cell>
              <table:table-cell office:value-type="float" office:value="0.5324">
                <text:p>0.5324</text:p>
              </table:table-cell>
              <table:table-cell office:value-type="float" office:value="0.9125">
                <text:p>0.9125</text:p>
              </table:table-cell>
              <table:table-cell office:value-type="float" office:value="0.9904">
                <text:p>0.99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9">
                <text:p>0.1759</text:p>
              </table:table-cell>
              <table:table-cell office:value-type="float" office:value="0.824">
                <text:p>0.824</text:p>
              </table:table-cell>
              <table:table-cell office:value-type="float" office:value="0.8183">
                <text:p>0.8183</text:p>
              </table:table-cell>
              <table:table-cell office:value-type="float" office:value="0.7809">
                <text:p>0.7809</text:p>
              </table:table-cell>
              <table:table-cell office:value-type="float" office:value="0.5935">
                <text:p>0.5935</text:p>
              </table:table-cell>
              <table:table-cell office:value-type="float" office:value="0.4626">
                <text:p>0.4626</text:p>
              </table:table-cell>
              <table:table-cell office:value-type="float" office:value="0.4494">
                <text:p>0.4494</text:p>
              </table:table-cell>
              <table:table-cell office:value-type="float" office:value="0.1822">
                <text:p>0.1822</text:p>
              </table:table-cell>
              <table:table-cell office:value-type="float" office:value="0.2262">
                <text:p>0.2262</text:p>
              </table:table-cell>
              <table:table-cell office:value-type="float" office:value="0.5375">
                <text:p>0.5375</text:p>
              </table:table-cell>
              <table:table-cell office:value-type="float" office:value="0.9135">
                <text:p>0.9135</text:p>
              </table:table-cell>
              <table:table-cell office:value-type="float" office:value="0.9905">
                <text:p>0.9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09">
                <text:p>0.1809</text:p>
              </table:table-cell>
              <table:table-cell office:value-type="float" office:value="0.8205">
                <text:p>0.8205</text:p>
              </table:table-cell>
              <table:table-cell office:value-type="float" office:value="0.8145">
                <text:p>0.8145</text:p>
              </table:table-cell>
              <table:table-cell office:value-type="float" office:value="0.7764">
                <text:p>0.7764</text:p>
              </table:table-cell>
              <table:table-cell office:value-type="float" office:value="0.5891">
                <text:p>0.5891</text:p>
              </table:table-cell>
              <table:table-cell office:value-type="float" office:value="0.461">
                <text:p>0.461</text:p>
              </table:table-cell>
              <table:table-cell office:value-type="float" office:value="0.4481">
                <text:p>0.4481</text:p>
              </table:table-cell>
              <table:table-cell office:value-type="float" office:value="0.186">
                <text:p>0.186</text:p>
              </table:table-cell>
              <table:table-cell office:value-type="float" office:value="0.2308">
                <text:p>0.2308</text:p>
              </table:table-cell>
              <table:table-cell office:value-type="float" office:value="0.5426">
                <text:p>0.5426</text:p>
              </table:table-cell>
              <table:table-cell office:value-type="float" office:value="0.9145">
                <text:p>0.9145</text:p>
              </table:table-cell>
              <table:table-cell office:value-type="float" office:value="0.9907">
                <text:p>0.99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9">
                <text:p>0.1859</text:p>
              </table:table-cell>
              <table:table-cell office:value-type="float" office:value="0.8169">
                <text:p>0.8169</text:p>
              </table:table-cell>
              <table:table-cell office:value-type="float" office:value="0.8107">
                <text:p>0.8107</text:p>
              </table:table-cell>
              <table:table-cell office:value-type="float" office:value="0.7719">
                <text:p>0.7719</text:p>
              </table:table-cell>
              <table:table-cell office:value-type="float" office:value="0.5846">
                <text:p>0.5846</text:p>
              </table:table-cell>
              <table:table-cell office:value-type="float" office:value="0.4593">
                <text:p>0.4593</text:p>
              </table:table-cell>
              <table:table-cell office:value-type="float" office:value="0.4469">
                <text:p>0.4469</text:p>
              </table:table-cell>
              <table:table-cell office:value-type="float" office:value="0.1898">
                <text:p>0.1898</text:p>
              </table:table-cell>
              <table:table-cell office:value-type="float" office:value="0.2355">
                <text:p>0.2355</text:p>
              </table:table-cell>
              <table:table-cell office:value-type="float" office:value="0.5476">
                <text:p>0.5476</text:p>
              </table:table-cell>
              <table:table-cell office:value-type="float" office:value="0.9155">
                <text:p>0.9155</text:p>
              </table:table-cell>
              <table:table-cell office:value-type="float" office:value="0.9908">
                <text:p>0.9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1">
                <text:p>0.191</text:p>
              </table:table-cell>
              <table:table-cell office:value-type="float" office:value="0.8134">
                <text:p>0.8134</text:p>
              </table:table-cell>
              <table:table-cell office:value-type="float" office:value="0.807">
                <text:p>0.807</text:p>
              </table:table-cell>
              <table:table-cell office:value-type="float" office:value="0.7675">
                <text:p>0.7675</text:p>
              </table:table-cell>
              <table:table-cell office:value-type="float" office:value="0.5803">
                <text:p>0.5803</text:p>
              </table:table-cell>
              <table:table-cell office:value-type="float" office:value="0.4576">
                <text:p>0.4576</text:p>
              </table:table-cell>
              <table:table-cell office:value-type="float" office:value="0.4457">
                <text:p>0.4457</text:p>
              </table:table-cell>
              <table:table-cell office:value-type="float" office:value="0.1935">
                <text:p>0.1935</text:p>
              </table:table-cell>
              <table:table-cell office:value-type="float" office:value="0.2401">
                <text:p>0.2401</text:p>
              </table:table-cell>
              <table:table-cell office:value-type="float" office:value="0.5526">
                <text:p>0.5526</text:p>
              </table:table-cell>
              <table:table-cell office:value-type="float" office:value="0.9165">
                <text:p>0.9165</text:p>
              </table:table-cell>
              <table:table-cell office:value-type="float" office:value="0.9909">
                <text:p>0.9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6">
                <text:p>0.196</text:p>
              </table:table-cell>
              <table:table-cell office:value-type="float" office:value="0.81">
                <text:p>0.81</text:p>
              </table:table-cell>
              <table:table-cell office:value-type="float" office:value="0.8034">
                <text:p>0.8034</text:p>
              </table:table-cell>
              <table:table-cell office:value-type="float" office:value="0.763">
                <text:p>0.763</text:p>
              </table:table-cell>
              <table:table-cell office:value-type="float" office:value="0.5759">
                <text:p>0.5759</text:p>
              </table:table-cell>
              <table:table-cell office:value-type="float" office:value="0.456">
                <text:p>0.456</text:p>
              </table:table-cell>
              <table:table-cell office:value-type="float" office:value="0.4445">
                <text:p>0.4445</text:p>
              </table:table-cell>
              <table:table-cell office:value-type="float" office:value="0.1972">
                <text:p>0.1972</text:p>
              </table:table-cell>
              <table:table-cell office:value-type="float" office:value="0.2448">
                <text:p>0.2448</text:p>
              </table:table-cell>
              <table:table-cell office:value-type="float" office:value="0.5576">
                <text:p>0.5576</text:p>
              </table:table-cell>
              <table:table-cell office:value-type="float" office:value="0.9175">
                <text:p>0.9175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1">
                <text:p>0.201</text:p>
              </table:table-cell>
              <table:table-cell office:value-type="float" office:value="0.8065">
                <text:p>0.8065</text:p>
              </table:table-cell>
              <table:table-cell office:value-type="float" office:value="0.7997">
                <text:p>0.7997</text:p>
              </table:table-cell>
              <table:table-cell office:value-type="float" office:value="0.7586">
                <text:p>0.7586</text:p>
              </table:table-cell>
              <table:table-cell office:value-type="float" office:value="0.5717">
                <text:p>0.5717</text:p>
              </table:table-cell>
              <table:table-cell office:value-type="float" office:value="0.4544">
                <text:p>0.4544</text:p>
              </table:table-cell>
              <table:table-cell office:value-type="float" office:value="0.4433">
                <text:p>0.4433</text:p>
              </table:table-cell>
              <table:table-cell office:value-type="float" office:value="0.2009">
                <text:p>0.2009</text:p>
              </table:table-cell>
              <table:table-cell office:value-type="float" office:value="0.2495">
                <text:p>0.2495</text:p>
              </table:table-cell>
              <table:table-cell office:value-type="float" office:value="0.5625">
                <text:p>0.5625</text:p>
              </table:table-cell>
              <table:table-cell office:value-type="float" office:value="0.9184">
                <text:p>0.9184</text:p>
              </table:table-cell>
              <table:table-cell office:value-type="float" office:value="0.9911">
                <text:p>0.99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6">
                <text:p>0.206</text:p>
              </table:table-cell>
              <table:table-cell office:value-type="float" office:value="0.8031">
                <text:p>0.8031</text:p>
              </table:table-cell>
              <table:table-cell office:value-type="float" office:value="0.796">
                <text:p>0.796</text:p>
              </table:table-cell>
              <table:table-cell office:value-type="float" office:value="0.7541">
                <text:p>0.7541</text:p>
              </table:table-cell>
              <table:table-cell office:value-type="float" office:value="0.5674">
                <text:p>0.5674</text:p>
              </table:table-cell>
              <table:table-cell office:value-type="float" office:value="0.4528">
                <text:p>0.4528</text:p>
              </table:table-cell>
              <table:table-cell office:value-type="float" office:value="0.4421">
                <text:p>0.4421</text:p>
              </table:table-cell>
              <table:table-cell office:value-type="float" office:value="0.2045">
                <text:p>0.2045</text:p>
              </table:table-cell>
              <table:table-cell office:value-type="float" office:value="0.2543">
                <text:p>0.2543</text:p>
              </table:table-cell>
              <table:table-cell office:value-type="float" office:value="0.5674">
                <text:p>0.5674</text:p>
              </table:table-cell>
              <table:table-cell office:value-type="float" office:value="0.9194">
                <text:p>0.9194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11">
                <text:p>0.2111</text:p>
              </table:table-cell>
              <table:table-cell office:value-type="float" office:value="0.7997">
                <text:p>0.7997</text:p>
              </table:table-cell>
              <table:table-cell office:value-type="float" office:value="0.7924">
                <text:p>0.7924</text:p>
              </table:table-cell>
              <table:table-cell office:value-type="float" office:value="0.7496">
                <text:p>0.7496</text:p>
              </table:table-cell>
              <table:table-cell office:value-type="float" office:value="0.5632">
                <text:p>0.5632</text:p>
              </table:table-cell>
              <table:table-cell office:value-type="float" office:value="0.4512">
                <text:p>0.4512</text:p>
              </table:table-cell>
              <table:table-cell office:value-type="float" office:value="0.4409">
                <text:p>0.4409</text:p>
              </table:table-cell>
              <table:table-cell office:value-type="float" office:value="0.2082">
                <text:p>0.2082</text:p>
              </table:table-cell>
              <table:table-cell office:value-type="float" office:value="0.259">
                <text:p>0.259</text:p>
              </table:table-cell>
              <table:table-cell office:value-type="float" office:value="0.5723">
                <text:p>0.5723</text:p>
              </table:table-cell>
              <table:table-cell office:value-type="float" office:value="0.9203">
                <text:p>0.9203</text:p>
              </table:table-cell>
              <table:table-cell office:value-type="float" office:value="0.9913">
                <text:p>0.9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61">
                <text:p>0.2161</text:p>
              </table:table-cell>
              <table:table-cell office:value-type="float" office:value="0.7964">
                <text:p>0.7964</text:p>
              </table:table-cell>
              <table:table-cell office:value-type="float" office:value="0.7888">
                <text:p>0.7888</text:p>
              </table:table-cell>
              <table:table-cell office:value-type="float" office:value="0.745">
                <text:p>0.745</text:p>
              </table:table-cell>
              <table:table-cell office:value-type="float" office:value="0.559">
                <text:p>0.559</text:p>
              </table:table-cell>
              <table:table-cell office:value-type="float" office:value="0.4497">
                <text:p>0.4497</text:p>
              </table:table-cell>
              <table:table-cell office:value-type="float" office:value="0.4397">
                <text:p>0.4397</text:p>
              </table:table-cell>
              <table:table-cell office:value-type="float" office:value="0.2118">
                <text:p>0.2118</text:p>
              </table:table-cell>
              <table:table-cell office:value-type="float" office:value="0.2638">
                <text:p>0.2638</text:p>
              </table:table-cell>
              <table:table-cell office:value-type="float" office:value="0.5772">
                <text:p>0.5772</text:p>
              </table:table-cell>
              <table:table-cell office:value-type="float" office:value="0.9213">
                <text:p>0.9213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11">
                <text:p>0.2211</text:p>
              </table:table-cell>
              <table:table-cell office:value-type="float" office:value="0.7931">
                <text:p>0.7931</text:p>
              </table:table-cell>
              <table:table-cell office:value-type="float" office:value="0.7852">
                <text:p>0.7852</text:p>
              </table:table-cell>
              <table:table-cell office:value-type="float" office:value="0.7404">
                <text:p>0.7404</text:p>
              </table:table-cell>
              <table:table-cell office:value-type="float" office:value="0.5548">
                <text:p>0.5548</text:p>
              </table:table-cell>
              <table:table-cell office:value-type="float" office:value="0.4481">
                <text:p>0.4481</text:p>
              </table:table-cell>
              <table:table-cell office:value-type="float" office:value="0.4386">
                <text:p>0.4386</text:p>
              </table:table-cell>
              <table:table-cell office:value-type="float" office:value="0.2154">
                <text:p>0.2154</text:p>
              </table:table-cell>
              <table:table-cell office:value-type="float" office:value="0.2687">
                <text:p>0.2687</text:p>
              </table:table-cell>
              <table:table-cell office:value-type="float" office:value="0.582">
                <text:p>0.582</text:p>
              </table:table-cell>
              <table:table-cell office:value-type="float" office:value="0.9222">
                <text:p>0.9222</text:p>
              </table:table-cell>
              <table:table-cell office:value-type="float" office:value="0.9915">
                <text:p>0.9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61">
                <text:p>0.2261</text:p>
              </table:table-cell>
              <table:table-cell office:value-type="float" office:value="0.7898">
                <text:p>0.7898</text:p>
              </table:table-cell>
              <table:table-cell office:value-type="float" office:value="0.7816">
                <text:p>0.7816</text:p>
              </table:table-cell>
              <table:table-cell office:value-type="float" office:value="0.7358">
                <text:p>0.7358</text:p>
              </table:table-cell>
              <table:table-cell office:value-type="float" office:value="0.5506">
                <text:p>0.5506</text:p>
              </table:table-cell>
              <table:table-cell office:value-type="float" office:value="0.4466">
                <text:p>0.4466</text:p>
              </table:table-cell>
              <table:table-cell office:value-type="float" office:value="0.4375">
                <text:p>0.4375</text:p>
              </table:table-cell>
              <table:table-cell office:value-type="float" office:value="0.219">
                <text:p>0.219</text:p>
              </table:table-cell>
              <table:table-cell office:value-type="float" office:value="0.2736">
                <text:p>0.2736</text:p>
              </table:table-cell>
              <table:table-cell office:value-type="float" office:value="0.5868">
                <text:p>0.5868</text:p>
              </table:table-cell>
              <table:table-cell office:value-type="float" office:value="0.9232">
                <text:p>0.9232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12">
                <text:p>0.2312</text:p>
              </table:table-cell>
              <table:table-cell office:value-type="float" office:value="0.7865">
                <text:p>0.7865</text:p>
              </table:table-cell>
              <table:table-cell office:value-type="float" office:value="0.778">
                <text:p>0.778</text:p>
              </table:table-cell>
              <table:table-cell office:value-type="float" office:value="0.7312">
                <text:p>0.7312</text:p>
              </table:table-cell>
              <table:table-cell office:value-type="float" office:value="0.5465">
                <text:p>0.5465</text:p>
              </table:table-cell>
              <table:table-cell office:value-type="float" office:value="0.4451">
                <text:p>0.4451</text:p>
              </table:table-cell>
              <table:table-cell office:value-type="float" office:value="0.4363">
                <text:p>0.4363</text:p>
              </table:table-cell>
              <table:table-cell office:value-type="float" office:value="0.2226">
                <text:p>0.2226</text:p>
              </table:table-cell>
              <table:table-cell office:value-type="float" office:value="0.2787">
                <text:p>0.2787</text:p>
              </table:table-cell>
              <table:table-cell office:value-type="float" office:value="0.5916">
                <text:p>0.5916</text:p>
              </table:table-cell>
              <table:table-cell office:value-type="float" office:value="0.9241">
                <text:p>0.9241</text:p>
              </table:table-cell>
              <table:table-cell office:value-type="float" office:value="0.9917">
                <text:p>0.9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62">
                <text:p>0.2362</text:p>
              </table:table-cell>
              <table:table-cell office:value-type="float" office:value="0.7832">
                <text:p>0.7832</text:p>
              </table:table-cell>
              <table:table-cell office:value-type="float" office:value="0.7744">
                <text:p>0.7744</text:p>
              </table:table-cell>
              <table:table-cell office:value-type="float" office:value="0.7264">
                <text:p>0.7264</text:p>
              </table:table-cell>
              <table:table-cell office:value-type="float" office:value="0.5424">
                <text:p>0.5424</text:p>
              </table:table-cell>
              <table:table-cell office:value-type="float" office:value="0.4436">
                <text:p>0.4436</text:p>
              </table:table-cell>
              <table:table-cell office:value-type="float" office:value="0.4352">
                <text:p>0.4352</text:p>
              </table:table-cell>
              <table:table-cell office:value-type="float" office:value="0.2262">
                <text:p>0.2262</text:p>
              </table:table-cell>
              <table:table-cell office:value-type="float" office:value="0.2837">
                <text:p>0.2837</text:p>
              </table:table-cell>
              <table:table-cell office:value-type="float" office:value="0.5964">
                <text:p>0.5964</text:p>
              </table:table-cell>
              <table:table-cell office:value-type="float" office:value="0.925">
                <text:p>0.925</text:p>
              </table:table-cell>
              <table:table-cell office:value-type="float" office:value="0.9918">
                <text:p>0.9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12">
                <text:p>0.2412</text:p>
              </table:table-cell>
              <table:table-cell office:value-type="float" office:value="0.78">
                <text:p>0.78</text:p>
              </table:table-cell>
              <table:table-cell office:value-type="float" office:value="0.7708">
                <text:p>0.7708</text:p>
              </table:table-cell>
              <table:table-cell office:value-type="float" office:value="0.7216">
                <text:p>0.7216</text:p>
              </table:table-cell>
              <table:table-cell office:value-type="float" office:value="0.5383">
                <text:p>0.5383</text:p>
              </table:table-cell>
              <table:table-cell office:value-type="float" office:value="0.4421">
                <text:p>0.4421</text:p>
              </table:table-cell>
              <table:table-cell office:value-type="float" office:value="0.4341">
                <text:p>0.4341</text:p>
              </table:table-cell>
              <table:table-cell office:value-type="float" office:value="0.2299">
                <text:p>0.2299</text:p>
              </table:table-cell>
              <table:table-cell office:value-type="float" office:value="0.2889">
                <text:p>0.2889</text:p>
              </table:table-cell>
              <table:table-cell office:value-type="float" office:value="0.6012">
                <text:p>0.6012</text:p>
              </table:table-cell>
              <table:table-cell office:value-type="float" office:value="0.9259">
                <text:p>0.9259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62">
                <text:p>0.2462</text:p>
              </table:table-cell>
              <table:table-cell office:value-type="float" office:value="0.7767">
                <text:p>0.7767</text:p>
              </table:table-cell>
              <table:table-cell office:value-type="float" office:value="0.7672">
                <text:p>0.7672</text:p>
              </table:table-cell>
              <table:table-cell office:value-type="float" office:value="0.7168">
                <text:p>0.7168</text:p>
              </table:table-cell>
              <table:table-cell office:value-type="float" office:value="0.5343">
                <text:p>0.5343</text:p>
              </table:table-cell>
              <table:table-cell office:value-type="float" office:value="0.4406">
                <text:p>0.4406</text:p>
              </table:table-cell>
              <table:table-cell office:value-type="float" office:value="0.433">
                <text:p>0.433</text:p>
              </table:table-cell>
              <table:table-cell office:value-type="float" office:value="0.2335">
                <text:p>0.2335</text:p>
              </table:table-cell>
              <table:table-cell office:value-type="float" office:value="0.2942">
                <text:p>0.2942</text:p>
              </table:table-cell>
              <table:table-cell office:value-type="float" office:value="0.606">
                <text:p>0.606</text:p>
              </table:table-cell>
              <table:table-cell office:value-type="float" office:value="0.9268">
                <text:p>0.9268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13">
                <text:p>0.2513</text:p>
              </table:table-cell>
              <table:table-cell office:value-type="float" office:value="0.7735">
                <text:p>0.7735</text:p>
              </table:table-cell>
              <table:table-cell office:value-type="float" office:value="0.7636">
                <text:p>0.7636</text:p>
              </table:table-cell>
              <table:table-cell office:value-type="float" office:value="0.7118">
                <text:p>0.7118</text:p>
              </table:table-cell>
              <table:table-cell office:value-type="float" office:value="0.5302">
                <text:p>0.5302</text:p>
              </table:table-cell>
              <table:table-cell office:value-type="float" office:value="0.4392">
                <text:p>0.4392</text:p>
              </table:table-cell>
              <table:table-cell office:value-type="float" office:value="0.4319">
                <text:p>0.4319</text:p>
              </table:table-cell>
              <table:table-cell office:value-type="float" office:value="0.2371">
                <text:p>0.2371</text:p>
              </table:table-cell>
              <table:table-cell office:value-type="float" office:value="0.2997">
                <text:p>0.2997</text:p>
              </table:table-cell>
              <table:table-cell office:value-type="float" office:value="0.6107">
                <text:p>0.6107</text:p>
              </table:table-cell>
              <table:table-cell office:value-type="float" office:value="0.9278">
                <text:p>0.9278</text:p>
              </table:table-cell>
              <table:table-cell office:value-type="float" office:value="0.9921">
                <text:p>0.9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3">
                <text:p>0.2563</text:p>
              </table:table-cell>
              <table:table-cell office:value-type="float" office:value="0.7703">
                <text:p>0.7703</text:p>
              </table:table-cell>
              <table:table-cell office:value-type="float" office:value="0.76">
                <text:p>0.76</text:p>
              </table:table-cell>
              <table:table-cell office:value-type="float" office:value="0.7067">
                <text:p>0.7067</text:p>
              </table:table-cell>
              <table:table-cell office:value-type="float" office:value="0.5262">
                <text:p>0.5262</text:p>
              </table:table-cell>
              <table:table-cell office:value-type="float" office:value="0.4377">
                <text:p>0.4377</text:p>
              </table:table-cell>
              <table:table-cell office:value-type="float" office:value="0.4308">
                <text:p>0.4308</text:p>
              </table:table-cell>
              <table:table-cell office:value-type="float" office:value="0.2407">
                <text:p>0.2407</text:p>
              </table:table-cell>
              <table:table-cell office:value-type="float" office:value="0.3052">
                <text:p>0.3052</text:p>
              </table:table-cell>
              <table:table-cell office:value-type="float" office:value="0.6155">
                <text:p>0.6155</text:p>
              </table:table-cell>
              <table:table-cell office:value-type="float" office:value="0.9287">
                <text:p>0.9287</text:p>
              </table:table-cell>
              <table:table-cell office:value-type="float" office:value="0.9922">
                <text:p>0.99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13">
                <text:p>0.2613</text:p>
              </table:table-cell>
              <table:table-cell office:value-type="float" office:value="0.7671">
                <text:p>0.7671</text:p>
              </table:table-cell>
              <table:table-cell office:value-type="float" office:value="0.7563">
                <text:p>0.7563</text:p>
              </table:table-cell>
              <table:table-cell office:value-type="float" office:value="0.7015">
                <text:p>0.7015</text:p>
              </table:table-cell>
              <table:table-cell office:value-type="float" office:value="0.5222">
                <text:p>0.5222</text:p>
              </table:table-cell>
              <table:table-cell office:value-type="float" office:value="0.4363">
                <text:p>0.4363</text:p>
              </table:table-cell>
              <table:table-cell office:value-type="float" office:value="0.4297">
                <text:p>0.4297</text:p>
              </table:table-cell>
              <table:table-cell office:value-type="float" office:value="0.2444">
                <text:p>0.2444</text:p>
              </table:table-cell>
              <table:table-cell office:value-type="float" office:value="0.311">
                <text:p>0.311</text:p>
              </table:table-cell>
              <table:table-cell office:value-type="float" office:value="0.6202">
                <text:p>0.6202</text:p>
              </table:table-cell>
              <table:table-cell office:value-type="float" office:value="0.9295">
                <text:p>0.9295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63">
                <text:p>0.2663</text:p>
              </table:table-cell>
              <table:table-cell office:value-type="float" office:value="0.7639">
                <text:p>0.7639</text:p>
              </table:table-cell>
              <table:table-cell office:value-type="float" office:value="0.7527">
                <text:p>0.7527</text:p>
              </table:table-cell>
              <table:table-cell office:value-type="float" office:value="0.6962">
                <text:p>0.6962</text:p>
              </table:table-cell>
              <table:table-cell office:value-type="float" office:value="0.5182">
                <text:p>0.5182</text:p>
              </table:table-cell>
              <table:table-cell office:value-type="float" office:value="0.4348">
                <text:p>0.4348</text:p>
              </table:table-cell>
              <table:table-cell office:value-type="float" office:value="0.4287">
                <text:p>0.4287</text:p>
              </table:table-cell>
              <table:table-cell office:value-type="float" office:value="0.2481">
                <text:p>0.2481</text:p>
              </table:table-cell>
              <table:table-cell office:value-type="float" office:value="0.3169">
                <text:p>0.3169</text:p>
              </table:table-cell>
              <table:table-cell office:value-type="float" office:value="0.625">
                <text:p>0.625</text:p>
              </table:table-cell>
              <table:table-cell office:value-type="float" office:value="0.9304">
                <text:p>0.9304</text:p>
              </table:table-cell>
              <table:table-cell office:value-type="float" office:value="0.9924">
                <text:p>0.9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14">
                <text:p>0.2714</text:p>
              </table:table-cell>
              <table:table-cell office:value-type="float" office:value="0.7607">
                <text:p>0.7607</text:p>
              </table:table-cell>
              <table:table-cell office:value-type="float" office:value="0.7489">
                <text:p>0.7489</text:p>
              </table:table-cell>
              <table:table-cell office:value-type="float" office:value="0.6907">
                <text:p>0.6907</text:p>
              </table:table-cell>
              <table:table-cell office:value-type="float" office:value="0.5142">
                <text:p>0.5142</text:p>
              </table:table-cell>
              <table:table-cell office:value-type="float" office:value="0.4334">
                <text:p>0.4334</text:p>
              </table:table-cell>
              <table:table-cell office:value-type="float" office:value="0.4276">
                <text:p>0.4276</text:p>
              </table:table-cell>
              <table:table-cell office:value-type="float" office:value="0.2518">
                <text:p>0.2518</text:p>
              </table:table-cell>
              <table:table-cell office:value-type="float" office:value="0.323">
                <text:p>0.323</text:p>
              </table:table-cell>
              <table:table-cell office:value-type="float" office:value="0.6297">
                <text:p>0.6297</text:p>
              </table:table-cell>
              <table:table-cell office:value-type="float" office:value="0.9313">
                <text:p>0.9313</text:p>
              </table:table-cell>
              <table:table-cell office:value-type="float" office:value="0.9925">
                <text:p>0.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64">
                <text:p>0.2764</text:p>
              </table:table-cell>
              <table:table-cell office:value-type="float" office:value="0.7576">
                <text:p>0.7576</text:p>
              </table:table-cell>
              <table:table-cell office:value-type="float" office:value="0.7452">
                <text:p>0.7452</text:p>
              </table:table-cell>
              <table:table-cell office:value-type="float" office:value="0.6851">
                <text:p>0.6851</text:p>
              </table:table-cell>
              <table:table-cell office:value-type="float" office:value="0.5102">
                <text:p>0.5102</text:p>
              </table:table-cell>
              <table:table-cell office:value-type="float" office:value="0.432">
                <text:p>0.432</text:p>
              </table:table-cell>
              <table:table-cell office:value-type="float" office:value="0.4266">
                <text:p>0.4266</text:p>
              </table:table-cell>
              <table:table-cell office:value-type="float" office:value="0.2556">
                <text:p>0.2556</text:p>
              </table:table-cell>
              <table:table-cell office:value-type="float" office:value="0.3294">
                <text:p>0.3294</text:p>
              </table:table-cell>
              <table:table-cell office:value-type="float" office:value="0.6344">
                <text:p>0.6344</text:p>
              </table:table-cell>
              <table:table-cell office:value-type="float" office:value="0.9322">
                <text:p>0.9322</text:p>
              </table:table-cell>
              <table:table-cell office:value-type="float" office:value="0.9926">
                <text:p>0.99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14">
                <text:p>0.2814</text:p>
              </table:table-cell>
              <table:table-cell office:value-type="float" office:value="0.7544">
                <text:p>0.7544</text:p>
              </table:table-cell>
              <table:table-cell office:value-type="float" office:value="0.7414">
                <text:p>0.7414</text:p>
              </table:table-cell>
              <table:table-cell office:value-type="float" office:value="0.6793">
                <text:p>0.6793</text:p>
              </table:table-cell>
              <table:table-cell office:value-type="float" office:value="0.5063">
                <text:p>0.5063</text:p>
              </table:table-cell>
              <table:table-cell office:value-type="float" office:value="0.4306">
                <text:p>0.4306</text:p>
              </table:table-cell>
              <table:table-cell office:value-type="float" office:value="0.4255">
                <text:p>0.4255</text:p>
              </table:table-cell>
              <table:table-cell office:value-type="float" office:value="0.2595">
                <text:p>0.2595</text:p>
              </table:table-cell>
              <table:table-cell office:value-type="float" office:value="0.336">
                <text:p>0.336</text:p>
              </table:table-cell>
              <table:table-cell office:value-type="float" office:value="0.6392">
                <text:p>0.6392</text:p>
              </table:table-cell>
              <table:table-cell office:value-type="float" office:value="0.9331">
                <text:p>0.9331</text:p>
              </table:table-cell>
              <table:table-cell office:value-type="float" office:value="0.9927">
                <text:p>0.9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64">
                <text:p>0.2864</text:p>
              </table:table-cell>
              <table:table-cell office:value-type="float" office:value="0.7512">
                <text:p>0.7512</text:p>
              </table:table-cell>
              <table:table-cell office:value-type="float" office:value="0.7374">
                <text:p>0.7374</text:p>
              </table:table-cell>
              <table:table-cell office:value-type="float" office:value="0.6733">
                <text:p>0.6733</text:p>
              </table:table-cell>
              <table:table-cell office:value-type="float" office:value="0.5023">
                <text:p>0.5023</text:p>
              </table:table-cell>
              <table:table-cell office:value-type="float" office:value="0.4292">
                <text:p>0.4292</text:p>
              </table:table-cell>
              <table:table-cell office:value-type="float" office:value="0.4245">
                <text:p>0.4245</text:p>
              </table:table-cell>
              <table:table-cell office:value-type="float" office:value="0.2634">
                <text:p>0.2634</text:p>
              </table:table-cell>
              <table:table-cell office:value-type="float" office:value="0.3429">
                <text:p>0.3429</text:p>
              </table:table-cell>
              <table:table-cell office:value-type="float" office:value="0.6439">
                <text:p>0.6439</text:p>
              </table:table-cell>
              <table:table-cell office:value-type="float" office:value="0.9339">
                <text:p>0.9339</text:p>
              </table:table-cell>
              <table:table-cell office:value-type="float" office:value="0.9928">
                <text:p>0.99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15">
                <text:p>0.2915</text:p>
              </table:table-cell>
              <table:table-cell office:value-type="float" office:value="0.748">
                <text:p>0.748</text:p>
              </table:table-cell>
              <table:table-cell office:value-type="float" office:value="0.7334">
                <text:p>0.7334</text:p>
              </table:table-cell>
              <table:table-cell office:value-type="float" office:value="0.667">
                <text:p>0.667</text:p>
              </table:table-cell>
              <table:table-cell office:value-type="float" office:value="0.4983">
                <text:p>0.4983</text:p>
              </table:table-cell>
              <table:table-cell office:value-type="float" office:value="0.4278">
                <text:p>0.4278</text:p>
              </table:table-cell>
              <table:table-cell office:value-type="float" office:value="0.4235">
                <text:p>0.4235</text:p>
              </table:table-cell>
              <table:table-cell office:value-type="float" office:value="0.2675">
                <text:p>0.2675</text:p>
              </table:table-cell>
              <table:table-cell office:value-type="float" office:value="0.3501">
                <text:p>0.3501</text:p>
              </table:table-cell>
              <table:table-cell office:value-type="float" office:value="0.6486">
                <text:p>0.6486</text:p>
              </table:table-cell>
              <table:table-cell office:value-type="float" office:value="0.9348">
                <text:p>0.9348</text:p>
              </table:table-cell>
              <table:table-cell office:value-type="float" office:value="0.9929">
                <text:p>0.99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65">
                <text:p>0.2965</text:p>
              </table:table-cell>
              <table:table-cell office:value-type="float" office:value="0.7448">
                <text:p>0.7448</text:p>
              </table:table-cell>
              <table:table-cell office:value-type="float" office:value="0.7293">
                <text:p>0.7293</text:p>
              </table:table-cell>
              <table:table-cell office:value-type="float" office:value="0.6605">
                <text:p>0.6605</text:p>
              </table:table-cell>
              <table:table-cell office:value-type="float" office:value="0.4944">
                <text:p>0.4944</text:p>
              </table:table-cell>
              <table:table-cell office:value-type="float" office:value="0.4265">
                <text:p>0.4265</text:p>
              </table:table-cell>
              <table:table-cell office:value-type="float" office:value="0.4225">
                <text:p>0.4225</text:p>
              </table:table-cell>
              <table:table-cell office:value-type="float" office:value="0.2717">
                <text:p>0.2717</text:p>
              </table:table-cell>
              <table:table-cell office:value-type="float" office:value="0.3577">
                <text:p>0.3577</text:p>
              </table:table-cell>
              <table:table-cell office:value-type="float" office:value="0.6534">
                <text:p>0.6534</text:p>
              </table:table-cell>
              <table:table-cell office:value-type="float" office:value="0.9357">
                <text:p>0.9357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15">
                <text:p>0.3015</text:p>
              </table:table-cell>
              <table:table-cell office:value-type="float" office:value="0.7416">
                <text:p>0.7416</text:p>
              </table:table-cell>
              <table:table-cell office:value-type="float" office:value="0.7249">
                <text:p>0.7249</text:p>
              </table:table-cell>
              <table:table-cell office:value-type="float" office:value="0.6536">
                <text:p>0.6536</text:p>
              </table:table-cell>
              <table:table-cell office:value-type="float" office:value="0.4905">
                <text:p>0.4905</text:p>
              </table:table-cell>
              <table:table-cell office:value-type="float" office:value="0.4251">
                <text:p>0.4251</text:p>
              </table:table-cell>
              <table:table-cell office:value-type="float" office:value="0.4214">
                <text:p>0.4214</text:p>
              </table:table-cell>
              <table:table-cell office:value-type="float" office:value="0.2761">
                <text:p>0.2761</text:p>
              </table:table-cell>
              <table:table-cell office:value-type="float" office:value="0.3657">
                <text:p>0.3657</text:p>
              </table:table-cell>
              <table:table-cell office:value-type="float" office:value="0.6581">
                <text:p>0.6581</text:p>
              </table:table-cell>
              <table:table-cell office:value-type="float" office:value="0.9365">
                <text:p>0.9365</text:p>
              </table:table-cell>
              <table:table-cell office:value-type="float" office:value="0.9931">
                <text:p>0.99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65">
                <text:p>0.3065</text:p>
              </table:table-cell>
              <table:table-cell office:value-type="float" office:value="0.7384">
                <text:p>0.7384</text:p>
              </table:table-cell>
              <table:table-cell office:value-type="float" office:value="0.7204">
                <text:p>0.7204</text:p>
              </table:table-cell>
              <table:table-cell office:value-type="float" office:value="0.6465">
                <text:p>0.6465</text:p>
              </table:table-cell>
              <table:table-cell office:value-type="float" office:value="0.4865">
                <text:p>0.4865</text:p>
              </table:table-cell>
              <table:table-cell office:value-type="float" office:value="0.4237">
                <text:p>0.4237</text:p>
              </table:table-cell>
              <table:table-cell office:value-type="float" office:value="0.4204">
                <text:p>0.4204</text:p>
              </table:table-cell>
              <table:table-cell office:value-type="float" office:value="0.2807">
                <text:p>0.2807</text:p>
              </table:table-cell>
              <table:table-cell office:value-type="float" office:value="0.3742">
                <text:p>0.3742</text:p>
              </table:table-cell>
              <table:table-cell office:value-type="float" office:value="0.6629">
                <text:p>0.6629</text:p>
              </table:table-cell>
              <table:table-cell office:value-type="float" office:value="0.9374">
                <text:p>0.9374</text:p>
              </table:table-cell>
              <table:table-cell office:value-type="float" office:value="0.9932">
                <text:p>0.9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16">
                <text:p>0.3116</text:p>
              </table:table-cell>
              <table:table-cell office:value-type="float" office:value="0.7352">
                <text:p>0.7352</text:p>
              </table:table-cell>
              <table:table-cell office:value-type="float" office:value="0.7156">
                <text:p>0.7156</text:p>
              </table:table-cell>
              <table:table-cell office:value-type="float" office:value="0.639">
                <text:p>0.639</text:p>
              </table:table-cell>
              <table:table-cell office:value-type="float" office:value="0.4826">
                <text:p>0.4826</text:p>
              </table:table-cell>
              <table:table-cell office:value-type="float" office:value="0.4224">
                <text:p>0.4224</text:p>
              </table:table-cell>
              <table:table-cell office:value-type="float" office:value="0.4194">
                <text:p>0.4194</text:p>
              </table:table-cell>
              <table:table-cell office:value-type="float" office:value="0.2857">
                <text:p>0.2857</text:p>
              </table:table-cell>
              <table:table-cell office:value-type="float" office:value="0.3832">
                <text:p>0.3832</text:p>
              </table:table-cell>
              <table:table-cell office:value-type="float" office:value="0.6676">
                <text:p>0.6676</text:p>
              </table:table-cell>
              <table:table-cell office:value-type="float" office:value="0.9382">
                <text:p>0.9382</text:p>
              </table:table-cell>
              <table:table-cell office:value-type="float" office:value="0.9933">
                <text:p>0.9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66">
                <text:p>0.3166</text:p>
              </table:table-cell>
              <table:table-cell office:value-type="float" office:value="0.7319">
                <text:p>0.7319</text:p>
              </table:table-cell>
              <table:table-cell office:value-type="float" office:value="0.7103">
                <text:p>0.7103</text:p>
              </table:table-cell>
              <table:table-cell office:value-type="float" office:value="0.631">
                <text:p>0.631</text:p>
              </table:table-cell>
              <table:table-cell office:value-type="float" office:value="0.4786">
                <text:p>0.4786</text:p>
              </table:table-cell>
              <table:table-cell office:value-type="float" office:value="0.4211">
                <text:p>0.4211</text:p>
              </table:table-cell>
              <table:table-cell office:value-type="float" office:value="0.4185">
                <text:p>0.4185</text:p>
              </table:table-cell>
              <table:table-cell office:value-type="float" office:value="0.291">
                <text:p>0.291</text:p>
              </table:table-cell>
              <table:table-cell office:value-type="float" office:value="0.3928">
                <text:p>0.3928</text:p>
              </table:table-cell>
              <table:table-cell office:value-type="float" office:value="0.6724">
                <text:p>0.6724</text:p>
              </table:table-cell>
              <table:table-cell office:value-type="float" office:value="0.9391">
                <text:p>0.9391</text:p>
              </table:table-cell>
              <table:table-cell office:value-type="float" office:value="0.9934">
                <text:p>0.9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16">
                <text:p>0.3216</text:p>
              </table:table-cell>
              <table:table-cell office:value-type="float" office:value="0.7285">
                <text:p>0.7285</text:p>
              </table:table-cell>
              <table:table-cell office:value-type="float" office:value="0.7046">
                <text:p>0.7046</text:p>
              </table:table-cell>
              <table:table-cell office:value-type="float" office:value="0.6226">
                <text:p>0.6226</text:p>
              </table:table-cell>
              <table:table-cell office:value-type="float" office:value="0.4747">
                <text:p>0.4747</text:p>
              </table:table-cell>
              <table:table-cell office:value-type="float" office:value="0.4197">
                <text:p>0.4197</text:p>
              </table:table-cell>
              <table:table-cell office:value-type="float" office:value="0.4175">
                <text:p>0.4175</text:p>
              </table:table-cell>
              <table:table-cell office:value-type="float" office:value="0.297">
                <text:p>0.297</text:p>
              </table:table-cell>
              <table:table-cell office:value-type="float" office:value="0.403">
                <text:p>0.403</text:p>
              </table:table-cell>
              <table:table-cell office:value-type="float" office:value="0.6771">
                <text:p>0.6771</text:p>
              </table:table-cell>
              <table:table-cell office:value-type="float" office:value="0.9399">
                <text:p>0.9399</text:p>
              </table:table-cell>
              <table:table-cell office:value-type="float" office:value="0.9935">
                <text:p>0.9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66">
                <text:p>0.3266</text:p>
              </table:table-cell>
              <table:table-cell office:value-type="float" office:value="0.725">
                <text:p>0.725</text:p>
              </table:table-cell>
              <table:table-cell office:value-type="float" office:value="0.6982">
                <text:p>0.6982</text:p>
              </table:table-cell>
              <table:table-cell office:value-type="float" office:value="0.6137">
                <text:p>0.6137</text:p>
              </table:table-cell>
              <table:table-cell office:value-type="float" office:value="0.4708">
                <text:p>0.4708</text:p>
              </table:table-cell>
              <table:table-cell office:value-type="float" office:value="0.4184">
                <text:p>0.4184</text:p>
              </table:table-cell>
              <table:table-cell office:value-type="float" office:value="0.4165">
                <text:p>0.4165</text:p>
              </table:table-cell>
              <table:table-cell office:value-type="float" office:value="0.3036">
                <text:p>0.3036</text:p>
              </table:table-cell>
              <table:table-cell office:value-type="float" office:value="0.4139">
                <text:p>0.4139</text:p>
              </table:table-cell>
              <table:table-cell office:value-type="float" office:value="0.6819">
                <text:p>0.6819</text:p>
              </table:table-cell>
              <table:table-cell office:value-type="float" office:value="0.9408">
                <text:p>0.9408</text:p>
              </table:table-cell>
              <table:table-cell office:value-type="float" office:value="0.9936">
                <text:p>0.9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17">
                <text:p>0.3317</text:p>
              </table:table-cell>
              <table:table-cell office:value-type="float" office:value="0.7213">
                <text:p>0.7213</text:p>
              </table:table-cell>
              <table:table-cell office:value-type="float" office:value="0.6908">
                <text:p>0.6908</text:p>
              </table:table-cell>
              <table:table-cell office:value-type="float" office:value="0.6042">
                <text:p>0.6042</text:p>
              </table:table-cell>
              <table:table-cell office:value-type="float" office:value="0.4668">
                <text:p>0.4668</text:p>
              </table:table-cell>
              <table:table-cell office:value-type="float" office:value="0.4171">
                <text:p>0.4171</text:p>
              </table:table-cell>
              <table:table-cell office:value-type="float" office:value="0.4155">
                <text:p>0.4155</text:p>
              </table:table-cell>
              <table:table-cell office:value-type="float" office:value="0.3113">
                <text:p>0.3113</text:p>
              </table:table-cell>
              <table:table-cell office:value-type="float" office:value="0.4258">
                <text:p>0.4258</text:p>
              </table:table-cell>
              <table:table-cell office:value-type="float" office:value="0.6867">
                <text:p>0.6867</text:p>
              </table:table-cell>
              <table:table-cell office:value-type="float" office:value="0.9416">
                <text:p>0.9416</text:p>
              </table:table-cell>
              <table:table-cell office:value-type="float" office:value="0.9937">
                <text:p>0.9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67">
                <text:p>0.3367</text:p>
              </table:table-cell>
              <table:table-cell office:value-type="float" office:value="0.7172">
                <text:p>0.7172</text:p>
              </table:table-cell>
              <table:table-cell office:value-type="float" office:value="0.6821">
                <text:p>0.6821</text:p>
              </table:table-cell>
              <table:table-cell office:value-type="float" office:value="0.5941">
                <text:p>0.5941</text:p>
              </table:table-cell>
              <table:table-cell office:value-type="float" office:value="0.4629">
                <text:p>0.4629</text:p>
              </table:table-cell>
              <table:table-cell office:value-type="float" office:value="0.4158">
                <text:p>0.4158</text:p>
              </table:table-cell>
              <table:table-cell office:value-type="float" office:value="0.4146">
                <text:p>0.4146</text:p>
              </table:table-cell>
              <table:table-cell office:value-type="float" office:value="0.3205">
                <text:p>0.3205</text:p>
              </table:table-cell>
              <table:table-cell office:value-type="float" office:value="0.4385">
                <text:p>0.4385</text:p>
              </table:table-cell>
              <table:table-cell office:value-type="float" office:value="0.6915">
                <text:p>0.6915</text:p>
              </table:table-cell>
              <table:table-cell office:value-type="float" office:value="0.9424">
                <text:p>0.9424</text:p>
              </table:table-cell>
              <table:table-cell office:value-type="float" office:value="0.9937">
                <text:p>0.99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17">
                <text:p>0.3417</text:p>
              </table:table-cell>
              <table:table-cell office:value-type="float" office:value="0.7125">
                <text:p>0.7125</text:p>
              </table:table-cell>
              <table:table-cell office:value-type="float" office:value="0.6715">
                <text:p>0.6715</text:p>
              </table:table-cell>
              <table:table-cell office:value-type="float" office:value="0.5832">
                <text:p>0.5832</text:p>
              </table:table-cell>
              <table:table-cell office:value-type="float" office:value="0.459">
                <text:p>0.459</text:p>
              </table:table-cell>
              <table:table-cell office:value-type="float" office:value="0.4145">
                <text:p>0.4145</text:p>
              </table:table-cell>
              <table:table-cell office:value-type="float" office:value="0.4136">
                <text:p>0.4136</text:p>
              </table:table-cell>
              <table:table-cell office:value-type="float" office:value="0.3319">
                <text:p>0.3319</text:p>
              </table:table-cell>
              <table:table-cell office:value-type="float" office:value="0.4523">
                <text:p>0.4523</text:p>
              </table:table-cell>
              <table:table-cell office:value-type="float" office:value="0.6963">
                <text:p>0.6963</text:p>
              </table:table-cell>
              <table:table-cell office:value-type="float" office:value="0.9433">
                <text:p>0.9433</text:p>
              </table:table-cell>
              <table:table-cell office:value-type="float" office:value="0.9938">
                <text:p>0.9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67">
                <text:p>0.3467</text:p>
              </table:table-cell>
              <table:table-cell office:value-type="float" office:value="0.7062">
                <text:p>0.7062</text:p>
              </table:table-cell>
              <table:table-cell office:value-type="float" office:value="0.6579">
                <text:p>0.6579</text:p>
              </table:table-cell>
              <table:table-cell office:value-type="float" office:value="0.5714">
                <text:p>0.5714</text:p>
              </table:table-cell>
              <table:table-cell office:value-type="float" office:value="0.455">
                <text:p>0.455</text:p>
              </table:table-cell>
              <table:table-cell office:value-type="float" office:value="0.4132">
                <text:p>0.4132</text:p>
              </table:table-cell>
              <table:table-cell office:value-type="float" office:value="0.4126">
                <text:p>0.4126</text:p>
              </table:table-cell>
              <table:table-cell office:value-type="float" office:value="0.3466">
                <text:p>0.3466</text:p>
              </table:table-cell>
              <table:table-cell office:value-type="float" office:value="0.4674">
                <text:p>0.4674</text:p>
              </table:table-cell>
              <table:table-cell office:value-type="float" office:value="0.7011">
                <text:p>0.7011</text:p>
              </table:table-cell>
              <table:table-cell office:value-type="float" office:value="0.9441">
                <text:p>0.9441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18">
                <text:p>0.3518</text:p>
              </table:table-cell>
              <table:table-cell office:value-type="float" office:value="0.6961">
                <text:p>0.6961</text:p>
              </table:table-cell>
              <table:table-cell office:value-type="float" office:value="0.6397">
                <text:p>0.6397</text:p>
              </table:table-cell>
              <table:table-cell office:value-type="float" office:value="0.5588">
                <text:p>0.5588</text:p>
              </table:table-cell>
              <table:table-cell office:value-type="float" office:value="0.4511">
                <text:p>0.4511</text:p>
              </table:table-cell>
              <table:table-cell office:value-type="float" office:value="0.4119">
                <text:p>0.4119</text:p>
              </table:table-cell>
              <table:table-cell office:value-type="float" office:value="0.4117">
                <text:p>0.4117</text:p>
              </table:table-cell>
              <table:table-cell office:value-type="float" office:value="0.3665">
                <text:p>0.3665</text:p>
              </table:table-cell>
              <table:table-cell office:value-type="float" office:value="0.4838">
                <text:p>0.4838</text:p>
              </table:table-cell>
              <table:table-cell office:value-type="float" office:value="0.7059">
                <text:p>0.7059</text:p>
              </table:table-cell>
              <table:table-cell office:value-type="float" office:value="0.9449">
                <text:p>0.9449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68">
                <text:p>0.3568</text:p>
              </table:table-cell>
              <table:table-cell office:value-type="float" office:value="0.6734">
                <text:p>0.6734</text:p>
              </table:table-cell>
              <table:table-cell office:value-type="float" office:value="0.614">
                <text:p>0.614</text:p>
              </table:table-cell>
              <table:table-cell office:value-type="float" office:value="0.545">
                <text:p>0.545</text:p>
              </table:table-cell>
              <table:table-cell office:value-type="float" office:value="0.4471">
                <text:p>0.4471</text:p>
              </table:table-cell>
              <table:table-cell office:value-type="float" office:value="0.4106">
                <text:p>0.4106</text:p>
              </table:table-cell>
              <table:table-cell office:value-type="float" office:value="0.4108">
                <text:p>0.4108</text:p>
              </table:table-cell>
              <table:table-cell office:value-type="float" office:value="0.3951">
                <text:p>0.3951</text:p>
              </table:table-cell>
              <table:table-cell office:value-type="float" office:value="0.5017">
                <text:p>0.5017</text:p>
              </table:table-cell>
              <table:table-cell office:value-type="float" office:value="0.7108">
                <text:p>0.7108</text:p>
              </table:table-cell>
              <table:table-cell office:value-type="float" office:value="0.9457">
                <text:p>0.9457</text:p>
              </table:table-cell>
              <table:table-cell office:value-type="float" office:value="0.9941">
                <text:p>0.9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18">
                <text:p>0.3618</text:p>
              </table:table-cell>
              <table:table-cell office:value-type="float" office:value="0.5751">
                <text:p>0.5751</text:p>
              </table:table-cell>
              <table:table-cell office:value-type="float" office:value="0.5757">
                <text:p>0.5757</text:p>
              </table:table-cell>
              <table:table-cell office:value-type="float" office:value="0.5301">
                <text:p>0.5301</text:p>
              </table:table-cell>
              <table:table-cell office:value-type="float" office:value="0.4432">
                <text:p>0.4432</text:p>
              </table:table-cell>
              <table:table-cell office:value-type="float" office:value="0.4094">
                <text:p>0.4094</text:p>
              </table:table-cell>
              <table:table-cell office:value-type="float" office:value="0.4098">
                <text:p>0.4098</text:p>
              </table:table-cell>
              <table:table-cell office:value-type="float" office:value="0.4386">
                <text:p>0.4386</text:p>
              </table:table-cell>
              <table:table-cell office:value-type="float" office:value="0.5214">
                <text:p>0.5214</text:p>
              </table:table-cell>
              <table:table-cell office:value-type="float" office:value="0.7157">
                <text:p>0.7157</text:p>
              </table:table-cell>
              <table:table-cell office:value-type="float" office:value="0.9465">
                <text:p>0.9465</text:p>
              </table:table-cell>
              <table:table-cell office:value-type="float" office:value="0.9942">
                <text:p>0.99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68">
                <text:p>0.3668</text:p>
              </table:table-cell>
              <table:table-cell office:value-type="float" office:value="0.1987">
                <text:p>0.1987</text:p>
              </table:table-cell>
              <table:table-cell office:value-type="float" office:value="0.5155">
                <text:p>0.5155</text:p>
              </table:table-cell>
              <table:table-cell office:value-type="float" office:value="0.5137">
                <text:p>0.5137</text:p>
              </table:table-cell>
              <table:table-cell office:value-type="float" office:value="0.4392">
                <text:p>0.4392</text:p>
              </table:table-cell>
              <table:table-cell office:value-type="float" office:value="0.4081">
                <text:p>0.4081</text:p>
              </table:table-cell>
              <table:table-cell office:value-type="float" office:value="0.4089">
                <text:p>0.4089</text:p>
              </table:table-cell>
              <table:table-cell office:value-type="float" office:value="0.5089">
                <text:p>0.5089</text:p>
              </table:table-cell>
              <table:table-cell office:value-type="float" office:value="0.5431">
                <text:p>0.5431</text:p>
              </table:table-cell>
              <table:table-cell office:value-type="float" office:value="0.7205">
                <text:p>0.7205</text:p>
              </table:table-cell>
              <table:table-cell office:value-type="float" office:value="0.9473">
                <text:p>0.9473</text:p>
              </table:table-cell>
              <table:table-cell office:value-type="float" office:value="0.9943">
                <text:p>0.9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19">
                <text:p>0.3719</text:p>
              </table:table-cell>
              <table:table-cell office:value-type="float" office:value="0.0008">
                <text:p>0.0008</text:p>
              </table:table-cell>
              <table:table-cell office:value-type="float" office:value="0.4126">
                <text:p>0.4126</text:p>
              </table:table-cell>
              <table:table-cell office:value-type="float" office:value="0.4959">
                <text:p>0.4959</text:p>
              </table:table-cell>
              <table:table-cell office:value-type="float" office:value="0.4352">
                <text:p>0.4352</text:p>
              </table:table-cell>
              <table:table-cell office:value-type="float" office:value="0.4069">
                <text:p>0.4069</text:p>
              </table:table-cell>
              <table:table-cell office:value-type="float" office:value="0.408">
                <text:p>0.408</text:p>
              </table:table-cell>
              <table:table-cell office:value-type="float" office:value="0.6249">
                <text:p>0.6249</text:p>
              </table:table-cell>
              <table:table-cell office:value-type="float" office:value="0.5671">
                <text:p>0.5671</text:p>
              </table:table-cell>
              <table:table-cell office:value-type="float" office:value="0.7254">
                <text:p>0.7254</text:p>
              </table:table-cell>
              <table:table-cell office:value-type="float" office:value="0.9482">
                <text:p>0.9482</text:p>
              </table:table-cell>
              <table:table-cell office:value-type="float" office:value="0.9944">
                <text:p>0.99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69">
                <text:p>0.3769</text:p>
              </table:table-cell>
              <table:table-cell office:value-type="float" office:value="0">
                <text:p>0</text:p>
              </table:table-cell>
              <table:table-cell office:value-type="float" office:value="0.2174">
                <text:p>0.2174</text:p>
              </table:table-cell>
              <table:table-cell office:value-type="float" office:value="0.4762">
                <text:p>0.4762</text:p>
              </table:table-cell>
              <table:table-cell office:value-type="float" office:value="0.4313">
                <text:p>0.4313</text:p>
              </table:table-cell>
              <table:table-cell office:value-type="float" office:value="0.4056">
                <text:p>0.4056</text:p>
              </table:table-cell>
              <table:table-cell office:value-type="float" office:value="0.407">
                <text:p>0.407</text:p>
              </table:table-cell>
              <table:table-cell office:value-type="float" office:value="0.8594">
                <text:p>0.8594</text:p>
              </table:table-cell>
              <table:table-cell office:value-type="float" office:value="0.5936">
                <text:p>0.5936</text:p>
              </table:table-cell>
              <table:table-cell office:value-type="float" office:value="0.7303">
                <text:p>0.7303</text:p>
              </table:table-cell>
              <table:table-cell office:value-type="float" office:value="0.949">
                <text:p>0.949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19">
                <text:p>0.3819</text:p>
              </table:table-cell>
              <table:table-cell office:value-type="float" office:value="0">
                <text:p>0</text:p>
              </table:table-cell>
              <table:table-cell office:value-type="float" office:value="0.0054">
                <text:p>0.0054</text:p>
              </table:table-cell>
              <table:table-cell office:value-type="float" office:value="0.4545">
                <text:p>0.4545</text:p>
              </table:table-cell>
              <table:table-cell office:value-type="float" office:value="0.4273">
                <text:p>0.4273</text:p>
              </table:table-cell>
              <table:table-cell office:value-type="float" office:value="0.4044">
                <text:p>0.4044</text:p>
              </table:table-cell>
              <table:table-cell office:value-type="float" office:value="0.4061">
                <text:p>0.4061</text:p>
              </table:table-cell>
              <table:table-cell office:value-type="float" office:value="0.9976">
                <text:p>0.9976</text:p>
              </table:table-cell>
              <table:table-cell office:value-type="float" office:value="0.623">
                <text:p>0.623</text:p>
              </table:table-cell>
              <table:table-cell office:value-type="float" office:value="0.7353">
                <text:p>0.7353</text:p>
              </table:table-cell>
              <table:table-cell office:value-type="float" office:value="0.9498">
                <text:p>0.9498</text:p>
              </table:table-cell>
              <table:table-cell office:value-type="float" office:value="0.9946">
                <text:p>0.9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69">
                <text:p>0.3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06">
                <text:p>0.4306</text:p>
              </table:table-cell>
              <table:table-cell office:value-type="float" office:value="0.4233">
                <text:p>0.4233</text:p>
              </table:table-cell>
              <table:table-cell office:value-type="float" office:value="0.4031">
                <text:p>0.4031</text:p>
              </table:table-cell>
              <table:table-cell office:value-type="float" office:value="0.4052">
                <text:p>0.4052</text:p>
              </table:table-cell>
              <table:table-cell office:value-type="float" office:value="1">
                <text:p>1</text:p>
              </table:table-cell>
              <table:table-cell office:value-type="float" office:value="0.6556">
                <text:p>0.6556</text:p>
              </table:table-cell>
              <table:table-cell office:value-type="float" office:value="0.7402">
                <text:p>0.7402</text:p>
              </table:table-cell>
              <table:table-cell office:value-type="float" office:value="0.9506">
                <text:p>0.9506</text:p>
              </table:table-cell>
              <table:table-cell office:value-type="float" office:value="0.9946">
                <text:p>0.99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2">
                <text:p>0.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  <table:table-cell office:value-type="float" office:value="0.4193">
                <text:p>0.4193</text:p>
              </table:table-cell>
              <table:table-cell office:value-type="float" office:value="0.4019">
                <text:p>0.4019</text:p>
              </table:table-cell>
              <table:table-cell office:value-type="float" office:value="0.4043">
                <text:p>0.4043</text:p>
              </table:table-cell>
              <table:table-cell office:value-type="float" office:value="1">
                <text:p>1</text:p>
              </table:table-cell>
              <table:table-cell office:value-type="float" office:value="0.6919">
                <text:p>0.6919</text:p>
              </table:table-cell>
              <table:table-cell office:value-type="float" office:value="0.7452">
                <text:p>0.7452</text:p>
              </table:table-cell>
              <table:table-cell office:value-type="float" office:value="0.9514">
                <text:p>0.9514</text:p>
              </table:table-cell>
              <table:table-cell office:value-type="float" office:value="0.9947">
                <text:p>0.99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7">
                <text:p>0.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44">
                <text:p>0.3744</text:p>
              </table:table-cell>
              <table:table-cell office:value-type="float" office:value="0.4152">
                <text:p>0.4152</text:p>
              </table:table-cell>
              <table:table-cell office:value-type="float" office:value="0.4007">
                <text:p>0.4007</text:p>
              </table:table-cell>
              <table:table-cell office:value-type="float" office:value="0.4034">
                <text:p>0.4034</text:p>
              </table:table-cell>
              <table:table-cell office:value-type="float" office:value="1">
                <text:p>1</text:p>
              </table:table-cell>
              <table:table-cell office:value-type="float" office:value="0.7322">
                <text:p>0.7322</text:p>
              </table:table-cell>
              <table:table-cell office:value-type="float" office:value="0.7502">
                <text:p>0.7502</text:p>
              </table:table-cell>
              <table:table-cell office:value-type="float" office:value="0.9522">
                <text:p>0.9522</text:p>
              </table:table-cell>
              <table:table-cell office:value-type="float" office:value="0.9948">
                <text:p>0.99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2">
                <text:p>0.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13">
                <text:p>0.3413</text:p>
              </table:table-cell>
              <table:table-cell office:value-type="float" office:value="0.4112">
                <text:p>0.4112</text:p>
              </table:table-cell>
              <table:table-cell office:value-type="float" office:value="0.3994">
                <text:p>0.3994</text:p>
              </table:table-cell>
              <table:table-cell office:value-type="float" office:value="0.4025">
                <text:p>0.4025</text:p>
              </table:table-cell>
              <table:table-cell office:value-type="float" office:value="1">
                <text:p>1</text:p>
              </table:table-cell>
              <table:table-cell office:value-type="float" office:value="0.777">
                <text:p>0.777</text:p>
              </table:table-cell>
              <table:table-cell office:value-type="float" office:value="0.7552">
                <text:p>0.7552</text:p>
              </table:table-cell>
              <table:table-cell office:value-type="float" office:value="0.953">
                <text:p>0.953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7">
                <text:p>0.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42">
                <text:p>0.3042</text:p>
              </table:table-cell>
              <table:table-cell office:value-type="float" office:value="0.4072">
                <text:p>0.4072</text:p>
              </table:table-cell>
              <table:table-cell office:value-type="float" office:value="0.3982">
                <text:p>0.3982</text:p>
              </table:table-cell>
              <table:table-cell office:value-type="float" office:value="0.4016">
                <text:p>0.4016</text:p>
              </table:table-cell>
              <table:table-cell office:value-type="float" office:value="1">
                <text:p>1</text:p>
              </table:table-cell>
              <table:table-cell office:value-type="float" office:value="0.8267">
                <text:p>0.8267</text:p>
              </table:table-cell>
              <table:table-cell office:value-type="float" office:value="0.7602">
                <text:p>0.7602</text:p>
              </table:table-cell>
              <table:table-cell office:value-type="float" office:value="0.9537">
                <text:p>0.9537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21">
                <text:p>0.4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27">
                <text:p>0.2627</text:p>
              </table:table-cell>
              <table:table-cell office:value-type="float" office:value="0.4031">
                <text:p>0.4031</text:p>
              </table:table-cell>
              <table:table-cell office:value-type="float" office:value="0.397">
                <text:p>0.397</text:p>
              </table:table-cell>
              <table:table-cell office:value-type="float" office:value="0.4007">
                <text:p>0.4007</text:p>
              </table:table-cell>
              <table:table-cell office:value-type="float" office:value="1">
                <text:p>1</text:p>
              </table:table-cell>
              <table:table-cell office:value-type="float" office:value="0.8815">
                <text:p>0.8815</text:p>
              </table:table-cell>
              <table:table-cell office:value-type="float" office:value="0.7653">
                <text:p>0.7653</text:p>
              </table:table-cell>
              <table:table-cell office:value-type="float" office:value="0.9545">
                <text:p>0.9545</text:p>
              </table:table-cell>
              <table:table-cell office:value-type="float" office:value="0.9951">
                <text:p>0.99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71">
                <text:p>0.4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04">
                <text:p>0.2104</text:p>
              </table:table-cell>
              <table:table-cell office:value-type="float" office:value="0.399">
                <text:p>0.399</text:p>
              </table:table-cell>
              <table:table-cell office:value-type="float" office:value="0.3958">
                <text:p>0.3958</text:p>
              </table:table-cell>
              <table:table-cell office:value-type="float" office:value="0.3998">
                <text:p>0.3998</text:p>
              </table:table-cell>
              <table:table-cell office:value-type="float" office:value="1">
                <text:p>1</text:p>
              </table:table-cell>
              <table:table-cell office:value-type="float" office:value="0.9415">
                <text:p>0.9415</text:p>
              </table:table-cell>
              <table:table-cell office:value-type="float" office:value="0.7703">
                <text:p>0.7703</text:p>
              </table:table-cell>
              <table:table-cell office:value-type="float" office:value="0.9553">
                <text:p>0.9553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21">
                <text:p>0.4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21">
                <text:p>0.0821</text:p>
              </table:table-cell>
              <table:table-cell office:value-type="float" office:value="0.395">
                <text:p>0.395</text:p>
              </table:table-cell>
              <table:table-cell office:value-type="float" office:value="0.3946">
                <text:p>0.3946</text:p>
              </table:table-cell>
              <table:table-cell office:value-type="float" office:value="0.3989">
                <text:p>0.3989</text:p>
              </table:table-cell>
              <table:table-cell office:value-type="float" office:value="1">
                <text:p>1</text:p>
              </table:table-cell>
              <table:table-cell office:value-type="float" office:value="0.9906">
                <text:p>0.9906</text:p>
              </table:table-cell>
              <table:table-cell office:value-type="float" office:value="0.7754">
                <text:p>0.7754</text:p>
              </table:table-cell>
              <table:table-cell office:value-type="float" office:value="0.9561">
                <text:p>0.9561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71">
                <text:p>0.4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">
                <text:p>0.0015</text:p>
              </table:table-cell>
              <table:table-cell office:value-type="float" office:value="0.3908">
                <text:p>0.3908</text:p>
              </table:table-cell>
              <table:table-cell office:value-type="float" office:value="0.3934">
                <text:p>0.3934</text:p>
              </table:table-cell>
              <table:table-cell office:value-type="float" office:value="0.3981">
                <text:p>0.398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7805">
                <text:p>0.7805</text:p>
              </table:table-cell>
              <table:table-cell office:value-type="float" office:value="0.9569">
                <text:p>0.9569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22">
                <text:p>0.4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67">
                <text:p>0.3867</text:p>
              </table:table-cell>
              <table:table-cell office:value-type="float" office:value="0.3922">
                <text:p>0.3922</text:p>
              </table:table-cell>
              <table:table-cell office:value-type="float" office:value="0.3972">
                <text:p>0.39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857">
                <text:p>0.7857</text:p>
              </table:table-cell>
              <table:table-cell office:value-type="float" office:value="0.9577">
                <text:p>0.9577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72">
                <text:p>0.4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26">
                <text:p>0.3826</text:p>
              </table:table-cell>
              <table:table-cell office:value-type="float" office:value="0.391">
                <text:p>0.391</text:p>
              </table:table-cell>
              <table:table-cell office:value-type="float" office:value="0.3963">
                <text:p>0.39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09">
                <text:p>0.7909</text:p>
              </table:table-cell>
              <table:table-cell office:value-type="float" office:value="0.9584">
                <text:p>0.9584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22">
                <text:p>0.4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84">
                <text:p>0.3784</text:p>
              </table:table-cell>
              <table:table-cell office:value-type="float" office:value="0.3898">
                <text:p>0.3898</text:p>
              </table:table-cell>
              <table:table-cell office:value-type="float" office:value="0.3954">
                <text:p>0.39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61">
                <text:p>0.7961</text:p>
              </table:table-cell>
              <table:table-cell office:value-type="float" office:value="0.9592">
                <text:p>0.9592</text:p>
              </table:table-cell>
              <table:table-cell office:value-type="float" office:value="0.9956">
                <text:p>0.99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72">
                <text:p>0.4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43">
                <text:p>0.3743</text:p>
              </table:table-cell>
              <table:table-cell office:value-type="float" office:value="0.3887">
                <text:p>0.3887</text:p>
              </table:table-cell>
              <table:table-cell office:value-type="float" office:value="0.3946">
                <text:p>0.39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013">
                <text:p>0.8013</text:p>
              </table:table-cell>
              <table:table-cell office:value-type="float" office:value="0.96">
                <text:p>0.96</text:p>
              </table:table-cell>
              <table:table-cell office:value-type="float" office:value="0.9957">
                <text:p>0.99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23">
                <text:p>0.4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01">
                <text:p>0.3701</text:p>
              </table:table-cell>
              <table:table-cell office:value-type="float" office:value="0.3875">
                <text:p>0.3875</text:p>
              </table:table-cell>
              <table:table-cell office:value-type="float" office:value="0.3937">
                <text:p>0.39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065">
                <text:p>0.8065</text:p>
              </table:table-cell>
              <table:table-cell office:value-type="float" office:value="0.9607">
                <text:p>0.9607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73">
                <text:p>0.4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59">
                <text:p>0.3659</text:p>
              </table:table-cell>
              <table:table-cell office:value-type="float" office:value="0.3863">
                <text:p>0.3863</text:p>
              </table:table-cell>
              <table:table-cell office:value-type="float" office:value="0.3928">
                <text:p>0.39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18">
                <text:p>0.8118</text:p>
              </table:table-cell>
              <table:table-cell office:value-type="float" office:value="0.9615">
                <text:p>0.9615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23">
                <text:p>0.4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16">
                <text:p>0.3616</text:p>
              </table:table-cell>
              <table:table-cell office:value-type="float" office:value="0.3852">
                <text:p>0.3852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71">
                <text:p>0.8171</text:p>
              </table:table-cell>
              <table:table-cell office:value-type="float" office:value="0.9623">
                <text:p>0.9623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73">
                <text:p>0.4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74">
                <text:p>0.3574</text:p>
              </table:table-cell>
              <table:table-cell office:value-type="float" office:value="0.384">
                <text:p>0.384</text:p>
              </table:table-cell>
              <table:table-cell office:value-type="float" office:value="0.3911">
                <text:p>0.39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25">
                <text:p>0.8225</text:p>
              </table:table-cell>
              <table:table-cell office:value-type="float" office:value="0.963">
                <text:p>0.96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24">
                <text:p>0.4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31">
                <text:p>0.3531</text:p>
              </table:table-cell>
              <table:table-cell office:value-type="float" office:value="0.3828">
                <text:p>0.3828</text:p>
              </table:table-cell>
              <table:table-cell office:value-type="float" office:value="0.3903">
                <text:p>0.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8">
                <text:p>0.8278</text:p>
              </table:table-cell>
              <table:table-cell office:value-type="float" office:value="0.9638">
                <text:p>0.9638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74">
                <text:p>0.4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88">
                <text:p>0.3488</text:p>
              </table:table-cell>
              <table:table-cell office:value-type="float" office:value="0.3817">
                <text:p>0.3817</text:p>
              </table:table-cell>
              <table:table-cell office:value-type="float" office:value="0.3894">
                <text:p>0.3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332">
                <text:p>0.8332</text:p>
              </table:table-cell>
              <table:table-cell office:value-type="float" office:value="0.9646">
                <text:p>0.9646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24">
                <text:p>0.4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45">
                <text:p>0.3445</text:p>
              </table:table-cell>
              <table:table-cell office:value-type="float" office:value="0.3805">
                <text:p>0.3805</text:p>
              </table:table-cell>
              <table:table-cell office:value-type="float" office:value="0.3886">
                <text:p>0.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387">
                <text:p>0.8387</text:p>
              </table:table-cell>
              <table:table-cell office:value-type="float" office:value="0.9653">
                <text:p>0.9653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74">
                <text:p>0.4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01">
                <text:p>0.3401</text:p>
              </table:table-cell>
              <table:table-cell office:value-type="float" office:value="0.3794">
                <text:p>0.3794</text:p>
              </table:table-cell>
              <table:table-cell office:value-type="float" office:value="0.3878">
                <text:p>0.38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441">
                <text:p>0.8441</text:p>
              </table:table-cell>
              <table:table-cell office:value-type="float" office:value="0.9661">
                <text:p>0.9661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25">
                <text:p>0.4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57">
                <text:p>0.3357</text:p>
              </table:table-cell>
              <table:table-cell office:value-type="float" office:value="0.3782">
                <text:p>0.3782</text:p>
              </table:table-cell>
              <table:table-cell office:value-type="float" office:value="0.3869">
                <text:p>0.38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496">
                <text:p>0.8496</text:p>
              </table:table-cell>
              <table:table-cell office:value-type="float" office:value="0.9668">
                <text:p>0.9668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75">
                <text:p>0.4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13">
                <text:p>0.3313</text:p>
              </table:table-cell>
              <table:table-cell office:value-type="float" office:value="0.3771">
                <text:p>0.3771</text:p>
              </table:table-cell>
              <table:table-cell office:value-type="float" office:value="0.3861">
                <text:p>0.38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51">
                <text:p>0.8551</text:p>
              </table:table-cell>
              <table:table-cell office:value-type="float" office:value="0.9676">
                <text:p>0.9676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25">
                <text:p>0.5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9">
                <text:p>0.3269</text:p>
              </table:table-cell>
              <table:table-cell office:value-type="float" office:value="0.376">
                <text:p>0.376</text:p>
              </table:table-cell>
              <table:table-cell office:value-type="float" office:value="0.3852">
                <text:p>0.38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07">
                <text:p>0.8607</text:p>
              </table:table-cell>
              <table:table-cell office:value-type="float" office:value="0.9683">
                <text:p>0.9683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75">
                <text:p>0.5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25">
                <text:p>0.3225</text:p>
              </table:table-cell>
              <table:table-cell office:value-type="float" office:value="0.3748">
                <text:p>0.3748</text:p>
              </table:table-cell>
              <table:table-cell office:value-type="float" office:value="0.3844">
                <text:p>0.38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63">
                <text:p>0.8663</text:p>
              </table:table-cell>
              <table:table-cell office:value-type="float" office:value="0.9691">
                <text:p>0.9691</text:p>
              </table:table-cell>
              <table:table-cell office:value-type="float" office:value="0.9967">
                <text:p>0.99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26">
                <text:p>0.5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8">
                <text:p>0.318</text:p>
              </table:table-cell>
              <table:table-cell office:value-type="float" office:value="0.3737">
                <text:p>0.3737</text:p>
              </table:table-cell>
              <table:table-cell office:value-type="float" office:value="0.3836">
                <text:p>0.38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19">
                <text:p>0.8719</text:p>
              </table:table-cell>
              <table:table-cell office:value-type="float" office:value="0.9698">
                <text:p>0.9698</text:p>
              </table:table-cell>
              <table:table-cell office:value-type="float" office:value="0.9967">
                <text:p>0.99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76">
                <text:p>0.5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35">
                <text:p>0.3135</text:p>
              </table:table-cell>
              <table:table-cell office:value-type="float" office:value="0.3726">
                <text:p>0.3726</text:p>
              </table:table-cell>
              <table:table-cell office:value-type="float" office:value="0.3828">
                <text:p>0.38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76">
                <text:p>0.8776</text:p>
              </table:table-cell>
              <table:table-cell office:value-type="float" office:value="0.9706">
                <text:p>0.9706</text:p>
              </table:table-cell>
              <table:table-cell office:value-type="float" office:value="0.9968">
                <text:p>0.9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26">
                <text:p>0.5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89">
                <text:p>0.3089</text:p>
              </table:table-cell>
              <table:table-cell office:value-type="float" office:value="0.3714">
                <text:p>0.3714</text:p>
              </table:table-cell>
              <table:table-cell office:value-type="float" office:value="0.3819">
                <text:p>0.38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33">
                <text:p>0.8833</text:p>
              </table:table-cell>
              <table:table-cell office:value-type="float" office:value="0.9713">
                <text:p>0.9713</text:p>
              </table:table-cell>
              <table:table-cell office:value-type="float" office:value="0.9969">
                <text:p>0.99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76">
                <text:p>0.5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43">
                <text:p>0.3043</text:p>
              </table:table-cell>
              <table:table-cell office:value-type="float" office:value="0.3703">
                <text:p>0.3703</text:p>
              </table:table-cell>
              <table:table-cell office:value-type="float" office:value="0.3811">
                <text:p>0.38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9">
                <text:p>0.889</text:p>
              </table:table-cell>
              <table:table-cell office:value-type="float" office:value="0.972">
                <text:p>0.972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27">
                <text:p>0.5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97">
                <text:p>0.2997</text:p>
              </table:table-cell>
              <table:table-cell office:value-type="float" office:value="0.3692">
                <text:p>0.3692</text:p>
              </table:table-cell>
              <table:table-cell office:value-type="float" office:value="0.3803">
                <text:p>0.38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48">
                <text:p>0.8948</text:p>
              </table:table-cell>
              <table:table-cell office:value-type="float" office:value="0.9728">
                <text:p>0.9728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77">
                <text:p>0.5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51">
                <text:p>0.2951</text:p>
              </table:table-cell>
              <table:table-cell office:value-type="float" office:value="0.3681">
                <text:p>0.3681</text:p>
              </table:table-cell>
              <table:table-cell office:value-type="float" office:value="0.3795">
                <text:p>0.37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006">
                <text:p>0.9006</text:p>
              </table:table-cell>
              <table:table-cell office:value-type="float" office:value="0.9735">
                <text:p>0.9735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27">
                <text:p>0.5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04">
                <text:p>0.2904</text:p>
              </table:table-cell>
              <table:table-cell office:value-type="float" office:value="0.367">
                <text:p>0.367</text:p>
              </table:table-cell>
              <table:table-cell office:value-type="float" office:value="0.3786">
                <text:p>0.3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064">
                <text:p>0.9064</text:p>
              </table:table-cell>
              <table:table-cell office:value-type="float" office:value="0.9743">
                <text:p>0.9743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77">
                <text:p>0.5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57">
                <text:p>0.2857</text:p>
              </table:table-cell>
              <table:table-cell office:value-type="float" office:value="0.3659">
                <text:p>0.3659</text:p>
              </table:table-cell>
              <table:table-cell office:value-type="float" office:value="0.3778">
                <text:p>0.37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23">
                <text:p>0.9123</text:p>
              </table:table-cell>
              <table:table-cell office:value-type="float" office:value="0.975">
                <text:p>0.975</text:p>
              </table:table-cell>
              <table:table-cell office:value-type="float" office:value="0.9973">
                <text:p>0.99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28">
                <text:p>0.5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1">
                <text:p>0.281</text:p>
              </table:table-cell>
              <table:table-cell office:value-type="float" office:value="0.3648">
                <text:p>0.3648</text:p>
              </table:table-cell>
              <table:table-cell office:value-type="float" office:value="0.377">
                <text:p>0.3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82">
                <text:p>0.9182</text:p>
              </table:table-cell>
              <table:table-cell office:value-type="float" office:value="0.9757">
                <text:p>0.9757</text:p>
              </table:table-cell>
              <table:table-cell office:value-type="float" office:value="0.9974">
                <text:p>0.99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78">
                <text:p>0.5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62">
                <text:p>0.2762</text:p>
              </table:table-cell>
              <table:table-cell office:value-type="float" office:value="0.3637">
                <text:p>0.3637</text:p>
              </table:table-cell>
              <table:table-cell office:value-type="float" office:value="0.3762">
                <text:p>0.37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41">
                <text:p>0.9241</text:p>
              </table:table-cell>
              <table:table-cell office:value-type="float" office:value="0.9765">
                <text:p>0.9765</text:p>
              </table:table-cell>
              <table:table-cell office:value-type="float" office:value="0.9974">
                <text:p>0.99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28">
                <text:p>0.5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13">
                <text:p>0.2713</text:p>
              </table:table-cell>
              <table:table-cell office:value-type="float" office:value="0.3626">
                <text:p>0.3626</text:p>
              </table:table-cell>
              <table:table-cell office:value-type="float" office:value="0.3754">
                <text:p>0.37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01">
                <text:p>0.9301</text:p>
              </table:table-cell>
              <table:table-cell office:value-type="float" office:value="0.9772">
                <text:p>0.9772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78">
                <text:p>0.5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65">
                <text:p>0.2665</text:p>
              </table:table-cell>
              <table:table-cell office:value-type="float" office:value="0.3615">
                <text:p>0.3615</text:p>
              </table:table-cell>
              <table:table-cell office:value-type="float" office:value="0.3745">
                <text:p>0.37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61">
                <text:p>0.9361</text:p>
              </table:table-cell>
              <table:table-cell office:value-type="float" office:value="0.9779">
                <text:p>0.9779</text:p>
              </table:table-cell>
              <table:table-cell office:value-type="float" office:value="0.9976">
                <text:p>0.99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29">
                <text:p>0.5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16">
                <text:p>0.2616</text:p>
              </table:table-cell>
              <table:table-cell office:value-type="float" office:value="0.3604">
                <text:p>0.3604</text:p>
              </table:table-cell>
              <table:table-cell office:value-type="float" office:value="0.3737">
                <text:p>0.37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1">
                <text:p>0.9421</text:p>
              </table:table-cell>
              <table:table-cell office:value-type="float" office:value="0.9786">
                <text:p>0.9786</text:p>
              </table:table-cell>
              <table:table-cell office:value-type="float" office:value="0.9977">
                <text:p>0.9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79">
                <text:p>0.5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66">
                <text:p>0.2566</text:p>
              </table:table-cell>
              <table:table-cell office:value-type="float" office:value="0.3593">
                <text:p>0.3593</text:p>
              </table:table-cell>
              <table:table-cell office:value-type="float" office:value="0.3729">
                <text:p>0.3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82">
                <text:p>0.9482</text:p>
              </table:table-cell>
              <table:table-cell office:value-type="float" office:value="0.9794">
                <text:p>0.9794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29">
                <text:p>0.5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17">
                <text:p>0.2517</text:p>
              </table:table-cell>
              <table:table-cell office:value-type="float" office:value="0.3582">
                <text:p>0.3582</text:p>
              </table:table-cell>
              <table:table-cell office:value-type="float" office:value="0.3721">
                <text:p>0.37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44">
                <text:p>0.9544</text:p>
              </table:table-cell>
              <table:table-cell office:value-type="float" office:value="0.9801">
                <text:p>0.9801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79">
                <text:p>0.5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66">
                <text:p>0.2466</text:p>
              </table:table-cell>
              <table:table-cell office:value-type="float" office:value="0.3571">
                <text:p>0.3571</text:p>
              </table:table-cell>
              <table:table-cell office:value-type="float" office:value="0.3713">
                <text:p>0.37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05">
                <text:p>0.9605</text:p>
              </table:table-cell>
              <table:table-cell office:value-type="float" office:value="0.9808">
                <text:p>0.9808</text:p>
              </table:table-cell>
              <table:table-cell office:value-type="float" office:value="0.9979">
                <text:p>0.99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3">
                <text:p>0.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16">
                <text:p>0.2416</text:p>
              </table:table-cell>
              <table:table-cell office:value-type="float" office:value="0.356">
                <text:p>0.356</text:p>
              </table:table-cell>
              <table:table-cell office:value-type="float" office:value="0.3705">
                <text:p>0.37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67">
                <text:p>0.9667</text:p>
              </table:table-cell>
              <table:table-cell office:value-type="float" office:value="0.9815">
                <text:p>0.9815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8">
                <text:p>0.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64">
                <text:p>0.2364</text:p>
              </table:table-cell>
              <table:table-cell office:value-type="float" office:value="0.3549">
                <text:p>0.3549</text:p>
              </table:table-cell>
              <table:table-cell office:value-type="float" office:value="0.3697">
                <text:p>0.36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3">
                <text:p>0.973</text:p>
              </table:table-cell>
              <table:table-cell office:value-type="float" office:value="0.9823">
                <text:p>0.9823</text:p>
              </table:table-cell>
              <table:table-cell office:value-type="float" office:value="0.9981">
                <text:p>0.99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3">
                <text:p>0.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13">
                <text:p>0.2313</text:p>
              </table:table-cell>
              <table:table-cell office:value-type="float" office:value="0.3538">
                <text:p>0.3538</text:p>
              </table:table-cell>
              <table:table-cell office:value-type="float" office:value="0.3688">
                <text:p>0.36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2">
                <text:p>0.9792</text:p>
              </table:table-cell>
              <table:table-cell office:value-type="float" office:value="0.983">
                <text:p>0.983</text:p>
              </table:table-cell>
              <table:table-cell office:value-type="float" office:value="0.9981">
                <text:p>0.99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8">
                <text:p>0.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59">
                <text:p>0.2259</text:p>
              </table:table-cell>
              <table:table-cell office:value-type="float" office:value="0.3527">
                <text:p>0.3527</text:p>
              </table:table-cell>
              <table:table-cell office:value-type="float" office:value="0.368">
                <text:p>0.3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5">
                <text:p>0.9855</text:p>
              </table:table-cell>
              <table:table-cell office:value-type="float" office:value="0.9837">
                <text:p>0.9837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31">
                <text:p>0.6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62">
                <text:p>0.2162</text:p>
              </table:table-cell>
              <table:table-cell office:value-type="float" office:value="0.3516">
                <text:p>0.3516</text:p>
              </table:table-cell>
              <table:table-cell office:value-type="float" office:value="0.3672">
                <text:p>0.36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18">
                <text:p>0.9918</text:p>
              </table:table-cell>
              <table:table-cell office:value-type="float" office:value="0.9844">
                <text:p>0.9844</text:p>
              </table:table-cell>
              <table:table-cell office:value-type="float" office:value="0.9983">
                <text:p>0.99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81">
                <text:p>0.6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74">
                <text:p>0.1574</text:p>
              </table:table-cell>
              <table:table-cell office:value-type="float" office:value="0.3506">
                <text:p>0.3506</text:p>
              </table:table-cell>
              <table:table-cell office:value-type="float" office:value="0.3664">
                <text:p>0.36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5">
                <text:p>0.9975</text:p>
              </table:table-cell>
              <table:table-cell office:value-type="float" office:value="0.9851">
                <text:p>0.9851</text:p>
              </table:table-cell>
              <table:table-cell office:value-type="float" office:value="0.9984">
                <text:p>0.99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31">
                <text:p>0.6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7">
                <text:p>0.0187</text:p>
              </table:table-cell>
              <table:table-cell office:value-type="float" office:value="0.3495">
                <text:p>0.3495</text:p>
              </table:table-cell>
              <table:table-cell office:value-type="float" office:value="0.3656">
                <text:p>0.36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858">
                <text:p>0.9858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81">
                <text:p>0.6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84">
                <text:p>0.3484</text:p>
              </table:table-cell>
              <table:table-cell office:value-type="float" office:value="0.3648">
                <text:p>0.36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5">
                <text:p>0.9865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32">
                <text:p>0.6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73">
                <text:p>0.3473</text:p>
              </table:table-cell>
              <table:table-cell office:value-type="float" office:value="0.3639">
                <text:p>0.36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73">
                <text:p>0.9873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82">
                <text:p>0.6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62">
                <text:p>0.3462</text:p>
              </table:table-cell>
              <table:table-cell office:value-type="float" office:value="0.3631">
                <text:p>0.36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8">
                <text:p>0.988</text:p>
              </table:table-cell>
              <table:table-cell office:value-type="float" office:value="0.9987">
                <text:p>0.99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32">
                <text:p>0.6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52">
                <text:p>0.3452</text:p>
              </table:table-cell>
              <table:table-cell office:value-type="float" office:value="0.3623">
                <text:p>0.36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87">
                <text:p>0.9887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82">
                <text:p>0.6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41">
                <text:p>0.3441</text:p>
              </table:table-cell>
              <table:table-cell office:value-type="float" office:value="0.3614">
                <text:p>0.36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94">
                <text:p>0.9894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33">
                <text:p>0.6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3">
                <text:p>0.343</text:p>
              </table:table-cell>
              <table:table-cell office:value-type="float" office:value="0.3606">
                <text:p>0.36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01">
                <text:p>0.9901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83">
                <text:p>0.6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19">
                <text:p>0.3419</text:p>
              </table:table-cell>
              <table:table-cell office:value-type="float" office:value="0.3597">
                <text:p>0.35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08">
                <text:p>0.9908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33">
                <text:p>0.6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09">
                <text:p>0.3409</text:p>
              </table:table-cell>
              <table:table-cell office:value-type="float" office:value="0.3588">
                <text:p>0.35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15">
                <text:p>0.9915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83">
                <text:p>0.6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98">
                <text:p>0.3398</text:p>
              </table:table-cell>
              <table:table-cell office:value-type="float" office:value="0.3579">
                <text:p>0.35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2">
                <text:p>0.9922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34">
                <text:p>0.6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87">
                <text:p>0.3387</text:p>
              </table:table-cell>
              <table:table-cell office:value-type="float" office:value="0.357">
                <text:p>0.3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9">
                <text:p>0.9929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84">
                <text:p>0.6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76">
                <text:p>0.3376</text:p>
              </table:table-cell>
              <table:table-cell office:value-type="float" office:value="0.356">
                <text:p>0.3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6">
                <text:p>0.9936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34">
                <text:p>0.6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65">
                <text:p>0.3365</text:p>
              </table:table-cell>
              <table:table-cell office:value-type="float" office:value="0.355">
                <text:p>0.3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43">
                <text:p>0.9943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84">
                <text:p>0.6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55">
                <text:p>0.3355</text:p>
              </table:table-cell>
              <table:table-cell office:value-type="float" office:value="0.3538">
                <text:p>0.35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35">
                <text:p>0.6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43">
                <text:p>0.3343</text:p>
              </table:table-cell>
              <table:table-cell office:value-type="float" office:value="0.3526">
                <text:p>0.35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7">
                <text:p>0.9957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85">
                <text:p>0.6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1">
                <text:p>0.3331</text:p>
              </table:table-cell>
              <table:table-cell office:value-type="float" office:value="0.3511">
                <text:p>0.35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4">
                <text:p>0.9964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035">
                <text:p>0.7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17">
                <text:p>0.3317</text:p>
              </table:table-cell>
              <table:table-cell office:value-type="float" office:value="0.3491">
                <text:p>0.34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1">
                <text:p>0.9971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85">
                <text:p>0.7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96">
                <text:p>0.3296</text:p>
              </table:table-cell>
              <table:table-cell office:value-type="float" office:value="0.3463">
                <text:p>0.34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8">
                <text:p>0.9978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36">
                <text:p>0.7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47">
                <text:p>0.3247</text:p>
              </table:table-cell>
              <table:table-cell office:value-type="float" office:value="0.3418">
                <text:p>0.34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4">
                <text:p>0.9984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86">
                <text:p>0.7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92">
                <text:p>0.3092</text:p>
              </table:table-cell>
              <table:table-cell office:value-type="float" office:value="0.3324">
                <text:p>0.33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1">
                <text:p>0.9991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36">
                <text:p>0.7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45">
                <text:p>0.2345</text:p>
              </table:table-cell>
              <table:table-cell office:value-type="float" office:value="0.3054">
                <text:p>0.30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86">
                <text:p>0.7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4">
                <text:p>0.0434</text:p>
              </table:table-cell>
              <table:table-cell office:value-type="float" office:value="0.191">
                <text:p>0.1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37">
                <text:p>0.7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113">
                <text:p>0.01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87">
                <text:p>0.7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37">
                <text:p>0.7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87">
                <text:p>0.7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38">
                <text:p>0.7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88">
                <text:p>0.7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38">
                <text:p>0.7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88">
                <text:p>0.7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39">
                <text:p>0.7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89">
                <text:p>0.7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39">
                <text:p>0.7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89">
                <text:p>0.7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4">
                <text:p>0.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9">
                <text:p>0.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04">
                <text:p>0.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9">
                <text:p>0.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41">
                <text:p>0.8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91">
                <text:p>0.8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41">
                <text:p>0.8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91">
                <text:p>0.8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42">
                <text:p>0.8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92">
                <text:p>0.8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42">
                <text:p>0.8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92">
                <text:p>0.8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43">
                <text:p>0.8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93">
                <text:p>0.8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43">
                <text:p>0.8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93">
                <text:p>0.8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44">
                <text:p>0.8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94">
                <text:p>0.8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44">
                <text:p>0.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94">
                <text:p>0.8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45">
                <text:p>0.8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95">
                <text:p>0.8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045">
                <text:p>0.9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95">
                <text:p>0.9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46">
                <text:p>0.9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96">
                <text:p>0.9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46">
                <text:p>0.9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96">
                <text:p>0.9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47">
                <text:p>0.9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97">
                <text:p>0.9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47">
                <text:p>0.9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97">
                <text:p>0.9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48">
                <text:p>0.9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98">
                <text:p>0.9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48">
                <text:p>0.9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98">
                <text:p>0.9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49">
                <text:p>0.9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99">
                <text:p>0.9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49">
                <text:p>0.9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99">
                <text:p>0.9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">
                <text:p>0.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